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07" calcext:value-type="float">
            <text:p>0.79007</text:p>
          </table:table-cell>
          <table:table-cell office:value-type="float" office:value="0.358964" calcext:value-type="float">
            <text:p>0.3589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5" calcext:value-type="float">
            <text:p>0.945</text:p>
          </table:table-cell>
          <table:table-cell office:value-type="float" office:value="2.615" calcext:value-type="float">
            <text:p>2.6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257" calcext:value-type="float">
            <text:p>0.35257</text:p>
          </table:table-cell>
          <table:table-cell office:value-type="float" office:value="0.0742609" calcext:value-type="float">
            <text:p>0.074260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29" calcext:value-type="float">
            <text:p>0.6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183894" calcext:value-type="float">
            <text:p>0.0183894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9" calcext:value-type="float">
            <text:p>0.24109</text:p>
          </table:table-cell>
          <table:table-cell office:value-type="float" office:value="0.0203367" calcext:value-type="float">
            <text:p>0.02033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387" calcext:value-type="float">
            <text:p>0.3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988" calcext:value-type="float">
            <text:p>0.2398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295" calcext:value-type="float">
            <text:p>0.25295</text:p>
          </table:table-cell>
          <table:table-cell office:value-type="float" office:value="0.0575627" calcext:value-type="float">
            <text:p>0.05756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66" calcext:value-type="float">
            <text:p>0.7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0.0222617" calcext:value-type="float">
            <text:p>0.022261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1" calcext:value-type="float">
            <text:p>0.3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0372246" calcext:value-type="float">
            <text:p>0.0372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663" calcext:value-type="float">
            <text:p>0.28663</text:p>
          </table:table-cell>
          <table:table-cell office:value-type="float" office:value="0.0189191" calcext:value-type="float">
            <text:p>0.0189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5" calcext:value-type="float">
            <text:p>0.3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0.0249685" calcext:value-type="float">
            <text:p>0.024968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497" calcext:value-type="float">
            <text:p>0.4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697" calcext:value-type="float">
            <text:p>0.40697</text:p>
          </table:table-cell>
          <table:table-cell office:value-type="float" office:value="0.0377578" calcext:value-type="float">
            <text:p>0.037757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6" calcext:value-type="float">
            <text:p>0.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31" calcext:value-type="float">
            <text:p>0.63231</text:p>
          </table:table-cell>
          <table:table-cell office:value-type="float" office:value="0.0569584" calcext:value-type="float">
            <text:p>0.05695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401" calcext:value-type="float">
            <text:p>1.06401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0.853" calcext:value-type="float">
            <text:p>0.853</text:p>
          </table:table-cell>
          <table:table-cell office:value-type="float" office:value="0.934" calcext:value-type="float">
            <text:p>0.934</text:p>
          </table:table-cell>
          <table:table-cell office:value-type="float" office:value="1.078" calcext:value-type="float">
            <text:p>1.078</text:p>
          </table:table-cell>
          <table:table-cell office:value-type="float" office:value="1.168" calcext:value-type="float">
            <text:p>1.168</text:p>
          </table:table-cell>
          <table:table-cell office:value-type="float" office:value="1.252" calcext:value-type="float">
            <text:p>1.2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938" calcext:value-type="float">
            <text:p>1.79938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1.428" calcext:value-type="float">
            <text:p>1.428</text:p>
          </table:table-cell>
          <table:table-cell office:value-type="float" office:value="1.568" calcext:value-type="float">
            <text:p>1.568</text:p>
          </table:table-cell>
          <table:table-cell office:value-type="float" office:value="1.882" calcext:value-type="float">
            <text:p>1.882</text:p>
          </table:table-cell>
          <table:table-cell office:value-type="float" office:value="1.957" calcext:value-type="float">
            <text:p>1.957</text:p>
          </table:table-cell>
          <table:table-cell office:value-type="float" office:value="2.085" calcext:value-type="float">
            <text:p>2.0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9651" calcext:value-type="float">
            <text:p>3.39651</text:p>
          </table:table-cell>
          <table:table-cell office:value-type="float" office:value="0.456422" calcext:value-type="float">
            <text:p>0.456422</text:p>
          </table:table-cell>
          <table:table-cell office:value-type="float" office:value="2.557" calcext:value-type="float">
            <text:p>2.557</text:p>
          </table:table-cell>
          <table:table-cell office:value-type="float" office:value="2.855" calcext:value-type="float">
            <text:p>2.855</text:p>
          </table:table-cell>
          <table:table-cell office:value-type="float" office:value="3.617" calcext:value-type="float">
            <text:p>3.617</text:p>
          </table:table-cell>
          <table:table-cell office:value-type="float" office:value="3.758" calcext:value-type="float">
            <text:p>3.758</text:p>
          </table:table-cell>
          <table:table-cell office:value-type="float" office:value="4.136" calcext:value-type="float">
            <text:p>4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6365" calcext:value-type="float">
            <text:p>6.16365</text:p>
          </table:table-cell>
          <table:table-cell office:value-type="float" office:value="0.816608" calcext:value-type="float">
            <text:p>0.816608</text:p>
          </table:table-cell>
          <table:table-cell office:value-type="float" office:value="4.838" calcext:value-type="float">
            <text:p>4.838</text:p>
          </table:table-cell>
          <table:table-cell office:value-type="float" office:value="5.204" calcext:value-type="float">
            <text:p>5.204</text:p>
          </table:table-cell>
          <table:table-cell office:value-type="float" office:value="6.408" calcext:value-type="float">
            <text:p>6.408</text:p>
          </table:table-cell>
          <table:table-cell office:value-type="float" office:value="6.807" calcext:value-type="float">
            <text:p>6.807</text:p>
          </table:table-cell>
          <table:table-cell office:value-type="float" office:value="7.371" calcext:value-type="float">
            <text:p>7.3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817" calcext:value-type="float">
            <text:p>12.4817</text:p>
          </table:table-cell>
          <table:table-cell office:value-type="float" office:value="1.60748" calcext:value-type="float">
            <text:p>1.60748</text:p>
          </table:table-cell>
          <table:table-cell office:value-type="float" office:value="9.361" calcext:value-type="float">
            <text:p>9.361</text:p>
          </table:table-cell>
          <table:table-cell office:value-type="float" office:value="10.721" calcext:value-type="float">
            <text:p>10.721</text:p>
          </table:table-cell>
          <table:table-cell office:value-type="float" office:value="13.234" calcext:value-type="float">
            <text:p>13.23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4.336" calcext:value-type="float">
            <text:p>14.3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1585" calcext:value-type="float">
            <text:p>26.1585</text:p>
          </table:table-cell>
          <table:table-cell office:value-type="float" office:value="2.55629" calcext:value-type="float">
            <text:p>2.55629</text:p>
          </table:table-cell>
          <table:table-cell office:value-type="float" office:value="20.906" calcext:value-type="float">
            <text:p>20.906</text:p>
          </table:table-cell>
          <table:table-cell office:value-type="float" office:value="23.38" calcext:value-type="float">
            <text:p>23.38</text:p>
          </table:table-cell>
          <table:table-cell office:value-type="float" office:value="27.262" calcext:value-type="float">
            <text:p>27.262</text:p>
          </table:table-cell>
          <table:table-cell office:value-type="float" office:value="28.602" calcext:value-type="float">
            <text:p>28.602</text:p>
          </table:table-cell>
          <table:table-cell office:value-type="float" office:value="29.102" calcext:value-type="float">
            <text:p>29.1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3195" calcext:value-type="float">
            <text:p>52.3195</text:p>
          </table:table-cell>
          <table:table-cell office:value-type="float" office:value="5.56002" calcext:value-type="float">
            <text:p>5.56002</text:p>
          </table:table-cell>
          <table:table-cell office:value-type="float" office:value="39.549" calcext:value-type="float">
            <text:p>39.549</text:p>
          </table:table-cell>
          <table:table-cell office:value-type="float" office:value="47.048" calcext:value-type="float">
            <text:p>47.048</text:p>
          </table:table-cell>
          <table:table-cell office:value-type="float" office:value="54.645" calcext:value-type="float">
            <text:p>54.645</text:p>
          </table:table-cell>
          <table:table-cell office:value-type="float" office:value="57.432" calcext:value-type="float">
            <text:p>57.432</text:p>
          </table:table-cell>
          <table:table-cell office:value-type="float" office:value="58.091" calcext:value-type="float">
            <text:p>58.0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967" calcext:value-type="float">
            <text:p>113.967</text:p>
          </table:table-cell>
          <table:table-cell office:value-type="float" office:value="3.09854" calcext:value-type="float">
            <text:p>3.09854</text:p>
          </table:table-cell>
          <table:table-cell office:value-type="float" office:value="98.061" calcext:value-type="float">
            <text:p>98.061</text:p>
          </table:table-cell>
          <table:table-cell office:value-type="float" office:value="113.464" calcext:value-type="float">
            <text:p>113.464</text:p>
          </table:table-cell>
          <table:table-cell office:value-type="float" office:value="115.323" calcext:value-type="float">
            <text:p>115.323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16.392" calcext:value-type="float">
            <text:p>116.3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772" calcext:value-type="float">
            <text:p>230.772</text:p>
          </table:table-cell>
          <table:table-cell office:value-type="float" office:value="2.57207" calcext:value-type="float">
            <text:p>2.57207</text:p>
          </table:table-cell>
          <table:table-cell office:value-type="float" office:value="218.465" calcext:value-type="float">
            <text:p>218.465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231.302" calcext:value-type="float">
            <text:p>231.30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35" calcext:value-type="float">
            <text:p>2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.435" calcext:value-type="float">
            <text:p>468.435</text:p>
          </table:table-cell>
          <table:table-cell office:value-type="float" office:value="2.69105" calcext:value-type="float">
            <text:p>2.69105</text:p>
          </table:table-cell>
          <table:table-cell office:value-type="float" office:value="452.916" calcext:value-type="float">
            <text:p>452.916</text:p>
          </table:table-cell>
          <table:table-cell office:value-type="float" office:value="468.144" calcext:value-type="float">
            <text:p>468.144</text:p>
          </table:table-cell>
          <table:table-cell office:value-type="float" office:value="469.158" calcext:value-type="float">
            <text:p>469.158</text:p>
          </table:table-cell>
          <table:table-cell office:value-type="float" office:value="469.663" calcext:value-type="float">
            <text:p>469.663</text:p>
          </table:table-cell>
          <table:table-cell office:value-type="float" office:value="470.672" calcext:value-type="float">
            <text:p>470.6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.771" calcext:value-type="float">
            <text:p>938.771</text:p>
          </table:table-cell>
          <table:table-cell office:value-type="float" office:value="3.33407" calcext:value-type="float">
            <text:p>3.33407</text:p>
          </table:table-cell>
          <table:table-cell office:value-type="float" office:value="931.593" calcext:value-type="float">
            <text:p>931.593</text:p>
          </table:table-cell>
          <table:table-cell office:value-type="float" office:value="937.76" calcext:value-type="float">
            <text:p>937.76</text:p>
          </table:table-cell>
          <table:table-cell office:value-type="float" office:value="938.366" calcext:value-type="float">
            <text:p>938.366</text:p>
          </table:table-cell>
          <table:table-cell office:value-type="float" office:value="938.725" calcext:value-type="float">
            <text:p>938.725</text:p>
          </table:table-cell>
          <table:table-cell office:value-type="float" office:value="953.812" calcext:value-type="float">
            <text:p>953.8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0.48" calcext:value-type="float">
            <text:p>1900.48</text:p>
          </table:table-cell>
          <table:table-cell office:value-type="float" office:value="5.22595" calcext:value-type="float">
            <text:p>5.22595</text:p>
          </table:table-cell>
          <table:table-cell office:value-type="float" office:value="1883" calcext:value-type="float">
            <text:p>1883</text:p>
          </table:table-cell>
          <table:table-cell office:value-type="float" office:value="1898.81" calcext:value-type="float">
            <text:p>1898.81</text:p>
          </table:table-cell>
          <table:table-cell office:value-type="float" office:value="1900.25" calcext:value-type="float">
            <text:p>1900.25</text:p>
          </table:table-cell>
          <table:table-cell office:value-type="float" office:value="1901.47" calcext:value-type="float">
            <text:p>1901.47</text:p>
          </table:table-cell>
          <table:table-cell office:value-type="float" office:value="1932.15" calcext:value-type="float">
            <text:p>1932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5" calcext:value-type="float">
            <text:p>3985</text:p>
          </table:table-cell>
          <table:table-cell office:value-type="float" office:value="96.3246" calcext:value-type="float">
            <text:p>96.3246</text:p>
          </table:table-cell>
          <table:table-cell office:value-type="float" office:value="3787" calcext:value-type="float">
            <text:p>3787</text:p>
          </table:table-cell>
          <table:table-cell office:value-type="float" office:value="4021.91" calcext:value-type="float">
            <text:p>4021.91</text:p>
          </table:table-cell>
          <table:table-cell office:value-type="float" office:value="4028.78" calcext:value-type="float">
            <text:p>4028.78</text:p>
          </table:table-cell>
          <table:table-cell office:value-type="float" office:value="4034.75" calcext:value-type="float">
            <text:p>4034.75</text:p>
          </table:table-cell>
          <table:table-cell office:value-type="float" office:value="4105.51" calcext:value-type="float">
            <text:p>4105.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89.19" calcext:value-type="float">
            <text:p>8889.19</text:p>
          </table:table-cell>
          <table:table-cell office:value-type="float" office:value="61.2826" calcext:value-type="float">
            <text:p>61.2826</text:p>
          </table:table-cell>
          <table:table-cell office:value-type="float" office:value="8456.61" calcext:value-type="float">
            <text:p>8456.61</text:p>
          </table:table-cell>
          <table:table-cell office:value-type="float" office:value="8880.17" calcext:value-type="float">
            <text:p>8880.17</text:p>
          </table:table-cell>
          <table:table-cell office:value-type="float" office:value="8895.08" calcext:value-type="float">
            <text:p>8895.08</text:p>
          </table:table-cell>
          <table:table-cell office:value-type="float" office:value="8909.09" calcext:value-type="float">
            <text:p>8909.09</text:p>
          </table:table-cell>
          <table:table-cell office:value-type="float" office:value="8994.54" calcext:value-type="float">
            <text:p>8994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237358" calcext:value-type="float">
            <text:p>0.0237358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2" calcext:value-type="float">
            <text:p>0.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022977" calcext:value-type="float">
            <text:p>0.02297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393" calcext:value-type="float">
            <text:p>0.3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71" calcext:value-type="float">
            <text:p>0.17071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383" calcext:value-type="float">
            <text:p>0.3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0221534" calcext:value-type="float">
            <text:p>0.02215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0230372" calcext:value-type="float">
            <text:p>0.02303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2" calcext:value-type="float">
            <text:p>0.4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22773" calcext:value-type="float">
            <text:p>0.02277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4" calcext:value-type="float">
            <text:p>0.5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553" calcext:value-type="float">
            <text:p>0.5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982" calcext:value-type="float">
            <text:p>0.41982</text:p>
          </table:table-cell>
          <table:table-cell office:value-type="float" office:value="0.0399165" calcext:value-type="float">
            <text:p>0.039916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812" calcext:value-type="float">
            <text:p>0.8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148" calcext:value-type="float">
            <text:p>0.42148</text:p>
          </table:table-cell>
          <table:table-cell office:value-type="float" office:value="0.0417996" calcext:value-type="float">
            <text:p>0.041799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0423682" calcext:value-type="float">
            <text:p>0.04236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19" calcext:value-type="float">
            <text:p>0.9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86" calcext:value-type="float">
            <text:p>0.50486</text:p>
          </table:table-cell>
          <table:table-cell office:value-type="float" office:value="0.0390845" calcext:value-type="float">
            <text:p>0.039084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886" calcext:value-type="float">
            <text:p>0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399928" calcext:value-type="float">
            <text:p>0.039992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  <table:table-cell office:value-type="float" office:value="0.985" calcext:value-type="float">
            <text:p>0.9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493" calcext:value-type="float">
            <text:p>0.62493</text:p>
          </table:table-cell>
          <table:table-cell office:value-type="float" office:value="0.0434404" calcext:value-type="float">
            <text:p>0.04344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2" calcext:value-type="float">
            <text:p>0.622</text:p>
          </table:table-cell>
          <table:table-cell office:value-type="float" office:value="1.053" calcext:value-type="float">
            <text:p>1.0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036" calcext:value-type="float">
            <text:p>0.83036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7" calcext:value-type="float">
            <text:p>0.827</text:p>
          </table:table-cell>
          <table:table-cell office:value-type="float" office:value="1.295" calcext:value-type="float">
            <text:p>1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415" calcext:value-type="float">
            <text:p>0.98415</text:p>
          </table:table-cell>
          <table:table-cell office:value-type="float" office:value="0.0523073" calcext:value-type="float">
            <text:p>0.052307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1.489" calcext:value-type="float">
            <text:p>1.4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9714" calcext:value-type="float">
            <text:p>1.39714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1.305" calcext:value-type="float">
            <text:p>1.305</text:p>
          </table:table-cell>
          <table:table-cell office:value-type="float" office:value="1.315" calcext:value-type="float">
            <text:p>1.31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34" calcext:value-type="float">
            <text:p>1.434</text:p>
          </table:table-cell>
          <table:table-cell office:value-type="float" office:value="2.005" calcext:value-type="float">
            <text:p>2.0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3873" calcext:value-type="float">
            <text:p>1.93873</text:p>
          </table:table-cell>
          <table:table-cell office:value-type="float" office:value="0.0962113" calcext:value-type="float">
            <text:p>0.0962113</text:p>
          </table:table-cell>
          <table:table-cell office:value-type="float" office:value="1.897" calcext:value-type="float">
            <text:p>1.897</text:p>
          </table:table-cell>
          <table:table-cell office:value-type="float" office:value="1.904" calcext:value-type="float">
            <text:p>1.904</text:p>
          </table:table-cell>
          <table:table-cell office:value-type="float" office:value="1.927" calcext:value-type="float">
            <text:p>1.927</text:p>
          </table:table-cell>
          <table:table-cell office:value-type="float" office:value="1.933" calcext:value-type="float">
            <text:p>1.933</text:p>
          </table:table-cell>
          <table:table-cell office:value-type="float" office:value="2.706" calcext:value-type="float">
            <text:p>2.7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7426" calcext:value-type="float">
            <text:p>5.37426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5.345" calcext:value-type="float">
            <text:p>5.345</text:p>
          </table:table-cell>
          <table:table-cell office:value-type="float" office:value="5.356" calcext:value-type="float">
            <text:p>5.356</text:p>
          </table:table-cell>
          <table:table-cell office:value-type="float" office:value="5.362" calcext:value-type="float">
            <text:p>5.362</text:p>
          </table:table-cell>
          <table:table-cell office:value-type="float" office:value="5.371" calcext:value-type="float">
            <text:p>5.371</text:p>
          </table:table-cell>
          <table:table-cell office:value-type="float" office:value="6.506" calcext:value-type="float">
            <text:p>6.5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931" calcext:value-type="float">
            <text:p>10.0931</text:p>
          </table:table-cell>
          <table:table-cell office:value-type="float" office:value="0.197405" calcext:value-type="float">
            <text:p>0.197405</text:p>
          </table:table-cell>
          <table:table-cell office:value-type="float" office:value="10.035" calcext:value-type="float">
            <text:p>10.03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083" calcext:value-type="float">
            <text:p>10.083</text:p>
          </table:table-cell>
          <table:table-cell office:value-type="float" office:value="12.05" calcext:value-type="float">
            <text:p>12.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2456" calcext:value-type="float">
            <text:p>21.2456</text:p>
          </table:table-cell>
          <table:table-cell office:value-type="float" office:value="0.357602" calcext:value-type="float">
            <text:p>0.357602</text:p>
          </table:table-cell>
          <table:table-cell office:value-type="float" office:value="21.162" calcext:value-type="float">
            <text:p>21.162</text:p>
          </table:table-cell>
          <table:table-cell office:value-type="float" office:value="21.196" calcext:value-type="float">
            <text:p>21.196</text:p>
          </table:table-cell>
          <table:table-cell office:value-type="float" office:value="21.209" calcext:value-type="float">
            <text:p>21.209</text:p>
          </table:table-cell>
          <table:table-cell office:value-type="float" office:value="21.222" calcext:value-type="float">
            <text:p>21.222</text:p>
          </table:table-cell>
          <table:table-cell office:value-type="float" office:value="24.799" calcext:value-type="float">
            <text:p>24.7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5253" calcext:value-type="float">
            <text:p>41.5253</text:p>
          </table:table-cell>
          <table:table-cell office:value-type="float" office:value="0.660649" calcext:value-type="float">
            <text:p>0.660649</text:p>
          </table:table-cell>
          <table:table-cell office:value-type="float" office:value="41.408" calcext:value-type="float">
            <text:p>41.408</text:p>
          </table:table-cell>
          <table:table-cell office:value-type="float" office:value="41.439" calcext:value-type="float">
            <text:p>41.439</text:p>
          </table:table-cell>
          <table:table-cell office:value-type="float" office:value="41.458" calcext:value-type="float">
            <text:p>41.458</text:p>
          </table:table-cell>
          <table:table-cell office:value-type="float" office:value="41.474" calcext:value-type="float">
            <text:p>41.474</text:p>
          </table:table-cell>
          <table:table-cell office:value-type="float" office:value="48.094" calcext:value-type="float">
            <text:p>48.0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7062" calcext:value-type="float">
            <text:p>89.7062</text:p>
          </table:table-cell>
          <table:table-cell office:value-type="float" office:value="1.267" calcext:value-type="float">
            <text:p>1.267</text:p>
          </table:table-cell>
          <table:table-cell office:value-type="float" office:value="89.52" calcext:value-type="float">
            <text:p>89.52</text:p>
          </table:table-cell>
          <table:table-cell office:value-type="float" office:value="89.564" calcext:value-type="float">
            <text:p>89.564</text:p>
          </table:table-cell>
          <table:table-cell office:value-type="float" office:value="89.577" calcext:value-type="float">
            <text:p>89.577</text:p>
          </table:table-cell>
          <table:table-cell office:value-type="float" office:value="89.594" calcext:value-type="float">
            <text:p>89.594</text:p>
          </table:table-cell>
          <table:table-cell office:value-type="float" office:value="102.31" calcext:value-type="float">
            <text:p>102.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8.526" calcext:value-type="float">
            <text:p>178.526</text:p>
          </table:table-cell>
          <table:table-cell office:value-type="float" office:value="2.48556" calcext:value-type="float">
            <text:p>2.48556</text:p>
          </table:table-cell>
          <table:table-cell office:value-type="float" office:value="178.177" calcext:value-type="float">
            <text:p>178.177</text:p>
          </table:table-cell>
          <table:table-cell office:value-type="float" office:value="178.243" calcext:value-type="float">
            <text:p>178.243</text:p>
          </table:table-cell>
          <table:table-cell office:value-type="float" office:value="178.277" calcext:value-type="float">
            <text:p>178.277</text:p>
          </table:table-cell>
          <table:table-cell office:value-type="float" office:value="178.308" calcext:value-type="float">
            <text:p>178.308</text:p>
          </table:table-cell>
          <table:table-cell office:value-type="float" office:value="203.254" calcext:value-type="float">
            <text:p>203.2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6.017" calcext:value-type="float">
            <text:p>386.017</text:p>
          </table:table-cell>
          <table:table-cell office:value-type="float" office:value="4.91991" calcext:value-type="float">
            <text:p>4.91991</text:p>
          </table:table-cell>
          <table:table-cell office:value-type="float" office:value="385.404" calcext:value-type="float">
            <text:p>385.404</text:p>
          </table:table-cell>
          <table:table-cell office:value-type="float" office:value="385.475" calcext:value-type="float">
            <text:p>385.475</text:p>
          </table:table-cell>
          <table:table-cell office:value-type="float" office:value="385.511" calcext:value-type="float">
            <text:p>385.511</text:p>
          </table:table-cell>
          <table:table-cell office:value-type="float" office:value="385.553" calcext:value-type="float">
            <text:p>385.553</text:p>
          </table:table-cell>
          <table:table-cell office:value-type="float" office:value="434.965" calcext:value-type="float">
            <text:p>434.9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2.673" calcext:value-type="float">
            <text:p>772.673</text:p>
          </table:table-cell>
          <table:table-cell office:value-type="float" office:value="9.81558" calcext:value-type="float">
            <text:p>9.81558</text:p>
          </table:table-cell>
          <table:table-cell office:value-type="float" office:value="771.171" calcext:value-type="float">
            <text:p>771.171</text:p>
          </table:table-cell>
          <table:table-cell office:value-type="float" office:value="771.428" calcext:value-type="float">
            <text:p>771.428</text:p>
          </table:table-cell>
          <table:table-cell office:value-type="float" office:value="771.612" calcext:value-type="float">
            <text:p>771.612</text:p>
          </table:table-cell>
          <table:table-cell office:value-type="float" office:value="771.897" calcext:value-type="float">
            <text:p>771.897</text:p>
          </table:table-cell>
          <table:table-cell office:value-type="float" office:value="870.276" calcext:value-type="float">
            <text:p>870.2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5.05" calcext:value-type="float">
            <text:p>1665.05</text:p>
          </table:table-cell>
          <table:table-cell office:value-type="float" office:value="19.5546" calcext:value-type="float">
            <text:p>19.5546</text:p>
          </table:table-cell>
          <table:table-cell office:value-type="float" office:value="1662.09" calcext:value-type="float">
            <text:p>1662.09</text:p>
          </table:table-cell>
          <table:table-cell office:value-type="float" office:value="1662.61" calcext:value-type="float">
            <text:p>1662.61</text:p>
          </table:table-cell>
          <table:table-cell office:value-type="float" office:value="1663.12" calcext:value-type="float">
            <text:p>1663.12</text:p>
          </table:table-cell>
          <table:table-cell office:value-type="float" office:value="1663.5" calcext:value-type="float">
            <text:p>1663.5</text:p>
          </table:table-cell>
          <table:table-cell office:value-type="float" office:value="1859.55" calcext:value-type="float">
            <text:p>1859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753923" calcext:value-type="float">
            <text:p>0.0007539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0188199" calcext:value-type="float">
            <text:p>0.0018819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0336468" calcext:value-type="float">
            <text:p>0.0033646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0235735" calcext:value-type="float">
            <text:p>0.002357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0466557" calcext:value-type="float">
            <text:p>0.0046655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88" calcext:value-type="float">
            <text:p>0.0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0222315" calcext:value-type="float">
            <text:p>0.002223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0121041" calcext:value-type="float">
            <text:p>0.00121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42" calcext:value-type="float">
            <text:p>0.07742</text:p>
          </table:table-cell>
          <table:table-cell office:value-type="float" office:value="0.00299393" calcext:value-type="float">
            <text:p>0.0029939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844097" calcext:value-type="float">
            <text:p>0.00844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6" calcext:value-type="float">
            <text:p>0.1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369" calcext:value-type="float">
            <text:p>0.09369</text:p>
          </table:table-cell>
          <table:table-cell office:value-type="float" office:value="0.00845659" calcext:value-type="float">
            <text:p>0.0084565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7" calcext:value-type="float">
            <text:p>0.1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00267976" calcext:value-type="float">
            <text:p>0.0026797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00617261" calcext:value-type="float">
            <text:p>0.0061726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4" calcext:value-type="float">
            <text:p>0.1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00173274" calcext:value-type="float">
            <text:p>0.0017327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457" calcext:value-type="float">
            <text:p>0.12457</text:p>
          </table:table-cell>
          <table:table-cell office:value-type="float" office:value="0.00825864" calcext:value-type="float">
            <text:p>0.00825864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7" calcext:value-type="float">
            <text:p>0.17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436" calcext:value-type="float">
            <text:p>0.12436</text:p>
          </table:table-cell>
          <table:table-cell office:value-type="float" office:value="0.00844692" calcext:value-type="float">
            <text:p>0.00844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06" calcext:value-type="float">
            <text:p>0.2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0102719" calcext:value-type="float">
            <text:p>0.01027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219" calcext:value-type="float">
            <text:p>0.2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0043398" calcext:value-type="float">
            <text:p>0.004339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58" calcext:value-type="float">
            <text:p>0.15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991" calcext:value-type="float">
            <text:p>0.15991</text:p>
          </table:table-cell>
          <table:table-cell office:value-type="float" office:value="0.053212" calcext:value-type="float">
            <text:p>0.05321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686" calcext:value-type="float">
            <text:p>0.6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97" calcext:value-type="float">
            <text:p>0.15297</text:p>
          </table:table-cell>
          <table:table-cell office:value-type="float" office:value="0.00343353" calcext:value-type="float">
            <text:p>0.003433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122" calcext:value-type="float">
            <text:p>0.17122</text:p>
          </table:table-cell>
          <table:table-cell office:value-type="float" office:value="0.00959956" calcext:value-type="float">
            <text:p>0.0095995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229" calcext:value-type="float">
            <text:p>0.2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239" calcext:value-type="float">
            <text:p>0.17239</text:p>
          </table:table-cell>
          <table:table-cell office:value-type="float" office:value="0.0155383" calcext:value-type="float">
            <text:p>0.01553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578" calcext:value-type="float">
            <text:p>0.18578</text:p>
          </table:table-cell>
          <table:table-cell office:value-type="float" office:value="0.0055706" calcext:value-type="float">
            <text:p>0.00557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5" calcext:value-type="float">
            <text:p>0.2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509" calcext:value-type="float">
            <text:p>0.18509</text:p>
          </table:table-cell>
          <table:table-cell office:value-type="float" office:value="0.00731997" calcext:value-type="float">
            <text:p>0.00731997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057" calcext:value-type="float">
            <text:p>0.20057</text:p>
          </table:table-cell>
          <table:table-cell office:value-type="float" office:value="0.0112865" calcext:value-type="float">
            <text:p>0.011286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71" calcext:value-type="float">
            <text:p>0.2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71" calcext:value-type="float">
            <text:p>0.19971</text:p>
          </table:table-cell>
          <table:table-cell office:value-type="float" office:value="0.0106689" calcext:value-type="float">
            <text:p>0.01066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449" calcext:value-type="float">
            <text:p>0.21449</text:p>
          </table:table-cell>
          <table:table-cell office:value-type="float" office:value="0.00704059" calcext:value-type="float">
            <text:p>0.007040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8" calcext:value-type="float">
            <text:p>0.2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76633" calcext:value-type="float">
            <text:p>0.017663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198233" calcext:value-type="float">
            <text:p>0.0198233</text:p>
          </table:table-cell>
          <table:table-cell table:number-columns-repeated="3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3" calcext:value-type="float">
            <text:p>0.2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00663" calcext:value-type="float">
            <text:p>0.020066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4" calcext:value-type="float">
            <text:p>0.2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214975" calcext:value-type="float">
            <text:p>0.0214975</text:p>
          </table:table-cell>
          <table:table-cell office:value-type="float" office:value="0.035" calcext:value-type="float">
            <text:p>0.035</text:p>
          </table:table-cell>
          <table:table-cell table:number-columns-repeated="3" office:value-type="float" office:value="0.036" calcext:value-type="float">
            <text:p>0.036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03" calcext:value-type="float">
            <text:p>0.03903</text:p>
          </table:table-cell>
          <table:table-cell office:value-type="float" office:value="0.0216312" calcext:value-type="float">
            <text:p>0.0216312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234454" calcext:value-type="float">
            <text:p>0.023445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235044" calcext:value-type="float">
            <text:p>0.023504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025215" calcext:value-type="float">
            <text:p>0.025215</text:p>
          </table:table-cell>
          <table:table-cell table:number-columns-repeated="2"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13" calcext:value-type="float">
            <text:p>0.3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251867" calcext:value-type="float">
            <text:p>0.0251867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12" calcext:value-type="float">
            <text:p>0.3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269472" calcext:value-type="float">
            <text:p>0.0269472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342" calcext:value-type="float">
            <text:p>0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268003" calcext:value-type="float">
            <text:p>0.02680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339" calcext:value-type="float">
            <text:p>0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92" calcext:value-type="float">
            <text:p>0.08692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28493" calcext:value-type="float">
            <text:p>0.028493</text:p>
          </table:table-cell>
          <table:table-cell table:number-columns-repeated="3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97" calcext:value-type="float">
            <text:p>0.3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9626" calcext:value-type="float">
            <text:p>0.03096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406" calcext:value-type="float">
            <text:p>0.4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0322257" calcext:value-type="float">
            <text:p>0.03222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431" calcext:value-type="float">
            <text:p>0.4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320191" calcext:value-type="float">
            <text:p>0.0320191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107" calcext:value-type="float">
            <text:p>0.107</text:p>
          </table:table-cell>
          <table:table-cell office:value-type="float" office:value="0.427" calcext:value-type="float">
            <text:p>0.4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329" calcext:value-type="float">
            <text:p>0.12329</text:p>
          </table:table-cell>
          <table:table-cell office:value-type="float" office:value="0.0334755" calcext:value-type="float">
            <text:p>0.033475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309" calcext:value-type="float">
            <text:p>0.12309</text:p>
          </table:table-cell>
          <table:table-cell office:value-type="float" office:value="0.033487" calcext:value-type="float">
            <text:p>0.033487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0349711" calcext:value-type="float">
            <text:p>0.034971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569" calcext:value-type="float">
            <text:p>0.13569</text:p>
          </table:table-cell>
          <table:table-cell office:value-type="float" office:value="0.0366158" calcext:value-type="float">
            <text:p>0.03661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98" calcext:value-type="float">
            <text:p>0.4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14" calcext:value-type="float">
            <text:p>0.14714</text:p>
          </table:table-cell>
          <table:table-cell office:value-type="float" office:value="0.039337" calcext:value-type="float">
            <text:p>0.039337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7" calcext:value-type="float">
            <text:p>0.5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0377825" calcext:value-type="float">
            <text:p>0.0377825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1" calcext:value-type="float">
            <text:p>0.5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0.0401797" calcext:value-type="float">
            <text:p>0.04017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58" calcext:value-type="float">
            <text:p>0.5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958" calcext:value-type="float">
            <text:p>0.15958</text:p>
          </table:table-cell>
          <table:table-cell office:value-type="float" office:value="0.0387268" calcext:value-type="float">
            <text:p>0.03872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43" calcext:value-type="float">
            <text:p>0.5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0.0430094" calcext:value-type="float">
            <text:p>0.043009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98" calcext:value-type="float">
            <text:p>0.5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1207" calcext:value-type="float">
            <text:p>0.112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85" calcext:value-type="float">
            <text:p>0.185</text:p>
          </table:table-cell>
          <table:table-cell office:value-type="float" office:value="0.851" calcext:value-type="float">
            <text:p>0.8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4" calcext:value-type="float">
            <text:p>0.27004</text:p>
          </table:table-cell>
          <table:table-cell office:value-type="float" office:value="0.193074" calcext:value-type="float">
            <text:p>0.19307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3" calcext:value-type="float">
            <text:p>0.243</text:p>
          </table:table-cell>
          <table:table-cell office:value-type="float" office:value="2.136" calcext:value-type="float">
            <text:p>2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0.0199505" calcext:value-type="float">
            <text:p>0.01995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69" calcext:value-type="float">
            <text:p>0.3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7" calcext:value-type="float">
            <text:p>0.24107</text:p>
          </table:table-cell>
          <table:table-cell office:value-type="float" office:value="0.0160706" calcext:value-type="float">
            <text:p>0.016070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8" calcext:value-type="float">
            <text:p>0.3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0570774" calcext:value-type="float">
            <text:p>0.057077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778" calcext:value-type="float">
            <text:p>0.7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622" calcext:value-type="float">
            <text:p>0.26622</text:p>
          </table:table-cell>
          <table:table-cell office:value-type="float" office:value="0.0563932" calcext:value-type="float">
            <text:p>0.05639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607" calcext:value-type="float">
            <text:p>0.6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779" calcext:value-type="float">
            <text:p>0.25779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1" calcext:value-type="float">
            <text:p>0.3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13" calcext:value-type="float">
            <text:p>0.4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0188554" calcext:value-type="float">
            <text:p>0.01885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99" calcext:value-type="float">
            <text:p>0.3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79" calcext:value-type="float">
            <text:p>0.32079</text:p>
          </table:table-cell>
          <table:table-cell office:value-type="float" office:value="0.0233638" calcext:value-type="float">
            <text:p>0.02336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5" calcext:value-type="float">
            <text:p>0.4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705" calcext:value-type="float">
            <text:p>0.39705</text:p>
          </table:table-cell>
          <table:table-cell office:value-type="float" office:value="0.0739466" calcext:value-type="float">
            <text:p>0.073946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1" calcext:value-type="float">
            <text:p>0.391</text:p>
          </table:table-cell>
          <table:table-cell office:value-type="float" office:value="0.912" calcext:value-type="float">
            <text:p>0.9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109" calcext:value-type="float">
            <text:p>0.54109</text:p>
          </table:table-cell>
          <table:table-cell office:value-type="float" office:value="0.0739932" calcext:value-type="float">
            <text:p>0.07399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8" calcext:value-type="float">
            <text:p>0.9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276" calcext:value-type="float">
            <text:p>0.8227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1" calcext:value-type="float">
            <text:p>0.831</text:p>
          </table:table-cell>
          <table:table-cell office:value-type="float" office:value="1.699" calcext:value-type="float">
            <text:p>1.6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325363" calcext:value-type="float">
            <text:p>0.325363</text:p>
          </table:table-cell>
          <table:table-cell office:value-type="float" office:value="1.104" calcext:value-type="float">
            <text:p>1.104</text:p>
          </table:table-cell>
          <table:table-cell office:value-type="float" office:value="1.227" calcext:value-type="float">
            <text:p>1.227</text:p>
          </table:table-cell>
          <table:table-cell office:value-type="float" office:value="1.303" calcext:value-type="float">
            <text:p>1.303</text:p>
          </table:table-cell>
          <table:table-cell office:value-type="float" office:value="1.323" calcext:value-type="float">
            <text:p>1.323</text:p>
          </table:table-cell>
          <table:table-cell office:value-type="float" office:value="3.467" calcext:value-type="float">
            <text:p>3.4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495" calcext:value-type="float">
            <text:p>2.40495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1.97" calcext:value-type="float">
            <text:p>1.97</text:p>
          </table:table-cell>
          <table:table-cell office:value-type="float" office:value="2.228" calcext:value-type="float">
            <text:p>2.228</text:p>
          </table:table-cell>
          <table:table-cell office:value-type="float" office:value="2.293" calcext:value-type="float">
            <text:p>2.293</text:p>
          </table:table-cell>
          <table:table-cell office:value-type="float" office:value="2.397" calcext:value-type="float">
            <text:p>2.397</text:p>
          </table:table-cell>
          <table:table-cell office:value-type="float" office:value="7.232" calcext:value-type="float">
            <text:p>7.2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3924" calcext:value-type="float">
            <text:p>4.53924</text:p>
          </table:table-cell>
          <table:table-cell office:value-type="float" office:value="1.25417" calcext:value-type="float">
            <text:p>1.25417</text:p>
          </table:table-cell>
          <table:table-cell office:value-type="float" office:value="3.907" calcext:value-type="float">
            <text:p>3.907</text:p>
          </table:table-cell>
          <table:table-cell office:value-type="float" office:value="4.239" calcext:value-type="float">
            <text:p>4.239</text:p>
          </table:table-cell>
          <table:table-cell office:value-type="float" office:value="4.305" calcext:value-type="float">
            <text:p>4.305</text:p>
          </table:table-cell>
          <table:table-cell office:value-type="float" office:value="4.538" calcext:value-type="float">
            <text:p>4.538</text:p>
          </table:table-cell>
          <table:table-cell office:value-type="float" office:value="12.62" calcext:value-type="float">
            <text:p>12.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0098" calcext:value-type="float">
            <text:p>9.70098</text:p>
          </table:table-cell>
          <table:table-cell office:value-type="float" office:value="2.88782" calcext:value-type="float">
            <text:p>2.88782</text:p>
          </table:table-cell>
          <table:table-cell office:value-type="float" office:value="8.032" calcext:value-type="float">
            <text:p>8.032</text:p>
          </table:table-cell>
          <table:table-cell office:value-type="float" office:value="8.854" calcext:value-type="float">
            <text:p>8.854</text:p>
          </table:table-cell>
          <table:table-cell office:value-type="float" office:value="9.306" calcext:value-type="float">
            <text:p>9.306</text:p>
          </table:table-cell>
          <table:table-cell office:value-type="float" office:value="9.463" calcext:value-type="float">
            <text:p>9.463</text:p>
          </table:table-cell>
          <table:table-cell office:value-type="float" office:value="29.215" calcext:value-type="float">
            <text:p>29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23" calcext:value-type="float">
            <text:p>19.923</text:p>
          </table:table-cell>
          <table:table-cell office:value-type="float" office:value="5.64454" calcext:value-type="float">
            <text:p>5.64454</text:p>
          </table:table-cell>
          <table:table-cell office:value-type="float" office:value="16.715" calcext:value-type="float">
            <text:p>16.715</text:p>
          </table:table-cell>
          <table:table-cell office:value-type="float" office:value="18.277" calcext:value-type="float">
            <text:p>18.277</text:p>
          </table:table-cell>
          <table:table-cell office:value-type="float" office:value="19.096" calcext:value-type="float">
            <text:p>19.096</text:p>
          </table:table-cell>
          <table:table-cell office:value-type="float" office:value="19.672" calcext:value-type="float">
            <text:p>19.672</text:p>
          </table:table-cell>
          <table:table-cell office:value-type="float" office:value="58.505" calcext:value-type="float">
            <text:p>58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.4752" calcext:value-type="float">
            <text:p>94.4752</text:p>
          </table:table-cell>
          <table:table-cell office:value-type="float" office:value="37.3302" calcext:value-type="float">
            <text:p>37.3302</text:p>
          </table:table-cell>
          <table:table-cell office:value-type="float" office:value="36.933" calcext:value-type="float">
            <text:p>36.933</text:p>
          </table:table-cell>
          <table:table-cell office:value-type="float" office:value="43.459" calcext:value-type="float">
            <text:p>43.459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23.763" calcext:value-type="float">
            <text:p>123.763</text:p>
          </table:table-cell>
          <table:table-cell office:value-type="float" office:value="130.597" calcext:value-type="float">
            <text:p>130.5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.231" calcext:value-type="float">
            <text:p>258.231</text:p>
          </table:table-cell>
          <table:table-cell office:value-type="float" office:value="6.99691" calcext:value-type="float">
            <text:p>6.99691</text:p>
          </table:table-cell>
          <table:table-cell office:value-type="float" office:value="232.938" calcext:value-type="float">
            <text:p>232.938</text:p>
          </table:table-cell>
          <table:table-cell office:value-type="float" office:value="256.462" calcext:value-type="float">
            <text:p>256.462</text:p>
          </table:table-cell>
          <table:table-cell office:value-type="float" office:value="260.214" calcext:value-type="float">
            <text:p>260.214</text:p>
          </table:table-cell>
          <table:table-cell office:value-type="float" office:value="260.868" calcext:value-type="float">
            <text:p>260.868</text:p>
          </table:table-cell>
          <table:table-cell office:value-type="float" office:value="269.097" calcext:value-type="float">
            <text:p>269.0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0.59" calcext:value-type="float">
            <text:p>520.59</text:p>
          </table:table-cell>
          <table:table-cell office:value-type="float" office:value="11.0004" calcext:value-type="float">
            <text:p>11.0004</text:p>
          </table:table-cell>
          <table:table-cell office:value-type="float" office:value="463.96" calcext:value-type="float">
            <text:p>463.96</text:p>
          </table:table-cell>
          <table:table-cell office:value-type="float" office:value="517.583" calcext:value-type="float">
            <text:p>517.583</text:p>
          </table:table-cell>
          <table:table-cell office:value-type="float" office:value="522.548" calcext:value-type="float">
            <text:p>522.548</text:p>
          </table:table-cell>
          <table:table-cell office:value-type="float" office:value="526.929" calcext:value-type="float">
            <text:p>526.929</text:p>
          </table:table-cell>
          <table:table-cell office:value-type="float" office:value="538.329" calcext:value-type="float">
            <text:p>538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.45" calcext:value-type="float">
            <text:p>1044.45</text:p>
          </table:table-cell>
          <table:table-cell office:value-type="float" office:value="9.38813" calcext:value-type="float">
            <text:p>9.38813</text:p>
          </table:table-cell>
          <table:table-cell office:value-type="float" office:value="983.073" calcext:value-type="float">
            <text:p>983.073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45.08" calcext:value-type="float">
            <text:p>1045.08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1058.69" calcext:value-type="float">
            <text:p>1058.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5.93" calcext:value-type="float">
            <text:p>2085.93</text:p>
          </table:table-cell>
          <table:table-cell office:value-type="float" office:value="16.0744" calcext:value-type="float">
            <text:p>16.0744</text:p>
          </table:table-cell>
          <table:table-cell office:value-type="float" office:value="1941.91" calcext:value-type="float">
            <text:p>1941.91</text:p>
          </table:table-cell>
          <table:table-cell office:value-type="float" office:value="2083.38" calcext:value-type="float">
            <text:p>2083.38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2097.94" calcext:value-type="float">
            <text:p>2097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8.24" calcext:value-type="float">
            <text:p>4178.24</text:p>
          </table:table-cell>
          <table:table-cell office:value-type="float" office:value="33.9903" calcext:value-type="float">
            <text:p>33.9903</text:p>
          </table:table-cell>
          <table:table-cell office:value-type="float" office:value="3869.24" calcext:value-type="float">
            <text:p>3869.24</text:p>
          </table:table-cell>
          <table:table-cell office:value-type="float" office:value="4170.72" calcext:value-type="float">
            <text:p>4170.72</text:p>
          </table:table-cell>
          <table:table-cell office:value-type="float" office:value="4179.62" calcext:value-type="float">
            <text:p>4179.62</text:p>
          </table:table-cell>
          <table:table-cell office:value-type="float" office:value="4188.18" calcext:value-type="float">
            <text:p>4188.18</text:p>
          </table:table-cell>
          <table:table-cell office:value-type="float" office:value="4221.82" calcext:value-type="float">
            <text:p>4221.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88.27" calcext:value-type="float">
            <text:p>8388.27</text:p>
          </table:table-cell>
          <table:table-cell office:value-type="float" office:value="77.4187" calcext:value-type="float">
            <text:p>77.4187</text:p>
          </table:table-cell>
          <table:table-cell office:value-type="float" office:value="7744.58" calcext:value-type="float">
            <text:p>7744.58</text:p>
          </table:table-cell>
          <table:table-cell office:value-type="float" office:value="8364.32" calcext:value-type="float">
            <text:p>8364.32</text:p>
          </table:table-cell>
          <table:table-cell office:value-type="float" office:value="8383.23" calcext:value-type="float">
            <text:p>8383.23</text:p>
          </table:table-cell>
          <table:table-cell office:value-type="float" office:value="8415.05" calcext:value-type="float">
            <text:p>8415.05</text:p>
          </table:table-cell>
          <table:table-cell office:value-type="float" office:value="8541.27" calcext:value-type="float">
            <text:p>8541.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15498" calcext:value-type="float">
            <text:p>15498</text:p>
          </table:table-cell>
          <table:table-cell office:value-type="float" office:value="16712.6" calcext:value-type="float">
            <text:p>16712.6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6777.9" calcext:value-type="float">
            <text:p>16777.9</text:p>
          </table:table-cell>
          <table:table-cell office:value-type="float" office:value="17081.5" calcext:value-type="float">
            <text:p>17081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771" calcext:value-type="float">
            <text:p>0.67771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6" calcext:value-type="float">
            <text:p>0.276</text:p>
          </table:table-cell>
          <table:table-cell office:value-type="float" office:value="4.244" calcext:value-type="float">
            <text:p>4.2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0460481" calcext:value-type="float">
            <text:p>0.04604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9" calcext:value-type="float">
            <text:p>0.269</text:p>
          </table:table-cell>
          <table:table-cell office:value-type="float" office:value="0.485" calcext:value-type="float">
            <text:p>0.4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0347196" calcext:value-type="float">
            <text:p>0.03471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079" calcext:value-type="float">
            <text:p>0.26079</text:p>
          </table:table-cell>
          <table:table-cell office:value-type="float" office:value="0.0363869" calcext:value-type="float">
            <text:p>0.03638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8" calcext:value-type="float">
            <text:p>0.4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199905" calcext:value-type="float">
            <text:p>0.019990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449" calcext:value-type="float">
            <text:p>0.4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266" calcext:value-type="float">
            <text:p>0.29266</text:p>
          </table:table-cell>
          <table:table-cell office:value-type="float" office:value="0.0266241" calcext:value-type="float">
            <text:p>0.02662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746" calcext:value-type="float">
            <text:p>0.32746</text:p>
          </table:table-cell>
          <table:table-cell office:value-type="float" office:value="0.0202462" calcext:value-type="float">
            <text:p>0.020246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516" calcext:value-type="float">
            <text:p>0.5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056" calcext:value-type="float">
            <text:p>0.39056</text:p>
          </table:table-cell>
          <table:table-cell office:value-type="float" office:value="0.0357749" calcext:value-type="float">
            <text:p>0.035774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6" calcext:value-type="float">
            <text:p>0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564" calcext:value-type="float">
            <text:p>0.37564</text:p>
          </table:table-cell>
          <table:table-cell office:value-type="float" office:value="0.0520532" calcext:value-type="float">
            <text:p>0.05205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739" calcext:value-type="float">
            <text:p>0.7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233" calcext:value-type="float">
            <text:p>0.39233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9" calcext:value-type="float">
            <text:p>0.399</text:p>
          </table:table-cell>
          <table:table-cell office:value-type="float" office:value="0.738" calcext:value-type="float">
            <text:p>0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1093" calcext:value-type="float">
            <text:p>0.41093</text:p>
          </table:table-cell>
          <table:table-cell office:value-type="float" office:value="0.0353913" calcext:value-type="float">
            <text:p>0.03539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748" calcext:value-type="float">
            <text:p>0.7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0365182" calcext:value-type="float">
            <text:p>0.03651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69" calcext:value-type="float">
            <text:p>0.7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623" calcext:value-type="float">
            <text:p>0.44623</text:p>
          </table:table-cell>
          <table:table-cell office:value-type="float" office:value="0.0404002" calcext:value-type="float">
            <text:p>0.040400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547" calcext:value-type="float">
            <text:p>0.49547</text:p>
          </table:table-cell>
          <table:table-cell office:value-type="float" office:value="0.0401566" calcext:value-type="float">
            <text:p>0.04015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885" calcext:value-type="float">
            <text:p>0.8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606" calcext:value-type="float">
            <text:p>0.59606</text:p>
          </table:table-cell>
          <table:table-cell office:value-type="float" office:value="0.0453649" calcext:value-type="float">
            <text:p>0.045364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593" calcext:value-type="float">
            <text:p>0.593</text:p>
          </table:table-cell>
          <table:table-cell office:value-type="float" office:value="1.034" calcext:value-type="float">
            <text:p>1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798" calcext:value-type="float">
            <text:p>0.99798</text:p>
          </table:table-cell>
          <table:table-cell office:value-type="float" office:value="0.0544118" calcext:value-type="float">
            <text:p>0.0544118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" calcext:value-type="float">
            <text:p>0.999</text:p>
          </table:table-cell>
          <table:table-cell office:value-type="float" office:value="1.53" calcext:value-type="float">
            <text:p>1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769" calcext:value-type="float">
            <text:p>1.43769</text:p>
          </table:table-cell>
          <table:table-cell office:value-type="float" office:value="0.195858" calcext:value-type="float">
            <text:p>0.195858</text:p>
          </table:table-cell>
          <table:table-cell office:value-type="float" office:value="1.249" calcext:value-type="float">
            <text:p>1.249</text:p>
          </table:table-cell>
          <table:table-cell office:value-type="float" office:value="1.355" calcext:value-type="float">
            <text:p>1.35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44" calcext:value-type="float">
            <text:p>1.444</text:p>
          </table:table-cell>
          <table:table-cell office:value-type="float" office:value="2.667" calcext:value-type="float">
            <text:p>2.6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6277" calcext:value-type="float">
            <text:p>2.46277</text:p>
          </table:table-cell>
          <table:table-cell office:value-type="float" office:value="0.586376" calcext:value-type="float">
            <text:p>0.586376</text:p>
          </table:table-cell>
          <table:table-cell office:value-type="float" office:value="2.072" calcext:value-type="float">
            <text:p>2.072</text:p>
          </table:table-cell>
          <table:table-cell office:value-type="float" office:value="2.115" calcext:value-type="float">
            <text:p>2.115</text:p>
          </table:table-cell>
          <table:table-cell office:value-type="float" office:value="2.352" calcext:value-type="float">
            <text:p>2.352</text:p>
          </table:table-cell>
          <table:table-cell office:value-type="float" office:value="2.507" calcext:value-type="float">
            <text:p>2.507</text:p>
          </table:table-cell>
          <table:table-cell office:value-type="float" office:value="4.951" calcext:value-type="float">
            <text:p>4.9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0954" calcext:value-type="float">
            <text:p>4.20954</text:p>
          </table:table-cell>
          <table:table-cell office:value-type="float" office:value="0.737591" calcext:value-type="float">
            <text:p>0.737591</text:p>
          </table:table-cell>
          <table:table-cell office:value-type="float" office:value="4.065" calcext:value-type="float">
            <text:p>4.065</text:p>
          </table:table-cell>
          <table:table-cell office:value-type="float" office:value="4.079" calcext:value-type="float">
            <text:p>4.079</text:p>
          </table:table-cell>
          <table:table-cell office:value-type="float" office:value="4.086" calcext:value-type="float">
            <text:p>4.086</text:p>
          </table:table-cell>
          <table:table-cell office:value-type="float" office:value="4.097" calcext:value-type="float">
            <text:p>4.097</text:p>
          </table:table-cell>
          <table:table-cell office:value-type="float" office:value="9.21" calcext:value-type="float">
            <text:p>9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255" calcext:value-type="float">
            <text:p>15.5255</text:p>
          </table:table-cell>
          <table:table-cell office:value-type="float" office:value="4.14891" calcext:value-type="float">
            <text:p>4.14891</text:p>
          </table:table-cell>
          <table:table-cell office:value-type="float" office:value="8.719" calcext:value-type="float">
            <text:p>8.719</text:p>
          </table:table-cell>
          <table:table-cell office:value-type="float" office:value="12.948" calcext:value-type="float">
            <text:p>12.948</text:p>
          </table:table-cell>
          <table:table-cell office:value-type="float" office:value="18.593" calcext:value-type="float">
            <text:p>18.593</text:p>
          </table:table-cell>
          <table:table-cell office:value-type="float" office:value="18.945" calcext:value-type="float">
            <text:p>18.945</text:p>
          </table:table-cell>
          <table:table-cell office:value-type="float" office:value="19.196" calcext:value-type="float">
            <text:p>19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4914" calcext:value-type="float">
            <text:p>37.4914</text:p>
          </table:table-cell>
          <table:table-cell office:value-type="float" office:value="2.12997" calcext:value-type="float">
            <text:p>2.12997</text:p>
          </table:table-cell>
          <table:table-cell office:value-type="float" office:value="16.786" calcext:value-type="float">
            <text:p>16.786</text:p>
          </table:table-cell>
          <table:table-cell office:value-type="float" office:value="37.554" calcext:value-type="float">
            <text:p>37.554</text:p>
          </table:table-cell>
          <table:table-cell office:value-type="float" office:value="37.614" calcext:value-type="float">
            <text:p>37.614</text:p>
          </table:table-cell>
          <table:table-cell office:value-type="float" office:value="37.768" calcext:value-type="float">
            <text:p>37.768</text:p>
          </table:table-cell>
          <table:table-cell office:value-type="float" office:value="41.921" calcext:value-type="float">
            <text:p>41.9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2311" calcext:value-type="float">
            <text:p>75.2311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987" calcext:value-type="float">
            <text:p>74.987</text:p>
          </table:table-cell>
          <table:table-cell office:value-type="float" office:value="75.073" calcext:value-type="float">
            <text:p>75.073</text:p>
          </table:table-cell>
          <table:table-cell office:value-type="float" office:value="75.187" calcext:value-type="float">
            <text:p>75.187</text:p>
          </table:table-cell>
          <table:table-cell office:value-type="float" office:value="87.763" calcext:value-type="float">
            <text:p>87.7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.3" calcext:value-type="float">
            <text:p>149.3</text:p>
          </table:table-cell>
          <table:table-cell office:value-type="float" office:value="2.46666" calcext:value-type="float">
            <text:p>2.46666</text:p>
          </table:table-cell>
          <table:table-cell office:value-type="float" office:value="148.481" calcext:value-type="float">
            <text:p>148.481</text:p>
          </table:table-cell>
          <table:table-cell office:value-type="float" office:value="148.892" calcext:value-type="float">
            <text:p>148.892</text:p>
          </table:table-cell>
          <table:table-cell office:value-type="float" office:value="149.041" calcext:value-type="float">
            <text:p>149.041</text:p>
          </table:table-cell>
          <table:table-cell office:value-type="float" office:value="149.145" calcext:value-type="float">
            <text:p>149.145</text:p>
          </table:table-cell>
          <table:table-cell office:value-type="float" office:value="173.709" calcext:value-type="float">
            <text:p>173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6.885" calcext:value-type="float">
            <text:p>296.885</text:p>
          </table:table-cell>
          <table:table-cell office:value-type="float" office:value="4.99656" calcext:value-type="float">
            <text:p>4.99656</text:p>
          </table:table-cell>
          <table:table-cell office:value-type="float" office:value="295.093" calcext:value-type="float">
            <text:p>295.093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6.3" calcext:value-type="float">
            <text:p>296.3</text:p>
          </table:table-cell>
          <table:table-cell office:value-type="float" office:value="296.571" calcext:value-type="float">
            <text:p>296.571</text:p>
          </table:table-cell>
          <table:table-cell office:value-type="float" office:value="346.196" calcext:value-type="float">
            <text:p>346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2.993" calcext:value-type="float">
            <text:p>592.993</text:p>
          </table:table-cell>
          <table:table-cell office:value-type="float" office:value="9.73912" calcext:value-type="float">
            <text:p>9.73912</text:p>
          </table:table-cell>
          <table:table-cell office:value-type="float" office:value="588.147" calcext:value-type="float">
            <text:p>588.147</text:p>
          </table:table-cell>
          <table:table-cell office:value-type="float" office:value="591.547" calcext:value-type="float">
            <text:p>591.547</text:p>
          </table:table-cell>
          <table:table-cell office:value-type="float" office:value="591.829" calcext:value-type="float">
            <text:p>591.829</text:p>
          </table:table-cell>
          <table:table-cell office:value-type="float" office:value="592.283" calcext:value-type="float">
            <text:p>592.283</text:p>
          </table:table-cell>
          <table:table-cell office:value-type="float" office:value="689.415" calcext:value-type="float">
            <text:p>689.4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6.64" calcext:value-type="float">
            <text:p>1186.64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1180.37" calcext:value-type="float">
            <text:p>1180.37</text:p>
          </table:table-cell>
          <table:table-cell office:value-type="float" office:value="1182.86" calcext:value-type="float">
            <text:p>1182.86</text:p>
          </table:table-cell>
          <table:table-cell office:value-type="float" office:value="1183.91" calcext:value-type="float">
            <text:p>1183.91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378.1" calcext:value-type="float">
            <text:p>1378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47" calcext:value-type="float">
            <text:p>0.04647</text:p>
          </table:table-cell>
          <table:table-cell office:value-type="float" office:value="0.0017914" calcext:value-type="float">
            <text:p>0.001791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00260338" calcext:value-type="float">
            <text:p>0.0026033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" calcext:value-type="float">
            <text:p>0.08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0.00682117" calcext:value-type="float">
            <text:p>0.0068211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3" calcext:value-type="float">
            <text:p>0.1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797684" calcext:value-type="float">
            <text:p>0.007976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2" calcext:value-type="float">
            <text:p>0.1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783" calcext:value-type="float">
            <text:p>0.10783</text:p>
          </table:table-cell>
          <table:table-cell office:value-type="float" office:value="0.00528404" calcext:value-type="float">
            <text:p>0.0052840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00859797" calcext:value-type="float">
            <text:p>0.0085979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00717666" calcext:value-type="float">
            <text:p>0.00717666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8" calcext:value-type="float">
            <text:p>0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449" calcext:value-type="float">
            <text:p>0.15449</text:p>
          </table:table-cell>
          <table:table-cell office:value-type="float" office:value="0.0139746" calcext:value-type="float">
            <text:p>0.01397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63" calcext:value-type="float">
            <text:p>0.16763</text:p>
          </table:table-cell>
          <table:table-cell office:value-type="float" office:value="0.00257548" calcext:value-type="float">
            <text:p>0.002575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6" calcext:value-type="float">
            <text:p>0.17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338" calcext:value-type="float">
            <text:p>0.18338</text:p>
          </table:table-cell>
          <table:table-cell office:value-type="float" office:value="0.00388273" calcext:value-type="float">
            <text:p>0.003882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0.00508892" calcext:value-type="float">
            <text:p>0.005088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021" calcext:value-type="float">
            <text:p>0.22021</text:p>
          </table:table-cell>
          <table:table-cell office:value-type="float" office:value="0.0546742" calcext:value-type="float">
            <text:p>0.05467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735" calcext:value-type="float">
            <text:p>0.7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0235287" calcext:value-type="float">
            <text:p>0.02352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07" calcext:value-type="float">
            <text:p>0.40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00891212" calcext:value-type="float">
            <text:p>0.00891212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26" calcext:value-type="float">
            <text:p>0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0.0153011" calcext:value-type="float">
            <text:p>0.015301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8" calcext:value-type="float">
            <text:p>0.3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00907235" calcext:value-type="float">
            <text:p>0.009072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8" calcext:value-type="float">
            <text:p>0.3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0129376" calcext:value-type="float">
            <text:p>0.01293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386" calcext:value-type="float">
            <text:p>0.3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884081" calcext:value-type="float">
            <text:p>0.0088408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2" calcext:value-type="float">
            <text:p>0.3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107447" calcext:value-type="float">
            <text:p>0.010744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88" calcext:value-type="float">
            <text:p>0.3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646" calcext:value-type="float">
            <text:p>0.33646</text:p>
          </table:table-cell>
          <table:table-cell office:value-type="float" office:value="0.0114459" calcext:value-type="float">
            <text:p>0.01144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" calcext:value-type="float">
            <text:p>0.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0164627" calcext:value-type="float">
            <text:p>0.01646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467" calcext:value-type="float">
            <text:p>0.46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641" calcext:value-type="float">
            <text:p>0.36641</text:p>
          </table:table-cell>
          <table:table-cell office:value-type="float" office:value="0.0154234" calcext:value-type="float">
            <text:p>0.01542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5" calcext:value-type="float">
            <text:p>0.4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0190123" calcext:value-type="float">
            <text:p>0.01901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5" calcext:value-type="float">
            <text:p>0.4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952" calcext:value-type="float">
            <text:p>0.39952</text:p>
          </table:table-cell>
          <table:table-cell office:value-type="float" office:value="0.0226824" calcext:value-type="float">
            <text:p>0.022682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517" calcext:value-type="float">
            <text:p>0.5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175" calcext:value-type="float">
            <text:p>0.41175</text:p>
          </table:table-cell>
          <table:table-cell office:value-type="float" office:value="0.0189021" calcext:value-type="float">
            <text:p>0.018902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0146906" calcext:value-type="float">
            <text:p>0.01469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7" calcext:value-type="float">
            <text:p>0.4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323" calcext:value-type="float">
            <text:p>0.13323</text:p>
          </table:table-cell>
          <table:table-cell office:value-type="float" office:value="0.0280695" calcext:value-type="float">
            <text:p>0.028069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409" calcext:value-type="float">
            <text:p>0.4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83" calcext:value-type="float">
            <text:p>0.17483</text:p>
          </table:table-cell>
          <table:table-cell office:value-type="float" office:value="0.0312807" calcext:value-type="float">
            <text:p>0.031280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143" calcext:value-type="float">
            <text:p>0.22143</text:p>
          </table:table-cell>
          <table:table-cell office:value-type="float" office:value="0.0343739" calcext:value-type="float">
            <text:p>0.034373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9" calcext:value-type="float">
            <text:p>0.5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398" calcext:value-type="float">
            <text:p>0.26398</text:p>
          </table:table-cell>
          <table:table-cell office:value-type="float" office:value="0.0403587" calcext:value-type="float">
            <text:p>0.040358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661" calcext:value-type="float">
            <text:p>0.6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926" calcext:value-type="float">
            <text:p>0.30926</text:p>
          </table:table-cell>
          <table:table-cell office:value-type="float" office:value="0.0403474" calcext:value-type="float">
            <text:p>0.0403474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6" calcext:value-type="float">
            <text:p>0.7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308" calcext:value-type="float">
            <text:p>0.35308</text:p>
          </table:table-cell>
          <table:table-cell office:value-type="float" office:value="0.0446024" calcext:value-type="float">
            <text:p>0.044602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92" calcext:value-type="float">
            <text:p>0.7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047069" calcext:value-type="float">
            <text:p>0.04706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861" calcext:value-type="float">
            <text:p>0.8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0.051365" calcext:value-type="float">
            <text:p>0.05136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8" calcext:value-type="float">
            <text:p>0.438</text:p>
          </table:table-cell>
          <table:table-cell office:value-type="float" office:value="0.951" calcext:value-type="float">
            <text:p>0.9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324" calcext:value-type="float">
            <text:p>0.48324</text:p>
          </table:table-cell>
          <table:table-cell office:value-type="float" office:value="0.0560569" calcext:value-type="float">
            <text:p>0.056056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1.036" calcext:value-type="float">
            <text:p>1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957" calcext:value-type="float">
            <text:p>0.52957</text:p>
          </table:table-cell>
          <table:table-cell office:value-type="float" office:value="0.056503" calcext:value-type="float">
            <text:p>0.056503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3" calcext:value-type="float">
            <text:p>0.523</text:p>
          </table:table-cell>
          <table:table-cell office:value-type="float" office:value="1.085" calcext:value-type="float">
            <text:p>1.0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0.0595296" calcext:value-type="float">
            <text:p>0.059529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1" calcext:value-type="float">
            <text:p>0.571</text:p>
          </table:table-cell>
          <table:table-cell office:value-type="float" office:value="1.163" calcext:value-type="float">
            <text:p>1.1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57" calcext:value-type="float">
            <text:p>0.61757</text:p>
          </table:table-cell>
          <table:table-cell office:value-type="float" office:value="0.0663527" calcext:value-type="float">
            <text:p>0.066352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2" calcext:value-type="float">
            <text:p>0.612</text:p>
          </table:table-cell>
          <table:table-cell office:value-type="float" office:value="1.273" calcext:value-type="float">
            <text:p>1.2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364" calcext:value-type="float">
            <text:p>0.66364</text:p>
          </table:table-cell>
          <table:table-cell office:value-type="float" office:value="0.066491" calcext:value-type="float">
            <text:p>0.0664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1.321" calcext:value-type="float">
            <text:p>1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319" calcext:value-type="float">
            <text:p>0.71319</text:p>
          </table:table-cell>
          <table:table-cell office:value-type="float" office:value="0.072976" calcext:value-type="float">
            <text:p>0.07297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1.435" calcext:value-type="float">
            <text:p>1.4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0.0752253" calcext:value-type="float">
            <text:p>0.075225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1.501" calcext:value-type="float">
            <text:p>1.5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811" calcext:value-type="float">
            <text:p>0.79811</text:p>
          </table:table-cell>
          <table:table-cell office:value-type="float" office:value="0.0792544" calcext:value-type="float">
            <text:p>0.0792544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6" calcext:value-type="float">
            <text:p>0.796</text:p>
          </table:table-cell>
          <table:table-cell office:value-type="float" office:value="1.576" calcext:value-type="float">
            <text:p>1.5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785933" calcext:value-type="float">
            <text:p>0.078593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1.624" calcext:value-type="float">
            <text:p>1.6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481" calcext:value-type="float">
            <text:p>0.91481</text:p>
          </table:table-cell>
          <table:table-cell office:value-type="float" office:value="0.0823596" calcext:value-type="float">
            <text:p>0.08235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1.721" calcext:value-type="float">
            <text:p>1.7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3159" calcext:value-type="float">
            <text:p>0.93159</text:p>
          </table:table-cell>
          <table:table-cell office:value-type="float" office:value="0.0835117" calcext:value-type="float">
            <text:p>0.08351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" calcext:value-type="float">
            <text:p>0.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757" calcext:value-type="float">
            <text:p>1.7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086414" calcext:value-type="float">
            <text:p>0.086414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74" calcext:value-type="float">
            <text:p>0.974</text:p>
          </table:table-cell>
          <table:table-cell office:value-type="float" office:value="1.831" calcext:value-type="float">
            <text:p>1.8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0.0925863" calcext:value-type="float">
            <text:p>0.0925863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1" calcext:value-type="float">
            <text:p>1.011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4" calcext:value-type="float">
            <text:p>1.024</text:p>
          </table:table-cell>
          <table:table-cell office:value-type="float" office:value="1.944" calcext:value-type="float">
            <text:p>1.9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226" calcext:value-type="float">
            <text:p>1.06226</text:p>
          </table:table-cell>
          <table:table-cell office:value-type="float" office:value="0.0936798" calcext:value-type="float">
            <text:p>0.0936798</text:p>
          </table:table-cell>
          <table:table-cell office:value-type="float" office:value="1.04" calcext:value-type="float">
            <text:p>1.04</text:p>
          </table:table-cell>
          <table:table-cell office:value-type="float" office:value="1.047" calcext:value-type="float">
            <text:p>1.04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6" calcext:value-type="float">
            <text:p>1.06</text:p>
          </table:table-cell>
          <table:table-cell office:value-type="float" office:value="1.989" calcext:value-type="float">
            <text:p>1.9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0.0985863" calcext:value-type="float">
            <text:p>0.0985863</text:p>
          </table:table-cell>
          <table:table-cell office:value-type="float" office:value="1.08" calcext:value-type="float">
            <text:p>1.08</text:p>
          </table:table-cell>
          <table:table-cell office:value-type="float" office:value="1.089" calcext:value-type="float">
            <text:p>1.089</text:p>
          </table:table-cell>
          <table:table-cell office:value-type="float" office:value="1.094" calcext:value-type="float">
            <text:p>1.094</text:p>
          </table:table-cell>
          <table:table-cell office:value-type="float" office:value="1.103" calcext:value-type="float">
            <text:p>1.103</text:p>
          </table:table-cell>
          <table:table-cell office:value-type="float" office:value="2.083" calcext:value-type="float">
            <text:p>2.0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5998" calcext:value-type="float">
            <text:p>1.15998</text:p>
          </table:table-cell>
          <table:table-cell office:value-type="float" office:value="0.102897" calcext:value-type="float">
            <text:p>0.102897</text:p>
          </table:table-cell>
          <table:table-cell office:value-type="float" office:value="1.137" calcext:value-type="float">
            <text:p>1.137</text:p>
          </table:table-cell>
          <table:table-cell office:value-type="float" office:value="1.142" calcext:value-type="float">
            <text:p>1.142</text:p>
          </table:table-cell>
          <table:table-cell office:value-type="float" office:value="1.147" calcext:value-type="float">
            <text:p>1.147</text:p>
          </table:table-cell>
          <table:table-cell office:value-type="float" office:value="1.156" calcext:value-type="float">
            <text:p>1.156</text:p>
          </table:table-cell>
          <table:table-cell office:value-type="float" office:value="2.18" calcext:value-type="float">
            <text:p>2.1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9469" calcext:value-type="float">
            <text:p>1.19469</text:p>
          </table:table-cell>
          <table:table-cell office:value-type="float" office:value="0.102595" calcext:value-type="float">
            <text:p>0.102595</text:p>
          </table:table-cell>
          <table:table-cell office:value-type="float" office:value="1.167" calcext:value-type="float">
            <text:p>1.167</text:p>
          </table:table-cell>
          <table:table-cell office:value-type="float" office:value="1.175" calcext:value-type="float">
            <text:p>1.175</text:p>
          </table:table-cell>
          <table:table-cell office:value-type="float" office:value="1.182" calcext:value-type="float">
            <text:p>1.182</text:p>
          </table:table-cell>
          <table:table-cell office:value-type="float" office:value="1.192" calcext:value-type="float">
            <text:p>1.192</text:p>
          </table:table-cell>
          <table:table-cell office:value-type="float" office:value="2.207" calcext:value-type="float">
            <text:p>2.2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6345" calcext:value-type="float">
            <text:p>1.26345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1.239" calcext:value-type="float">
            <text:p>1.239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8" calcext:value-type="float">
            <text:p>1.248</text:p>
          </table:table-cell>
          <table:table-cell office:value-type="float" office:value="1.261" calcext:value-type="float">
            <text:p>1.261</text:p>
          </table:table-cell>
          <table:table-cell office:value-type="float" office:value="2.311" calcext:value-type="float">
            <text:p>2.3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0.0765219" calcext:value-type="float">
            <text:p>0.0765219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22" calcext:value-type="float">
            <text:p>0.6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1.618" calcext:value-type="float">
            <text:p>1.6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0177862" calcext:value-type="float">
            <text:p>0.017786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0253588" calcext:value-type="float">
            <text:p>0.025358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9" calcext:value-type="float">
            <text:p>0.3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052" calcext:value-type="float">
            <text:p>0.2405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0175402" calcext:value-type="float">
            <text:p>0.01754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" calcext:value-type="float">
            <text:p>0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313303" calcext:value-type="float">
            <text:p>0.031330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8" calcext:value-type="float">
            <text:p>0.4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179" calcext:value-type="float">
            <text:p>0.27179</text:p>
          </table:table-cell>
          <table:table-cell office:value-type="float" office:value="0.0215788" calcext:value-type="float">
            <text:p>0.02157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94" calcext:value-type="float">
            <text:p>0.28494</text:p>
          </table:table-cell>
          <table:table-cell office:value-type="float" office:value="0.0158832" calcext:value-type="float">
            <text:p>0.015883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6" calcext:value-type="float">
            <text:p>0.3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0359897" calcext:value-type="float">
            <text:p>0.0359897</text:p>
          </table:table-cell>
          <table:table-cell office:value-type="float" office:value="0.27" calcext:value-type="float">
            <text:p>0.2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6" calcext:value-type="float">
            <text:p>0.5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81" calcext:value-type="float">
            <text:p>0.39081</text:p>
          </table:table-cell>
          <table:table-cell office:value-type="float" office:value="0.0519728" calcext:value-type="float">
            <text:p>0.05197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51" calcext:value-type="float">
            <text:p>0.551</text:p>
          </table:table-cell>
          <table:table-cell office:value-type="float" office:value="1.264" calcext:value-type="float">
            <text:p>1.2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155" calcext:value-type="float">
            <text:p>0.83155</text:p>
          </table:table-cell>
          <table:table-cell office:value-type="float" office:value="0.161227" calcext:value-type="float">
            <text:p>0.161227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1.805" calcext:value-type="float">
            <text:p>1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4275" calcext:value-type="float">
            <text:p>1.34275</text:p>
          </table:table-cell>
          <table:table-cell office:value-type="float" office:value="0.356898" calcext:value-type="float">
            <text:p>0.356898</text:p>
          </table:table-cell>
          <table:table-cell office:value-type="float" office:value="1.158" calcext:value-type="float">
            <text:p>1.158</text:p>
          </table:table-cell>
          <table:table-cell office:value-type="float" office:value="1.232" calcext:value-type="float">
            <text:p>1.232</text:p>
          </table:table-cell>
          <table:table-cell office:value-type="float" office:value="1.263" calcext:value-type="float">
            <text:p>1.263</text:p>
          </table:table-cell>
          <table:table-cell office:value-type="float" office:value="1.343" calcext:value-type="float">
            <text:p>1.343</text:p>
          </table:table-cell>
          <table:table-cell office:value-type="float" office:value="3.604" calcext:value-type="float">
            <text:p>3.6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269" calcext:value-type="float">
            <text:p>2.40269</text:p>
          </table:table-cell>
          <table:table-cell office:value-type="float" office:value="0.64163" calcext:value-type="float">
            <text:p>0.64163</text:p>
          </table:table-cell>
          <table:table-cell office:value-type="float" office:value="2.017" calcext:value-type="float">
            <text:p>2.017</text:p>
          </table:table-cell>
          <table:table-cell office:value-type="float" office:value="2.179" calcext:value-type="float">
            <text:p>2.17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63" calcext:value-type="float">
            <text:p>2.363</text:p>
          </table:table-cell>
          <table:table-cell office:value-type="float" office:value="7.192" calcext:value-type="float">
            <text:p>7.1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4.017" calcext:value-type="float">
            <text:p>4.017</text:p>
          </table:table-cell>
          <table:table-cell office:value-type="float" office:value="4.089" calcext:value-type="float">
            <text:p>4.089</text:p>
          </table:table-cell>
          <table:table-cell office:value-type="float" office:value="4.369" calcext:value-type="float">
            <text:p>4.369</text:p>
          </table:table-cell>
          <table:table-cell office:value-type="float" office:value="4.424" calcext:value-type="float">
            <text:p>4.424</text:p>
          </table:table-cell>
          <table:table-cell office:value-type="float" office:value="12.978" calcext:value-type="float">
            <text:p>12.9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83537" calcext:value-type="float">
            <text:p>9.83537</text:p>
          </table:table-cell>
          <table:table-cell office:value-type="float" office:value="2.63649" calcext:value-type="float">
            <text:p>2.63649</text:p>
          </table:table-cell>
          <table:table-cell office:value-type="float" office:value="8.478" calcext:value-type="float">
            <text:p>8.478</text:p>
          </table:table-cell>
          <table:table-cell office:value-type="float" office:value="9.083" calcext:value-type="float">
            <text:p>9.083</text:p>
          </table:table-cell>
          <table:table-cell office:value-type="float" office:value="9.245" calcext:value-type="float">
            <text:p>9.245</text:p>
          </table:table-cell>
          <table:table-cell office:value-type="float" office:value="9.706" calcext:value-type="float">
            <text:p>9.706</text:p>
          </table:table-cell>
          <table:table-cell office:value-type="float" office:value="28.702" calcext:value-type="float">
            <text:p>28.7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591" calcext:value-type="float">
            <text:p>20.5591</text:p>
          </table:table-cell>
          <table:table-cell office:value-type="float" office:value="4.92311" calcext:value-type="float">
            <text:p>4.92311</text:p>
          </table:table-cell>
          <table:table-cell office:value-type="float" office:value="17.608" calcext:value-type="float">
            <text:p>17.608</text:p>
          </table:table-cell>
          <table:table-cell office:value-type="float" office:value="19.057" calcext:value-type="float">
            <text:p>19.057</text:p>
          </table:table-cell>
          <table:table-cell office:value-type="float" office:value="19.766" calcext:value-type="float">
            <text:p>19.766</text:p>
          </table:table-cell>
          <table:table-cell office:value-type="float" office:value="20.292" calcext:value-type="float">
            <text:p>20.292</text:p>
          </table:table-cell>
          <table:table-cell office:value-type="float" office:value="57.11" calcext:value-type="float">
            <text:p>57.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537" calcext:value-type="float">
            <text:p>95.5537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40.553" calcext:value-type="float">
            <text:p>40.553</text:p>
          </table:table-cell>
          <table:table-cell office:value-type="float" office:value="45.984" calcext:value-type="float">
            <text:p>45.984</text:p>
          </table:table-cell>
          <table:table-cell office:value-type="float" office:value="118.915" calcext:value-type="float">
            <text:p>118.915</text:p>
          </table:table-cell>
          <table:table-cell office:value-type="float" office:value="123.149" calcext:value-type="float">
            <text:p>123.149</text:p>
          </table:table-cell>
          <table:table-cell office:value-type="float" office:value="127.741" calcext:value-type="float">
            <text:p>127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295" calcext:value-type="float">
            <text:p>268.295</text:p>
          </table:table-cell>
          <table:table-cell office:value-type="float" office:value="7.90625" calcext:value-type="float">
            <text:p>7.90625</text:p>
          </table:table-cell>
          <table:table-cell office:value-type="float" office:value="237.407" calcext:value-type="float">
            <text:p>237.407</text:p>
          </table:table-cell>
          <table:table-cell office:value-type="float" office:value="266.673" calcext:value-type="float">
            <text:p>266.673</text:p>
          </table:table-cell>
          <table:table-cell office:value-type="float" office:value="269.329" calcext:value-type="float">
            <text:p>269.329</text:p>
          </table:table-cell>
          <table:table-cell office:value-type="float" office:value="272.853" calcext:value-type="float">
            <text:p>272.853</text:p>
          </table:table-cell>
          <table:table-cell office:value-type="float" office:value="277.652" calcext:value-type="float">
            <text:p>277.6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859" calcext:value-type="float">
            <text:p>539.859</text:p>
          </table:table-cell>
          <table:table-cell office:value-type="float" office:value="10.9753" calcext:value-type="float">
            <text:p>10.9753</text:p>
          </table:table-cell>
          <table:table-cell office:value-type="float" office:value="483.201" calcext:value-type="float">
            <text:p>483.201</text:p>
          </table:table-cell>
          <table:table-cell office:value-type="float" office:value="537.331" calcext:value-type="float">
            <text:p>537.331</text:p>
          </table:table-cell>
          <table:table-cell office:value-type="float" office:value="542.711" calcext:value-type="float">
            <text:p>542.711</text:p>
          </table:table-cell>
          <table:table-cell office:value-type="float" office:value="545.884" calcext:value-type="float">
            <text:p>545.884</text:p>
          </table:table-cell>
          <table:table-cell office:value-type="float" office:value="554.683" calcext:value-type="float">
            <text:p>554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3.692" calcext:value-type="float">
            <text:p>13.692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1077.04" calcext:value-type="float">
            <text:p>1077.04</text:p>
          </table:table-cell>
          <table:table-cell office:value-type="float" office:value="1081.81" calcext:value-type="float">
            <text:p>1081.81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1096.74" calcext:value-type="float">
            <text:p>109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5.9875" calcext:value-type="float">
            <text:p>15.9875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154.37" calcext:value-type="float">
            <text:p>2154.37</text:p>
          </table:table-cell>
          <table:table-cell office:value-type="float" office:value="2158.44" calcext:value-type="float">
            <text:p>2158.44</text:p>
          </table:table-cell>
          <table:table-cell office:value-type="float" office:value="2165.7" calcext:value-type="float">
            <text:p>2165.7</text:p>
          </table:table-cell>
          <table:table-cell office:value-type="float" office:value="2176.76" calcext:value-type="float">
            <text:p>2176.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23.41" calcext:value-type="float">
            <text:p>4323.41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4018.83" calcext:value-type="float">
            <text:p>4018.83</text:p>
          </table:table-cell>
          <table:table-cell office:value-type="float" office:value="4316.7" calcext:value-type="float">
            <text:p>4316.7</text:p>
          </table:table-cell>
          <table:table-cell office:value-type="float" office:value="4325.58" calcext:value-type="float">
            <text:p>4325.58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377.37" calcext:value-type="float">
            <text:p>4377.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03.53" calcext:value-type="float">
            <text:p>8703.53</text:p>
          </table:table-cell>
          <table:table-cell office:value-type="float" office:value="78.0917" calcext:value-type="float">
            <text:p>78.0917</text:p>
          </table:table-cell>
          <table:table-cell office:value-type="float" office:value="8099.17" calcext:value-type="float">
            <text:p>8099.17</text:p>
          </table:table-cell>
          <table:table-cell office:value-type="float" office:value="8663.23" calcext:value-type="float">
            <text:p>8663.23</text:p>
          </table:table-cell>
          <table:table-cell office:value-type="float" office:value="8713.78" calcext:value-type="float">
            <text:p>8713.78</text:p>
          </table:table-cell>
          <table:table-cell office:value-type="float" office:value="8745.11" calcext:value-type="float">
            <text:p>8745.11</text:p>
          </table:table-cell>
          <table:table-cell office:value-type="float" office:value="8824.45" calcext:value-type="float">
            <text:p>8824.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47.2" calcext:value-type="float">
            <text:p>17347.2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16429.7" calcext:value-type="float">
            <text:p>16429.7</text:p>
          </table:table-cell>
          <table:table-cell office:value-type="float" office:value="17315.2" calcext:value-type="float">
            <text:p>17315.2</text:p>
          </table:table-cell>
          <table:table-cell office:value-type="float" office:value="17349.1" calcext:value-type="float">
            <text:p>17349.1</text:p>
          </table:table-cell>
          <table:table-cell office:value-type="float" office:value="17380.9" calcext:value-type="float">
            <text:p>17380.9</text:p>
          </table:table-cell>
          <table:table-cell office:value-type="float" office:value="17568.9" calcext:value-type="float">
            <text:p>17568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1.156" calcext:value-type="float">
            <text:p>1.1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24" calcext:value-type="float">
            <text:p>0.09424</text:p>
          </table:table-cell>
          <table:table-cell office:value-type="float" office:value="0.107215" calcext:value-type="float">
            <text:p>0.107215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1.16" calcext:value-type="float">
            <text:p>1.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1.158" calcext:value-type="float">
            <text:p>1.1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217824" calcext:value-type="float">
            <text:p>0.02178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8" calcext:value-type="float">
            <text:p>0.2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211591" calcext:value-type="float">
            <text:p>0.0211591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6" calcext:value-type="float">
            <text:p>0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397" calcext:value-type="float">
            <text:p>0.08397</text:p>
          </table:table-cell>
          <table:table-cell office:value-type="float" office:value="0.0213553" calcext:value-type="float">
            <text:p>0.0213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9" calcext:value-type="float">
            <text:p>0.2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212081" calcext:value-type="float">
            <text:p>0.021208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9" calcext:value-type="float">
            <text:p>0.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0355245" calcext:value-type="float">
            <text:p>0.035524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6" calcext:value-type="float">
            <text:p>0.4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0363407" calcext:value-type="float">
            <text:p>0.03634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56727" calcext:value-type="float">
            <text:p>0.0356727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" calcext:value-type="float">
            <text:p>0.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0383283" calcext:value-type="float">
            <text:p>0.0383283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7" calcext:value-type="float">
            <text:p>0.4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368609" calcext:value-type="float">
            <text:p>0.0368609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415494" calcext:value-type="float">
            <text:p>0.041549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502" calcext:value-type="float">
            <text:p>0.5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655" calcext:value-type="float">
            <text:p>0.10655</text:p>
          </table:table-cell>
          <table:table-cell office:value-type="float" office:value="0.0390711" calcext:value-type="float">
            <text:p>0.0390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494" calcext:value-type="float">
            <text:p>0.4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663" calcext:value-type="float">
            <text:p>0.11663</text:p>
          </table:table-cell>
          <table:table-cell office:value-type="float" office:value="0.0449659" calcext:value-type="float">
            <text:p>0.044965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1" calcext:value-type="float">
            <text:p>0.5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0566208" calcext:value-type="float">
            <text:p>0.056620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711" calcext:value-type="float">
            <text:p>0.7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123" calcext:value-type="float">
            <text:p>0.22123</text:p>
          </table:table-cell>
          <table:table-cell office:value-type="float" office:value="0.075117" calcext:value-type="float">
            <text:p>0.0751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968" calcext:value-type="float">
            <text:p>0.9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11" calcext:value-type="float">
            <text:p>0.56111</text:p>
          </table:table-cell>
          <table:table-cell office:value-type="float" office:value="0.113023" calcext:value-type="float">
            <text:p>0.11302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1" calcext:value-type="float">
            <text:p>0.551</text:p>
          </table:table-cell>
          <table:table-cell office:value-type="float" office:value="1.685" calcext:value-type="float">
            <text:p>1.6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2496" calcext:value-type="float">
            <text:p>1.02496</text:p>
          </table:table-cell>
          <table:table-cell office:value-type="float" office:value="0.196348" calcext:value-type="float">
            <text:p>0.196348</text:p>
          </table:table-cell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6" calcext:value-type="float">
            <text:p>1.006</text:p>
          </table:table-cell>
          <table:table-cell office:value-type="float" office:value="2.978" calcext:value-type="float">
            <text:p>2.9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576" calcext:value-type="float">
            <text:p>1.9576</text:p>
          </table:table-cell>
          <table:table-cell office:value-type="float" office:value="0.348229" calcext:value-type="float">
            <text:p>0.348229</text:p>
          </table:table-cell>
          <table:table-cell office:value-type="float" office:value="1.915" calcext:value-type="float">
            <text:p>1.915</text:p>
          </table:table-cell>
          <table:table-cell office:value-type="float" office:value="1.918" calcext:value-type="float">
            <text:p>1.918</text:p>
          </table:table-cell>
          <table:table-cell office:value-type="float" office:value="1.921" calcext:value-type="float">
            <text:p>1.921</text:p>
          </table:table-cell>
          <table:table-cell office:value-type="float" office:value="1.927" calcext:value-type="float">
            <text:p>1.927</text:p>
          </table:table-cell>
          <table:table-cell office:value-type="float" office:value="5.422" calcext:value-type="float">
            <text:p>5.4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2198" calcext:value-type="float">
            <text:p>3.82198</text:p>
          </table:table-cell>
          <table:table-cell office:value-type="float" office:value="0.653314" calcext:value-type="float">
            <text:p>0.653314</text:p>
          </table:table-cell>
          <table:table-cell office:value-type="float" office:value="3.743" calcext:value-type="float">
            <text:p>3.743</text:p>
          </table:table-cell>
          <table:table-cell office:value-type="float" office:value="3.75" calcext:value-type="float">
            <text:p>3.75</text:p>
          </table:table-cell>
          <table:table-cell office:value-type="float" office:value="3.758" calcext:value-type="float">
            <text:p>3.758</text:p>
          </table:table-cell>
          <table:table-cell office:value-type="float" office:value="3.761" calcext:value-type="float">
            <text:p>3.761</text:p>
          </table:table-cell>
          <table:table-cell office:value-type="float" office:value="10.322" calcext:value-type="float">
            <text:p>10.3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4719" calcext:value-type="float">
            <text:p>7.54719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7.383" calcext:value-type="float">
            <text:p>7.383</text:p>
          </table:table-cell>
          <table:table-cell office:value-type="float" office:value="7.416" calcext:value-type="float">
            <text:p>7.416</text:p>
          </table:table-cell>
          <table:table-cell office:value-type="float" office:value="7.421" calcext:value-type="float">
            <text:p>7.421</text:p>
          </table:table-cell>
          <table:table-cell office:value-type="float" office:value="7.424" calcext:value-type="float">
            <text:p>7.424</text:p>
          </table:table-cell>
          <table:table-cell office:value-type="float" office:value="20.108" calcext:value-type="float">
            <text:p>20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0091" calcext:value-type="float">
            <text:p>15.0091</text:p>
          </table:table-cell>
          <table:table-cell office:value-type="float" office:value="2.47534" calcext:value-type="float">
            <text:p>2.47534</text:p>
          </table:table-cell>
          <table:table-cell office:value-type="float" office:value="14.701" calcext:value-type="float">
            <text:p>14.701</text:p>
          </table:table-cell>
          <table:table-cell office:value-type="float" office:value="14.752" calcext:value-type="float">
            <text:p>14.752</text:p>
          </table:table-cell>
          <table:table-cell office:value-type="float" office:value="14.761" calcext:value-type="float">
            <text:p>14.761</text:p>
          </table:table-cell>
          <table:table-cell office:value-type="float" office:value="14.769" calcext:value-type="float">
            <text:p>14.769</text:p>
          </table:table-cell>
          <table:table-cell office:value-type="float" office:value="39.638" calcext:value-type="float">
            <text:p>39.6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9221" calcext:value-type="float">
            <text:p>29.9221</text:p>
          </table:table-cell>
          <table:table-cell office:value-type="float" office:value="4.91063" calcext:value-type="float">
            <text:p>4.91063</text:p>
          </table:table-cell>
          <table:table-cell office:value-type="float" office:value="29.395" calcext:value-type="float">
            <text:p>29.395</text:p>
          </table:table-cell>
          <table:table-cell office:value-type="float" office:value="29.415" calcext:value-type="float">
            <text:p>29.415</text:p>
          </table:table-cell>
          <table:table-cell office:value-type="float" office:value="29.429" calcext:value-type="float">
            <text:p>29.429</text:p>
          </table:table-cell>
          <table:table-cell office:value-type="float" office:value="29.442" calcext:value-type="float">
            <text:p>29.442</text:p>
          </table:table-cell>
          <table:table-cell office:value-type="float" office:value="78.782" calcext:value-type="float">
            <text:p>78.7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75" calcext:value-type="float">
            <text:p>59.75</text:p>
          </table:table-cell>
          <table:table-cell office:value-type="float" office:value="9.77746" calcext:value-type="float">
            <text:p>9.77746</text:p>
          </table:table-cell>
          <table:table-cell office:value-type="float" office:value="58.711" calcext:value-type="float">
            <text:p>58.711</text:p>
          </table:table-cell>
          <table:table-cell office:value-type="float" office:value="58.745" calcext:value-type="float">
            <text:p>58.745</text:p>
          </table:table-cell>
          <table:table-cell office:value-type="float" office:value="58.766" calcext:value-type="float">
            <text:p>58.766</text:p>
          </table:table-cell>
          <table:table-cell office:value-type="float" office:value="58.787" calcext:value-type="float">
            <text:p>58.787</text:p>
          </table:table-cell>
          <table:table-cell office:value-type="float" office:value="157.034" calcext:value-type="float">
            <text:p>157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9.445" calcext:value-type="float">
            <text:p>119.445</text:p>
          </table:table-cell>
          <table:table-cell office:value-type="float" office:value="19.5287" calcext:value-type="float">
            <text:p>19.5287</text:p>
          </table:table-cell>
          <table:table-cell office:value-type="float" office:value="117.369" calcext:value-type="float">
            <text:p>117.369</text:p>
          </table:table-cell>
          <table:table-cell office:value-type="float" office:value="117.442" calcext:value-type="float">
            <text:p>117.442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313.752" calcext:value-type="float">
            <text:p>313.7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0793725" calcext:value-type="float">
            <text:p>0.000793725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00601996" calcext:value-type="float">
            <text:p>0.00060199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0756571" calcext:value-type="float">
            <text:p>0.00075657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573062" calcext:value-type="float">
            <text:p>0.00057306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0642728" calcext:value-type="float">
            <text:p>0.00064272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0682569" calcext:value-type="float">
            <text:p>0.00068256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378782" calcext:value-type="float">
            <text:p>0.003787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726292" calcext:value-type="float">
            <text:p>0.00072629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163936" calcext:value-type="float">
            <text:p>0.0016393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0653835" calcext:value-type="float">
            <text:p>0.00065383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738926" calcext:value-type="float">
            <text:p>0.007389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726292" calcext:value-type="float">
            <text:p>0.00072629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0825287" calcext:value-type="float">
            <text:p>0.00082528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0930537" calcext:value-type="float">
            <text:p>0.0009305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89" calcext:value-type="float">
            <text:p>0.000741889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0736138" calcext:value-type="float">
            <text:p>0.00073613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584099" calcext:value-type="float">
            <text:p>0.0058409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0821218" calcext:value-type="float">
            <text:p>0.00082121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0381013" calcext:value-type="float">
            <text:p>0.00381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910989" calcext:value-type="float">
            <text:p>0.00091098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672012" calcext:value-type="float">
            <text:p>0.000672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584124" calcext:value-type="float">
            <text:p>0.00584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0.0481068" calcext:value-type="float">
            <text:p>0.0481068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497" calcext:value-type="float">
            <text:p>0.49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0766563" calcext:value-type="float">
            <text:p>0.0076656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124816" calcext:value-type="float">
            <text:p>0.0012481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676683" calcext:value-type="float">
            <text:p>0.00067668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78392" calcext:value-type="float">
            <text:p>0.017839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75832" calcext:value-type="float">
            <text:p>0.017583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6689" calcext:value-type="float">
            <text:p>0.017668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85212" calcext:value-type="float">
            <text:p>0.018521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77181" calcext:value-type="float">
            <text:p>0.017718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76882" calcext:value-type="float">
            <text:p>0.01768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78191" calcext:value-type="float">
            <text:p>0.017819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77656" calcext:value-type="float">
            <text:p>0.0177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7749" calcext:value-type="float">
            <text:p>0.017774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76903" calcext:value-type="float">
            <text:p>0.017690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78775" calcext:value-type="float">
            <text:p>0.017877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8382" calcext:value-type="float">
            <text:p>0.017838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6896" calcext:value-type="float">
            <text:p>0.017689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96" calcext:value-type="float">
            <text:p>0.0179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2406" calcext:value-type="float">
            <text:p>0.018240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9377" calcext:value-type="float">
            <text:p>0.017937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80083" calcext:value-type="float">
            <text:p>0.018008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81682" calcext:value-type="float">
            <text:p>0.01816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9294" calcext:value-type="float">
            <text:p>0.0179294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79814" calcext:value-type="float">
            <text:p>0.017981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8423" calcext:value-type="float">
            <text:p>0.017842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3768" calcext:value-type="float">
            <text:p>0.018376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7" calcext:value-type="float">
            <text:p>0.1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81572" calcext:value-type="float">
            <text:p>0.018157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1358" calcext:value-type="float">
            <text:p>0.018135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8656" calcext:value-type="float">
            <text:p>0.0178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82" calcext:value-type="float">
            <text:p>0.07582</text:p>
          </table:table-cell>
          <table:table-cell office:value-type="float" office:value="0.0427812" calcext:value-type="float">
            <text:p>0.042781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5" calcext:value-type="float">
            <text:p>0.3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0049048" calcext:value-type="float">
            <text:p>0.00490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4" calcext:value-type="float">
            <text:p>0.1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0693509" calcext:value-type="float">
            <text:p>0.06935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6" calcext:value-type="float">
            <text:p>0.7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549242" calcext:value-type="float">
            <text:p>0.0549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68" calcext:value-type="float">
            <text:p>0.5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049068" calcext:value-type="float">
            <text:p>0.0490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7" calcext:value-type="float">
            <text:p>0.5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0147498" calcext:value-type="float">
            <text:p>0.01474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9" calcext:value-type="float">
            <text:p>0.2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0.0260305" calcext:value-type="float">
            <text:p>0.02603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069" calcext:value-type="float">
            <text:p>0.27069</text:p>
          </table:table-cell>
          <table:table-cell office:value-type="float" office:value="0.054551" calcext:value-type="float">
            <text:p>0.0545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785" calcext:value-type="float">
            <text:p>0.7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00812081" calcext:value-type="float">
            <text:p>0.008120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9" calcext:value-type="float">
            <text:p>0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249" calcext:value-type="float">
            <text:p>0.32249</text:p>
          </table:table-cell>
          <table:table-cell office:value-type="float" office:value="0.024419" calcext:value-type="float">
            <text:p>0.02441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5" calcext:value-type="float">
            <text:p>0.4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62777" calcext:value-type="float">
            <text:p>0.02627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1" calcext:value-type="float">
            <text:p>0.4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0529177" calcext:value-type="float">
            <text:p>0.052917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164" calcext:value-type="float">
            <text:p>0.72164</text:p>
          </table:table-cell>
          <table:table-cell office:value-type="float" office:value="0.0274305" calcext:value-type="float">
            <text:p>0.0274305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837" calcext:value-type="float">
            <text:p>0.8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0.0289116" calcext:value-type="float">
            <text:p>0.0289116</text:p>
          </table:table-cell>
          <table:table-cell office:value-type="float" office:value="1.064" calcext:value-type="float">
            <text:p>1.064</text:p>
          </table:table-cell>
          <table:table-cell office:value-type="float" office:value="1.1" calcext:value-type="float">
            <text:p>1.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41" calcext:value-type="float">
            <text:p>1.141</text:p>
          </table:table-cell>
          <table:table-cell office:value-type="float" office:value="1.24" calcext:value-type="float">
            <text:p>1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0.0559367" calcext:value-type="float">
            <text:p>0.0559367</text:p>
          </table:table-cell>
          <table:table-cell office:value-type="float" office:value="1.835" calcext:value-type="float">
            <text:p>1.835</text:p>
          </table:table-cell>
          <table:table-cell office:value-type="float" office:value="1.872" calcext:value-type="float">
            <text:p>1.872</text:p>
          </table:table-cell>
          <table:table-cell office:value-type="float" office:value="1.901" calcext:value-type="float">
            <text:p>1.901</text:p>
          </table:table-cell>
          <table:table-cell office:value-type="float" office:value="1.954" calcext:value-type="float">
            <text:p>1.954</text:p>
          </table:table-cell>
          <table:table-cell office:value-type="float" office:value="2.188" calcext:value-type="float">
            <text:p>2.1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9316" calcext:value-type="float">
            <text:p>3.49316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3.248" calcext:value-type="float">
            <text:p>3.248</text:p>
          </table:table-cell>
          <table:table-cell office:value-type="float" office:value="3.402" calcext:value-type="float">
            <text:p>3.402</text:p>
          </table:table-cell>
          <table:table-cell office:value-type="float" office:value="3.444" calcext:value-type="float">
            <text:p>3.444</text:p>
          </table:table-cell>
          <table:table-cell office:value-type="float" office:value="3.557" calcext:value-type="float">
            <text:p>3.557</text:p>
          </table:table-cell>
          <table:table-cell office:value-type="float" office:value="3.927" calcext:value-type="float">
            <text:p>3.9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2346" calcext:value-type="float">
            <text:p>6.72346</text:p>
          </table:table-cell>
          <table:table-cell office:value-type="float" office:value="0.242986" calcext:value-type="float">
            <text:p>0.242986</text:p>
          </table:table-cell>
          <table:table-cell office:value-type="float" office:value="6.003" calcext:value-type="float">
            <text:p>6.003</text:p>
          </table:table-cell>
          <table:table-cell office:value-type="float" office:value="6.469" calcext:value-type="float">
            <text:p>6.469</text:p>
          </table:table-cell>
          <table:table-cell office:value-type="float" office:value="6.758" calcext:value-type="float">
            <text:p>6.758</text:p>
          </table:table-cell>
          <table:table-cell office:value-type="float" office:value="6.805" calcext:value-type="float">
            <text:p>6.805</text:p>
          </table:table-cell>
          <table:table-cell office:value-type="float" office:value="7.484" calcext:value-type="float">
            <text:p>7.4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989" calcext:value-type="float">
            <text:p>13.989</text:p>
          </table:table-cell>
          <table:table-cell office:value-type="float" office:value="0.301846" calcext:value-type="float">
            <text:p>0.301846</text:p>
          </table:table-cell>
          <table:table-cell office:value-type="float" office:value="13.388" calcext:value-type="float">
            <text:p>13.388</text:p>
          </table:table-cell>
          <table:table-cell office:value-type="float" office:value="13.807" calcext:value-type="float">
            <text:p>13.807</text:p>
          </table:table-cell>
          <table:table-cell office:value-type="float" office:value="13.911" calcext:value-type="float">
            <text:p>13.911</text:p>
          </table:table-cell>
          <table:table-cell office:value-type="float" office:value="14.187" calcext:value-type="float">
            <text:p>14.187</text:p>
          </table:table-cell>
          <table:table-cell office:value-type="float" office:value="15.183" calcext:value-type="float">
            <text:p>15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8418" calcext:value-type="float">
            <text:p>30.8418</text:p>
          </table:table-cell>
          <table:table-cell office:value-type="float" office:value="1.28275" calcext:value-type="float">
            <text:p>1.28275</text:p>
          </table:table-cell>
          <table:table-cell office:value-type="float" office:value="28.188" calcext:value-type="float">
            <text:p>28.188</text:p>
          </table:table-cell>
          <table:table-cell office:value-type="float" office:value="29.961" calcext:value-type="float">
            <text:p>29.961</text:p>
          </table:table-cell>
          <table:table-cell office:value-type="float" office:value="30.838" calcext:value-type="float">
            <text:p>30.838</text:p>
          </table:table-cell>
          <table:table-cell office:value-type="float" office:value="31.582" calcext:value-type="float">
            <text:p>31.582</text:p>
          </table:table-cell>
          <table:table-cell office:value-type="float" office:value="34.03" calcext:value-type="float">
            <text:p>34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9187" calcext:value-type="float">
            <text:p>63.9187</text:p>
          </table:table-cell>
          <table:table-cell office:value-type="float" office:value="1.79037" calcext:value-type="float">
            <text:p>1.79037</text:p>
          </table:table-cell>
          <table:table-cell office:value-type="float" office:value="59.332" calcext:value-type="float">
            <text:p>59.332</text:p>
          </table:table-cell>
          <table:table-cell office:value-type="float" office:value="62.46" calcext:value-type="float">
            <text:p>62.46</text:p>
          </table:table-cell>
          <table:table-cell office:value-type="float" office:value="63.873" calcext:value-type="float">
            <text:p>63.873</text:p>
          </table:table-cell>
          <table:table-cell office:value-type="float" office:value="65.643" calcext:value-type="float">
            <text:p>65.643</text:p>
          </table:table-cell>
          <table:table-cell office:value-type="float" office:value="66.692" calcext:value-type="float">
            <text:p>66.6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073" calcext:value-type="float">
            <text:p>130.073</text:p>
          </table:table-cell>
          <table:table-cell office:value-type="float" office:value="3.3627" calcext:value-type="float">
            <text:p>3.3627</text:p>
          </table:table-cell>
          <table:table-cell office:value-type="float" office:value="118.512" calcext:value-type="float">
            <text:p>118.512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6.54" calcext:value-type="float">
            <text:p>136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5.549" calcext:value-type="float">
            <text:p>265.549</text:p>
          </table:table-cell>
          <table:table-cell office:value-type="float" office:value="5.28787" calcext:value-type="float">
            <text:p>5.28787</text:p>
          </table:table-cell>
          <table:table-cell office:value-type="float" office:value="242.083" calcext:value-type="float">
            <text:p>242.083</text:p>
          </table:table-cell>
          <table:table-cell office:value-type="float" office:value="262.962" calcext:value-type="float">
            <text:p>262.962</text:p>
          </table:table-cell>
          <table:table-cell office:value-type="float" office:value="265.636" calcext:value-type="float">
            <text:p>265.636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274.53" calcext:value-type="float">
            <text:p>274.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4.039" calcext:value-type="float">
            <text:p>534.039</text:p>
          </table:table-cell>
          <table:table-cell office:value-type="float" office:value="9.80959" calcext:value-type="float">
            <text:p>9.80959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530.756" calcext:value-type="float">
            <text:p>530.756</text:p>
          </table:table-cell>
          <table:table-cell office:value-type="float" office:value="535.818" calcext:value-type="float">
            <text:p>535.818</text:p>
          </table:table-cell>
          <table:table-cell office:value-type="float" office:value="539.446" calcext:value-type="float">
            <text:p>539.446</text:p>
          </table:table-cell>
          <table:table-cell office:value-type="float" office:value="546.458" calcext:value-type="float">
            <text:p>546.4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977.803" calcext:value-type="float">
            <text:p>977.803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1070.11" calcext:value-type="float">
            <text:p>1070.11</text:p>
          </table:table-cell>
          <table:table-cell office:value-type="float" office:value="1073.22" calcext:value-type="float">
            <text:p>1073.22</text:p>
          </table:table-cell>
          <table:table-cell office:value-type="float" office:value="1079.31" calcext:value-type="float">
            <text:p>1079.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6.36" calcext:value-type="float">
            <text:p>2136.36</text:p>
          </table:table-cell>
          <table:table-cell office:value-type="float" office:value="34.0356" calcext:value-type="float">
            <text:p>34.0356</text:p>
          </table:table-cell>
          <table:table-cell office:value-type="float" office:value="1958.37" calcext:value-type="float">
            <text:p>1958.37</text:p>
          </table:table-cell>
          <table:table-cell office:value-type="float" office:value="2138.61" calcext:value-type="float">
            <text:p>2138.61</text:p>
          </table:table-cell>
          <table:table-cell office:value-type="float" office:value="2141.92" calcext:value-type="float">
            <text:p>2141.92</text:p>
          </table:table-cell>
          <table:table-cell office:value-type="float" office:value="2147.51" calcext:value-type="float">
            <text:p>2147.51</text:p>
          </table:table-cell>
          <table:table-cell office:value-type="float" office:value="2160.44" calcext:value-type="float">
            <text:p>2160.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70.32" calcext:value-type="float">
            <text:p>4270.32</text:p>
          </table:table-cell>
          <table:table-cell office:value-type="float" office:value="66.5477" calcext:value-type="float">
            <text:p>66.5477</text:p>
          </table:table-cell>
          <table:table-cell office:value-type="float" office:value="3909.11" calcext:value-type="float">
            <text:p>3909.11</text:p>
          </table:table-cell>
          <table:table-cell office:value-type="float" office:value="4272.73" calcext:value-type="float">
            <text:p>4272.73</text:p>
          </table:table-cell>
          <table:table-cell office:value-type="float" office:value="4283.44" calcext:value-type="float">
            <text:p>4283.44</text:p>
          </table:table-cell>
          <table:table-cell office:value-type="float" office:value="4289.98" calcext:value-type="float">
            <text:p>4289.98</text:p>
          </table:table-cell>
          <table:table-cell office:value-type="float" office:value="4310.36" calcext:value-type="float">
            <text:p>4310.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10556" calcext:value-type="float">
            <text:p>0.1055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1.106" calcext:value-type="float">
            <text:p>1.1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87" calcext:value-type="float">
            <text:p>0.05787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1.112" calcext:value-type="float">
            <text:p>1.1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106715" calcext:value-type="float">
            <text:p>0.10671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1.117" calcext:value-type="float">
            <text:p>1.1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8" calcext:value-type="float">
            <text:p>0.04398</text:p>
          </table:table-cell>
          <table:table-cell office:value-type="float" office:value="0.0200434" calcext:value-type="float">
            <text:p>0.0200434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0.0199866" calcext:value-type="float">
            <text:p>0.0199866</text:p>
          </table:table-cell>
          <table:table-cell office:value-type="float" office:value="0.041" calcext:value-type="float">
            <text:p>0.041</text:p>
          </table:table-cell>
          <table:table-cell table:number-columns-repeated="3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62" calcext:value-type="float">
            <text:p>0.04662</text:p>
          </table:table-cell>
          <table:table-cell office:value-type="float" office:value="0.0217967" calcext:value-type="float">
            <text:p>0.0217967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262" calcext:value-type="float">
            <text:p>0.2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52" calcext:value-type="float">
            <text:p>0.04652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26" calcext:value-type="float">
            <text:p>0.04826</text:p>
          </table:table-cell>
          <table:table-cell office:value-type="float" office:value="0.0344304" calcext:value-type="float">
            <text:p>0.0344304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89" calcext:value-type="float">
            <text:p>0.3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346488" calcext:value-type="float">
            <text:p>0.0346488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9" calcext:value-type="float">
            <text:p>0.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354755" calcext:value-type="float">
            <text:p>0.035475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931" calcext:value-type="float">
            <text:p>0.04931</text:p>
          </table:table-cell>
          <table:table-cell office:value-type="float" office:value="0.0350676" calcext:value-type="float">
            <text:p>0.035067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97" calcext:value-type="float">
            <text:p>0.3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005" calcext:value-type="float">
            <text:p>0.05005</text:p>
          </table:table-cell>
          <table:table-cell office:value-type="float" office:value="0.035626" calcext:value-type="float">
            <text:p>0.035626</text:p>
          </table:table-cell>
          <table:table-cell table:number-columns-repeated="2"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6614" calcext:value-type="float">
            <text:p>0.036661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416" calcext:value-type="float">
            <text:p>0.4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414929" calcext:value-type="float">
            <text:p>0.04149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469" calcext:value-type="float">
            <text:p>0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444159" calcext:value-type="float">
            <text:p>0.0444159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08" calcext:value-type="float">
            <text:p>0.5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51494" calcext:value-type="float">
            <text:p>0.0551494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0738017" calcext:value-type="float">
            <text:p>0.073801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857" calcext:value-type="float">
            <text:p>0.8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183" calcext:value-type="float">
            <text:p>0.29183</text:p>
          </table:table-cell>
          <table:table-cell office:value-type="float" office:value="0.110905" calcext:value-type="float">
            <text:p>0.11090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1.395" calcext:value-type="float">
            <text:p>1.3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0.193476" calcext:value-type="float">
            <text:p>0.19347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7" calcext:value-type="float">
            <text:p>0.517</text:p>
          </table:table-cell>
          <table:table-cell office:value-type="float" office:value="2.46" calcext:value-type="float">
            <text:p>2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0.346618" calcext:value-type="float">
            <text:p>0.34661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" calcext:value-type="float">
            <text:p>0.986</text:p>
          </table:table-cell>
          <table:table-cell office:value-type="float" office:value="4.468" calcext:value-type="float">
            <text:p>4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8893" calcext:value-type="float">
            <text:p>1.98893</text:p>
          </table:table-cell>
          <table:table-cell office:value-type="float" office:value="0.657927" calcext:value-type="float">
            <text:p>0.657927</text:p>
          </table:table-cell>
          <table:table-cell office:value-type="float" office:value="1.913" calcext:value-type="float">
            <text:p>1.913</text:p>
          </table:table-cell>
          <table:table-cell office:value-type="float" office:value="1.919" calcext:value-type="float">
            <text:p>1.919</text:p>
          </table:table-cell>
          <table:table-cell office:value-type="float" office:value="1.922" calcext:value-type="float">
            <text:p>1.922</text:p>
          </table:table-cell>
          <table:table-cell office:value-type="float" office:value="1.926" calcext:value-type="float">
            <text:p>1.926</text:p>
          </table:table-cell>
          <table:table-cell office:value-type="float" office:value="8.535" calcext:value-type="float">
            <text:p>8.5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2609" calcext:value-type="float">
            <text:p>3.92609</text:p>
          </table:table-cell>
          <table:table-cell office:value-type="float" office:value="1.26123" calcext:value-type="float">
            <text:p>1.26123</text:p>
          </table:table-cell>
          <table:table-cell office:value-type="float" office:value="3.785" calcext:value-type="float">
            <text:p>3.785</text:p>
          </table:table-cell>
          <table:table-cell office:value-type="float" office:value="3.794" calcext:value-type="float">
            <text:p>3.794</text:p>
          </table:table-cell>
          <table:table-cell office:value-type="float" office:value="3.799" calcext:value-type="float">
            <text:p>3.799</text:p>
          </table:table-cell>
          <table:table-cell office:value-type="float" office:value="3.803" calcext:value-type="float">
            <text:p>3.803</text:p>
          </table:table-cell>
          <table:table-cell office:value-type="float" office:value="16.475" calcext:value-type="float">
            <text:p>16.4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0575" calcext:value-type="float">
            <text:p>7.80575</text:p>
          </table:table-cell>
          <table:table-cell office:value-type="float" office:value="2.47706" calcext:value-type="float">
            <text:p>2.47706</text:p>
          </table:table-cell>
          <table:table-cell office:value-type="float" office:value="7.538" calcext:value-type="float">
            <text:p>7.538</text:p>
          </table:table-cell>
          <table:table-cell office:value-type="float" office:value="7.548" calcext:value-type="float">
            <text:p>7.548</text:p>
          </table:table-cell>
          <table:table-cell office:value-type="float" office:value="7.557" calcext:value-type="float">
            <text:p>7.557</text:p>
          </table:table-cell>
          <table:table-cell office:value-type="float" office:value="7.566" calcext:value-type="float">
            <text:p>7.566</text:p>
          </table:table-cell>
          <table:table-cell office:value-type="float" office:value="32.452" calcext:value-type="float">
            <text:p>32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5733" calcext:value-type="float">
            <text:p>15.5733</text:p>
          </table:table-cell>
          <table:table-cell office:value-type="float" office:value="4.9103" calcext:value-type="float">
            <text:p>4.9103</text:p>
          </table:table-cell>
          <table:table-cell office:value-type="float" office:value="15.054" calcext:value-type="float">
            <text:p>15.054</text:p>
          </table:table-cell>
          <table:table-cell office:value-type="float" office:value="15.071" calcext:value-type="float">
            <text:p>15.071</text:p>
          </table:table-cell>
          <table:table-cell office:value-type="float" office:value="15.079" calcext:value-type="float">
            <text:p>15.079</text:p>
          </table:table-cell>
          <table:table-cell office:value-type="float" office:value="15.088" calcext:value-type="float">
            <text:p>15.088</text:p>
          </table:table-cell>
          <table:table-cell office:value-type="float" office:value="64.43" calcext:value-type="float">
            <text:p>64.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1218" calcext:value-type="float">
            <text:p>31.1218</text:p>
          </table:table-cell>
          <table:table-cell office:value-type="float" office:value="9.78248" calcext:value-type="float">
            <text:p>9.78248</text:p>
          </table:table-cell>
          <table:table-cell office:value-type="float" office:value="30.07" calcext:value-type="float">
            <text:p>30.07</text:p>
          </table:table-cell>
          <table:table-cell office:value-type="float" office:value="30.122" calcext:value-type="float">
            <text:p>30.122</text:p>
          </table:table-cell>
          <table:table-cell office:value-type="float" office:value="30.138" calcext:value-type="float">
            <text:p>30.138</text:p>
          </table:table-cell>
          <table:table-cell office:value-type="float" office:value="30.152" calcext:value-type="float">
            <text:p>30.152</text:p>
          </table:table-cell>
          <table:table-cell office:value-type="float" office:value="128.456" calcext:value-type="float">
            <text:p>128.4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.225" calcext:value-type="float">
            <text:p>62.225</text:p>
          </table:table-cell>
          <table:table-cell office:value-type="float" office:value="19.5186" calcext:value-type="float">
            <text:p>19.5186</text:p>
          </table:table-cell>
          <table:table-cell office:value-type="float" office:value="60.195" calcext:value-type="float">
            <text:p>60.195</text:p>
          </table:table-cell>
          <table:table-cell office:value-type="float" office:value="60.247" calcext:value-type="float">
            <text:p>60.247</text:p>
          </table:table-cell>
          <table:table-cell office:value-type="float" office:value="60.263" calcext:value-type="float">
            <text:p>60.263</text:p>
          </table:table-cell>
          <table:table-cell office:value-type="float" office:value="60.28" calcext:value-type="float">
            <text:p>60.28</text:p>
          </table:table-cell>
          <table:table-cell office:value-type="float" office:value="256.432" calcext:value-type="float">
            <text:p>256.4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0659305" calcext:value-type="float">
            <text:p>0.0065930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68374" calcext:value-type="float">
            <text:p>0.0006837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9" calcext:value-type="float">
            <text:p>0.0007418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00731847" calcext:value-type="float">
            <text:p>0.00073184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542125" calcext:value-type="float">
            <text:p>0.00054212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0779423" calcext:value-type="float">
            <text:p>0.0007794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587452" calcext:value-type="float">
            <text:p>0.00058745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0713863" calcext:value-type="float">
            <text:p>0.00071386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0697424" calcext:value-type="float">
            <text:p>0.0006974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00699357" calcext:value-type="float">
            <text:p>0.00069935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7178" calcext:value-type="float">
            <text:p>0.00087178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0623217" calcext:value-type="float">
            <text:p>0.00062321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723602" calcext:value-type="float">
            <text:p>0.00072360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64739" calcext:value-type="float">
            <text:p>0.001647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699357" calcext:value-type="float">
            <text:p>0.00069935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31276" calcext:value-type="float">
            <text:p>0.003127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710704" calcext:value-type="float">
            <text:p>0.00071070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7494" calcext:value-type="float">
            <text:p>0.000749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132284" calcext:value-type="float">
            <text:p>0.0013228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678233" calcext:value-type="float">
            <text:p>0.00067823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640312" calcext:value-type="float">
            <text:p>0.000640312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226504" calcext:value-type="float">
            <text:p>0.002265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591523" calcext:value-type="float">
            <text:p>0.0005915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81111" calcext:value-type="float">
            <text:p>0.000811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0823164" calcext:value-type="float">
            <text:p>0.0008231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.0228961" calcext:value-type="float">
            <text:p>0.022896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0206312" calcext:value-type="float">
            <text:p>0.02063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23417" calcext:value-type="float">
            <text:p>0.0234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210036" calcext:value-type="float">
            <text:p>0.021003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207766" calcext:value-type="float">
            <text:p>0.020776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05699" calcext:value-type="float">
            <text:p>0.02056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0206272" calcext:value-type="float">
            <text:p>0.020627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6621" calcext:value-type="float">
            <text:p>0.0206621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0208982" calcext:value-type="float">
            <text:p>0.020898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54" calcext:value-type="float">
            <text:p>0.04754</text:p>
          </table:table-cell>
          <table:table-cell office:value-type="float" office:value="0.0207323" calcext:value-type="float">
            <text:p>0.020732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0.0209499" calcext:value-type="float">
            <text:p>0.020949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209144" calcext:value-type="float">
            <text:p>0.0209144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4" calcext:value-type="float">
            <text:p>0.2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5991" calcext:value-type="float">
            <text:p>0.02059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9" calcext:value-type="float">
            <text:p>0.2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.0207632" calcext:value-type="float">
            <text:p>0.020763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08768" calcext:value-type="float">
            <text:p>0.020876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0.0209904" calcext:value-type="float">
            <text:p>0.02099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205517" calcext:value-type="float">
            <text:p>0.02055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211161" calcext:value-type="float">
            <text:p>0.021116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216099" calcext:value-type="float">
            <text:p>0.02160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1" calcext:value-type="float">
            <text:p>0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211381" calcext:value-type="float">
            <text:p>0.021138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0.0278154" calcext:value-type="float">
            <text:p>0.027815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1" calcext:value-type="float">
            <text:p>0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34" calcext:value-type="float">
            <text:p>0.04834</text:p>
          </table:table-cell>
          <table:table-cell office:value-type="float" office:value="0.0251973" calcext:value-type="float">
            <text:p>0.025197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0212633" calcext:value-type="float">
            <text:p>0.021263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8" calcext:value-type="float">
            <text:p>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210794" calcext:value-type="float">
            <text:p>0.021079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855" calcext:value-type="float">
            <text:p>0.04855</text:p>
          </table:table-cell>
          <table:table-cell office:value-type="float" office:value="0.0241219" calcext:value-type="float">
            <text:p>0.024121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85" calcext:value-type="float">
            <text:p>0.2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0212611" calcext:value-type="float">
            <text:p>0.021261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Grover_Search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1.85" calcext:value-type="float">
            <text:p>1.85</text:p>
          </table:table-cell>
          <table:table-cell office:value-type="float" office:value="1.893" calcext:value-type="float">
            <text:p>1.893</text:p>
          </table:table-cell>
          <table:table-cell office:value-type="float" office:value="2.023" calcext:value-type="float">
            <text:p>2.023</text:p>
          </table:table-cell>
          <table:table-cell office:value-type="float" office:value="2.045" calcext:value-type="float">
            <text:p>2.045</text:p>
          </table:table-cell>
          <table:table-cell office:value-type="float" office:value="4.661" calcext:value-type="float">
            <text:p>4.6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741" calcext:value-type="float">
            <text:p>6.79741</text:p>
          </table:table-cell>
          <table:table-cell office:value-type="float" office:value="0.265689" calcext:value-type="float">
            <text:p>0.265689</text:p>
          </table:table-cell>
          <table:table-cell office:value-type="float" office:value="6.392" calcext:value-type="float">
            <text:p>6.392</text:p>
          </table:table-cell>
          <table:table-cell office:value-type="float" office:value="6.639" calcext:value-type="float">
            <text:p>6.639</text:p>
          </table:table-cell>
          <table:table-cell office:value-type="float" office:value="6.714" calcext:value-type="float">
            <text:p>6.714</text:p>
          </table:table-cell>
          <table:table-cell office:value-type="float" office:value="7.013" calcext:value-type="float">
            <text:p>7.013</text:p>
          </table:table-cell>
          <table:table-cell office:value-type="float" office:value="7.745" calcext:value-type="float">
            <text:p>7.7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835" calcext:value-type="float">
            <text:p>14.5835</text:p>
          </table:table-cell>
          <table:table-cell office:value-type="float" office:value="0.299419" calcext:value-type="float">
            <text:p>0.2994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4.342" calcext:value-type="float">
            <text:p>14.342</text:p>
          </table:table-cell>
          <table:table-cell office:value-type="float" office:value="14.596" calcext:value-type="float">
            <text:p>14.596</text:p>
          </table:table-cell>
          <table:table-cell office:value-type="float" office:value="14.759" calcext:value-type="float">
            <text:p>14.759</text:p>
          </table:table-cell>
          <table:table-cell office:value-type="float" office:value="15.551" calcext:value-type="float">
            <text:p>15.5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9036" calcext:value-type="float">
            <text:p>23.9036</text:p>
          </table:table-cell>
          <table:table-cell office:value-type="float" office:value="0.366507" calcext:value-type="float">
            <text:p>0.366507</text:p>
          </table:table-cell>
          <table:table-cell office:value-type="float" office:value="23.128" calcext:value-type="float">
            <text:p>23.128</text:p>
          </table:table-cell>
          <table:table-cell office:value-type="float" office:value="23.641" calcext:value-type="float">
            <text:p>23.641</text:p>
          </table:table-cell>
          <table:table-cell office:value-type="float" office:value="23.894" calcext:value-type="float">
            <text:p>23.894</text:p>
          </table:table-cell>
          <table:table-cell office:value-type="float" office:value="24.141" calcext:value-type="float">
            <text:p>24.141</text:p>
          </table:table-cell>
          <table:table-cell office:value-type="float" office:value="24.844" calcext:value-type="float">
            <text:p>24.8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8492" calcext:value-type="float">
            <text:p>35.8492</text:p>
          </table:table-cell>
          <table:table-cell office:value-type="float" office:value="0.4999" calcext:value-type="float">
            <text:p>0.4999</text:p>
          </table:table-cell>
          <table:table-cell office:value-type="float" office:value="34.398" calcext:value-type="float">
            <text:p>34.398</text:p>
          </table:table-cell>
          <table:table-cell office:value-type="float" office:value="35.484" calcext:value-type="float">
            <text:p>35.484</text:p>
          </table:table-cell>
          <table:table-cell office:value-type="float" office:value="35.891" calcext:value-type="float">
            <text:p>35.891</text:p>
          </table:table-cell>
          <table:table-cell office:value-type="float" office:value="36.214" calcext:value-type="float">
            <text:p>36.214</text:p>
          </table:table-cell>
          <table:table-cell office:value-type="float" office:value="36.807" calcext:value-type="float">
            <text:p>36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568" calcext:value-type="float">
            <text:p>59.568</text:p>
          </table:table-cell>
          <table:table-cell office:value-type="float" office:value="0.714172" calcext:value-type="float">
            <text:p>0.714172</text:p>
          </table:table-cell>
          <table:table-cell office:value-type="float" office:value="57.83" calcext:value-type="float">
            <text:p>57.83</text:p>
          </table:table-cell>
          <table:table-cell office:value-type="float" office:value="59.111" calcext:value-type="float">
            <text:p>59.111</text:p>
          </table:table-cell>
          <table:table-cell office:value-type="float" office:value="59.536" calcext:value-type="float">
            <text:p>59.536</text:p>
          </table:table-cell>
          <table:table-cell office:value-type="float" office:value="59.949" calcext:value-type="float">
            <text:p>59.949</text:p>
          </table:table-cell>
          <table:table-cell office:value-type="float" office:value="61.881" calcext:value-type="float">
            <text:p>61.8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781" calcext:value-type="float">
            <text:p>97.9781</text:p>
          </table:table-cell>
          <table:table-cell office:value-type="float" office:value="0.937997" calcext:value-type="float">
            <text:p>0.937997</text:p>
          </table:table-cell>
          <table:table-cell office:value-type="float" office:value="95.923" calcext:value-type="float">
            <text:p>95.923</text:p>
          </table:table-cell>
          <table:table-cell office:value-type="float" office:value="97.255" calcext:value-type="float">
            <text:p>97.255</text:p>
          </table:table-cell>
          <table:table-cell office:value-type="float" office:value="97.861" calcext:value-type="float">
            <text:p>97.861</text:p>
          </table:table-cell>
          <table:table-cell office:value-type="float" office:value="98.584" calcext:value-type="float">
            <text:p>98.584</text:p>
          </table:table-cell>
          <table:table-cell office:value-type="float" office:value="100.138" calcext:value-type="float">
            <text:p>100.1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.366" calcext:value-type="float">
            <text:p>170.366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167.563" calcext:value-type="float">
            <text:p>167.563</text:p>
          </table:table-cell>
          <table:table-cell office:value-type="float" office:value="169.692" calcext:value-type="float">
            <text:p>169.692</text:p>
          </table:table-cell>
          <table:table-cell office:value-type="float" office:value="170.398" calcext:value-type="float">
            <text:p>170.398</text:p>
          </table:table-cell>
          <table:table-cell office:value-type="float" office:value="171.011" calcext:value-type="float">
            <text:p>171.011</text:p>
          </table:table-cell>
          <table:table-cell office:value-type="float" office:value="172.933" calcext:value-type="float">
            <text:p>172.9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.34" calcext:value-type="float">
            <text:p>310.34</text:p>
          </table:table-cell>
          <table:table-cell office:value-type="float" office:value="1.61505" calcext:value-type="float">
            <text:p>1.61505</text:p>
          </table:table-cell>
          <table:table-cell office:value-type="float" office:value="306.785" calcext:value-type="float">
            <text:p>306.785</text:p>
          </table:table-cell>
          <table:table-cell office:value-type="float" office:value="309.159" calcext:value-type="float">
            <text:p>309.159</text:p>
          </table:table-cell>
          <table:table-cell office:value-type="float" office:value="310.169" calcext:value-type="float">
            <text:p>310.169</text:p>
          </table:table-cell>
          <table:table-cell office:value-type="float" office:value="311.467" calcext:value-type="float">
            <text:p>311.467</text:p>
          </table:table-cell>
          <table:table-cell office:value-type="float" office:value="314.807" calcext:value-type="float">
            <text:p>314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7.096" calcext:value-type="float">
            <text:p>667.096</text:p>
          </table:table-cell>
          <table:table-cell office:value-type="float" office:value="5.5272" calcext:value-type="float">
            <text:p>5.5272</text:p>
          </table:table-cell>
          <table:table-cell office:value-type="float" office:value="649.486" calcext:value-type="float">
            <text:p>649.486</text:p>
          </table:table-cell>
          <table:table-cell office:value-type="float" office:value="664.822" calcext:value-type="float">
            <text:p>664.822</text:p>
          </table:table-cell>
          <table:table-cell office:value-type="float" office:value="668.114" calcext:value-type="float">
            <text:p>668.114</text:p>
          </table:table-cell>
          <table:table-cell office:value-type="float" office:value="670.888" calcext:value-type="float">
            <text:p>670.888</text:p>
          </table:table-cell>
          <table:table-cell office:value-type="float" office:value="676.15" calcext:value-type="float">
            <text:p>676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4.3773" calcext:value-type="float">
            <text:p>14.3773</text:p>
          </table:table-cell>
          <table:table-cell office:value-type="float" office:value="1528.84" calcext:value-type="float">
            <text:p>1528.84</text:p>
          </table:table-cell>
          <table:table-cell office:value-type="float" office:value="1556.34" calcext:value-type="float">
            <text:p>1556.34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77.44" calcext:value-type="float">
            <text:p>1577.44</text:p>
          </table:table-cell>
          <table:table-cell office:value-type="float" office:value="1591.65" calcext:value-type="float">
            <text:p>1591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3.94" calcext:value-type="float">
            <text:p>3843.94</text:p>
          </table:table-cell>
          <table:table-cell office:value-type="float" office:value="69.3541" calcext:value-type="float">
            <text:p>69.3541</text:p>
          </table:table-cell>
          <table:table-cell office:value-type="float" office:value="3679.44" calcext:value-type="float">
            <text:p>3679.44</text:p>
          </table:table-cell>
          <table:table-cell office:value-type="float" office:value="3802.12" calcext:value-type="float">
            <text:p>3802.12</text:p>
          </table:table-cell>
          <table:table-cell office:value-type="float" office:value="3848.9" calcext:value-type="float">
            <text:p>3848.9</text:p>
          </table:table-cell>
          <table:table-cell office:value-type="float" office:value="3892.95" calcext:value-type="float">
            <text:p>3892.95</text:p>
          </table:table-cell>
          <table:table-cell office:value-type="float" office:value="4012.71" calcext:value-type="float">
            <text:p>4012.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31" calcext:value-type="float">
            <text:p>10131</text:p>
          </table:table-cell>
          <table:table-cell office:value-type="float" office:value="273.403" calcext:value-type="float">
            <text:p>273.403</text:p>
          </table:table-cell>
          <table:table-cell office:value-type="float" office:value="9270.73" calcext:value-type="float">
            <text:p>9270.73</text:p>
          </table:table-cell>
          <table:table-cell office:value-type="float" office:value="9942.57" calcext:value-type="float">
            <text:p>9942.57</text:p>
          </table:table-cell>
          <table:table-cell office:value-type="float" office:value="10144.6" calcext:value-type="float">
            <text:p>10144.6</text:p>
          </table:table-cell>
          <table:table-cell office:value-type="float" office:value="10329.5" calcext:value-type="float">
            <text:p>10329.5</text:p>
          </table:table-cell>
          <table:table-cell office:value-type="float" office:value="10693.4" calcext:value-type="float">
            <text:p>10693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73.7" calcext:value-type="float">
            <text:p>28173.7</text:p>
          </table:table-cell>
          <table:table-cell office:value-type="float" office:value="803.56" calcext:value-type="float">
            <text:p>803.56</text:p>
          </table:table-cell>
          <table:table-cell office:value-type="float" office:value="26544.8" calcext:value-type="float">
            <text:p>26544.8</text:p>
          </table:table-cell>
          <table:table-cell office:value-type="float" office:value="27569" calcext:value-type="float">
            <text:p>27569</text:p>
          </table:table-cell>
          <table:table-cell office:value-type="float" office:value="28180.6" calcext:value-type="float">
            <text:p>28180.6</text:p>
          </table:table-cell>
          <table:table-cell office:value-type="float" office:value="28682" calcext:value-type="float">
            <text:p>28682</text:p>
          </table:table-cell>
          <table:table-cell office:value-type="float" office:value="30171" calcext:value-type="float">
            <text:p>301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599.3" calcext:value-type="float">
            <text:p>82599.3</text:p>
          </table:table-cell>
          <table:table-cell office:value-type="float" office:value="2468.02" calcext:value-type="float">
            <text:p>2468.02</text:p>
          </table:table-cell>
          <table:table-cell office:value-type="float" office:value="76275.4" calcext:value-type="float">
            <text:p>76275.4</text:p>
          </table:table-cell>
          <table:table-cell office:value-type="float" office:value="80889.3" calcext:value-type="float">
            <text:p>80889.3</text:p>
          </table:table-cell>
          <table:table-cell office:value-type="float" office:value="82532" calcext:value-type="float">
            <text:p>82532</text:p>
          </table:table-cell>
          <table:table-cell office:value-type="float" office:value="84046.6" calcext:value-type="float">
            <text:p>84046.6</text:p>
          </table:table-cell>
          <table:table-cell office:value-type="float" office:value="88172.4" calcext:value-type="float">
            <text:p>88172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573" calcext:value-type="float">
            <text:p>238573</text:p>
          </table:table-cell>
          <table:table-cell office:value-type="float" office:value="7346.63" calcext:value-type="float">
            <text:p>7346.63</text:p>
          </table:table-cell>
          <table:table-cell office:value-type="float" office:value="222166" calcext:value-type="float">
            <text:p>222166</text:p>
          </table:table-cell>
          <table:table-cell office:value-type="float" office:value="232677" calcext:value-type="float">
            <text:p>232677</text:p>
          </table:table-cell>
          <table:table-cell office:value-type="float" office:value="238041" calcext:value-type="float">
            <text:p>238041</text:p>
          </table:table-cell>
          <table:table-cell office:value-type="float" office:value="243588" calcext:value-type="float">
            <text:p>243588</text:p>
          </table:table-cell>
          <table:table-cell office:value-type="float" office:value="258342" calcext:value-type="float">
            <text:p>2583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89" calcext:value-type="float">
            <text:p>2.9489</text:p>
          </table:table-cell>
          <table:table-cell office:value-type="float" office:value="2.04459" calcext:value-type="float">
            <text:p>2.04459</text:p>
          </table:table-cell>
          <table:table-cell office:value-type="float" office:value="2.331" calcext:value-type="float">
            <text:p>2.331</text:p>
          </table:table-cell>
          <table:table-cell office:value-type="float" office:value="2.504" calcext:value-type="float">
            <text:p>2.504</text:p>
          </table:table-cell>
          <table:table-cell office:value-type="float" office:value="2.579" calcext:value-type="float">
            <text:p>2.579</text:p>
          </table:table-cell>
          <table:table-cell office:value-type="float" office:value="2.635" calcext:value-type="float">
            <text:p>2.635</text:p>
          </table:table-cell>
          <table:table-cell office:value-type="float" office:value="16.899" calcext:value-type="float">
            <text:p>16.8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64" calcext:value-type="float">
            <text:p>4.1864</text:p>
          </table:table-cell>
          <table:table-cell office:value-type="float" office:value="0.125652" calcext:value-type="float">
            <text:p>0.125652</text:p>
          </table:table-cell>
          <table:table-cell office:value-type="float" office:value="3.88" calcext:value-type="float">
            <text:p>3.88</text:p>
          </table:table-cell>
          <table:table-cell office:value-type="float" office:value="4.105" calcext:value-type="float">
            <text:p>4.105</text:p>
          </table:table-cell>
          <table:table-cell office:value-type="float" office:value="4.174" calcext:value-type="float">
            <text:p>4.174</text:p>
          </table:table-cell>
          <table:table-cell office:value-type="float" office:value="4.258" calcext:value-type="float">
            <text:p>4.258</text:p>
          </table:table-cell>
          <table:table-cell office:value-type="float" office:value="4.578" calcext:value-type="float">
            <text:p>4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752" calcext:value-type="float">
            <text:p>5.34752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4.921" calcext:value-type="float">
            <text:p>4.921</text:p>
          </table:table-cell>
          <table:table-cell office:value-type="float" office:value="5.2" calcext:value-type="float">
            <text:p>5.2</text:p>
          </table:table-cell>
          <table:table-cell office:value-type="float" office:value="5.372" calcext:value-type="float">
            <text:p>5.372</text:p>
          </table:table-cell>
          <table:table-cell office:value-type="float" office:value="5.507" calcext:value-type="float">
            <text:p>5.507</text:p>
          </table:table-cell>
          <table:table-cell office:value-type="float" office:value="5.999" calcext:value-type="float">
            <text:p>5.9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238" calcext:value-type="float">
            <text:p>8.3238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7.915" calcext:value-type="float">
            <text:p>7.915</text:p>
          </table:table-cell>
          <table:table-cell office:value-type="float" office:value="8.086" calcext:value-type="float">
            <text:p>8.086</text:p>
          </table:table-cell>
          <table:table-cell office:value-type="float" office:value="8.312" calcext:value-type="float">
            <text:p>8.312</text:p>
          </table:table-cell>
          <table:table-cell office:value-type="float" office:value="8.525" calcext:value-type="float">
            <text:p>8.525</text:p>
          </table:table-cell>
          <table:table-cell office:value-type="float" office:value="9.086" calcext:value-type="float">
            <text:p>9.0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9795" calcext:value-type="float">
            <text:p>12.9795</text:p>
          </table:table-cell>
          <table:table-cell office:value-type="float" office:value="0.145015" calcext:value-type="float">
            <text:p>0.145015</text:p>
          </table:table-cell>
          <table:table-cell office:value-type="float" office:value="12.604" calcext:value-type="float">
            <text:p>12.604</text:p>
          </table:table-cell>
          <table:table-cell office:value-type="float" office:value="12.906" calcext:value-type="float">
            <text:p>12.906</text:p>
          </table:table-cell>
          <table:table-cell office:value-type="float" office:value="12.986" calcext:value-type="float">
            <text:p>12.986</text:p>
          </table:table-cell>
          <table:table-cell office:value-type="float" office:value="13.082" calcext:value-type="float">
            <text:p>13.082</text:p>
          </table:table-cell>
          <table:table-cell office:value-type="float" office:value="13.603" calcext:value-type="float">
            <text:p>13.6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776" calcext:value-type="float">
            <text:p>21.0776</text:p>
          </table:table-cell>
          <table:table-cell office:value-type="float" office:value="0.207279" calcext:value-type="float">
            <text:p>0.20727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0.925" calcext:value-type="float">
            <text:p>20.925</text:p>
          </table:table-cell>
          <table:table-cell office:value-type="float" office:value="21.073" calcext:value-type="float">
            <text:p>21.073</text:p>
          </table:table-cell>
          <table:table-cell office:value-type="float" office:value="21.163" calcext:value-type="float">
            <text:p>21.163</text:p>
          </table:table-cell>
          <table:table-cell office:value-type="float" office:value="22.049" calcext:value-type="float">
            <text:p>22.0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4248" calcext:value-type="float">
            <text:p>32.4248</text:p>
          </table:table-cell>
          <table:table-cell office:value-type="float" office:value="0.257436" calcext:value-type="float">
            <text:p>0.257436</text:p>
          </table:table-cell>
          <table:table-cell office:value-type="float" office:value="32.212" calcext:value-type="float">
            <text:p>32.212</text:p>
          </table:table-cell>
          <table:table-cell office:value-type="float" office:value="32.314" calcext:value-type="float">
            <text:p>32.314</text:p>
          </table:table-cell>
          <table:table-cell office:value-type="float" office:value="32.381" calcext:value-type="float">
            <text:p>32.381</text:p>
          </table:table-cell>
          <table:table-cell office:value-type="float" office:value="32.441" calcext:value-type="float">
            <text:p>32.441</text:p>
          </table:table-cell>
          <table:table-cell office:value-type="float" office:value="34.108" calcext:value-type="float">
            <text:p>34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919" calcext:value-type="float">
            <text:p>53.8919</text:p>
          </table:table-cell>
          <table:table-cell office:value-type="float" office:value="0.303335" calcext:value-type="float">
            <text:p>0.303335</text:p>
          </table:table-cell>
          <table:table-cell office:value-type="float" office:value="53.521" calcext:value-type="float">
            <text:p>53.521</text:p>
          </table:table-cell>
          <table:table-cell office:value-type="float" office:value="53.767" calcext:value-type="float">
            <text:p>53.767</text:p>
          </table:table-cell>
          <table:table-cell office:value-type="float" office:value="53.838" calcext:value-type="float">
            <text:p>53.838</text:p>
          </table:table-cell>
          <table:table-cell office:value-type="float" office:value="53.963" calcext:value-type="float">
            <text:p>53.963</text:p>
          </table:table-cell>
          <table:table-cell office:value-type="float" office:value="56.409" calcext:value-type="float">
            <text:p>56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9393" calcext:value-type="float">
            <text:p>77.9393</text:p>
          </table:table-cell>
          <table:table-cell office:value-type="float" office:value="0.534918" calcext:value-type="float">
            <text:p>0.534918</text:p>
          </table:table-cell>
          <table:table-cell office:value-type="float" office:value="77.015" calcext:value-type="float">
            <text:p>77.015</text:p>
          </table:table-cell>
          <table:table-cell office:value-type="float" office:value="77.686" calcext:value-type="float">
            <text:p>77.686</text:p>
          </table:table-cell>
          <table:table-cell office:value-type="float" office:value="77.873" calcext:value-type="float">
            <text:p>77.873</text:p>
          </table:table-cell>
          <table:table-cell office:value-type="float" office:value="78.088" calcext:value-type="float">
            <text:p>78.088</text:p>
          </table:table-cell>
          <table:table-cell office:value-type="float" office:value="81.098" calcext:value-type="float">
            <text:p>81.0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.282" calcext:value-type="float">
            <text:p>121.282</text:p>
          </table:table-cell>
          <table:table-cell office:value-type="float" office:value="1.34614" calcext:value-type="float">
            <text:p>1.34614</text:p>
          </table:table-cell>
          <table:table-cell office:value-type="float" office:value="120.389" calcext:value-type="float">
            <text:p>120.389</text:p>
          </table:table-cell>
          <table:table-cell office:value-type="float" office:value="120.703" calcext:value-type="float">
            <text:p>120.703</text:p>
          </table:table-cell>
          <table:table-cell office:value-type="float" office:value="120.884" calcext:value-type="float">
            <text:p>120.884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8.182" calcext:value-type="float">
            <text:p>128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764" calcext:value-type="float">
            <text:p>185.764</text:p>
          </table:table-cell>
          <table:table-cell office:value-type="float" office:value="1.05852" calcext:value-type="float">
            <text:p>1.05852</text:p>
          </table:table-cell>
          <table:table-cell office:value-type="float" office:value="184.609" calcext:value-type="float">
            <text:p>184.609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5.546" calcext:value-type="float">
            <text:p>185.546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190.315" calcext:value-type="float">
            <text:p>190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3.60702" calcext:value-type="float">
            <text:p>3.60702</text:p>
          </table:table-cell>
          <table:table-cell office:value-type="float" office:value="276.28" calcext:value-type="float">
            <text:p>276.28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278.309" calcext:value-type="float">
            <text:p>278.309</text:p>
          </table:table-cell>
          <table:table-cell office:value-type="float" office:value="278.934" calcext:value-type="float">
            <text:p>278.934</text:p>
          </table:table-cell>
          <table:table-cell office:value-type="float" office:value="293.222" calcext:value-type="float">
            <text:p>293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1.659" calcext:value-type="float">
            <text:p>411.659</text:p>
          </table:table-cell>
          <table:table-cell office:value-type="float" office:value="4.86538" calcext:value-type="float">
            <text:p>4.86538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408.245" calcext:value-type="float">
            <text:p>408.245</text:p>
          </table:table-cell>
          <table:table-cell office:value-type="float" office:value="409.459" calcext:value-type="float">
            <text:p>409.459</text:p>
          </table:table-cell>
          <table:table-cell office:value-type="float" office:value="414.115" calcext:value-type="float">
            <text:p>414.115</text:p>
          </table:table-cell>
          <table:table-cell office:value-type="float" office:value="434.676" calcext:value-type="float">
            <text:p>434.6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.226" calcext:value-type="float">
            <text:p>716.226</text:p>
          </table:table-cell>
          <table:table-cell office:value-type="float" office:value="4.82583" calcext:value-type="float">
            <text:p>4.82583</text:p>
          </table:table-cell>
          <table:table-cell office:value-type="float" office:value="709.035" calcext:value-type="float">
            <text:p>709.035</text:p>
          </table:table-cell>
          <table:table-cell office:value-type="float" office:value="712.802" calcext:value-type="float">
            <text:p>712.802</text:p>
          </table:table-cell>
          <table:table-cell office:value-type="float" office:value="714.146" calcext:value-type="float">
            <text:p>714.146</text:p>
          </table:table-cell>
          <table:table-cell office:value-type="float" office:value="721.373" calcext:value-type="float">
            <text:p>721.373</text:p>
          </table:table-cell>
          <table:table-cell office:value-type="float" office:value="728.451" calcext:value-type="float">
            <text:p>728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11.4442" calcext:value-type="float">
            <text:p>11.4442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50.42" calcext:value-type="float">
            <text:p>1150.42</text:p>
          </table:table-cell>
          <table:table-cell office:value-type="float" office:value="1155.96" calcext:value-type="float">
            <text:p>1155.96</text:p>
          </table:table-cell>
          <table:table-cell office:value-type="float" office:value="1194.18" calcext:value-type="float">
            <text:p>1194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9.74" calcext:value-type="float">
            <text:p>2329.74</text:p>
          </table:table-cell>
          <table:table-cell office:value-type="float" office:value="2.3459" calcext:value-type="float">
            <text:p>2.3459</text:p>
          </table:table-cell>
          <table:table-cell office:value-type="float" office:value="2323.92" calcext:value-type="float">
            <text:p>2323.92</text:p>
          </table:table-cell>
          <table:table-cell office:value-type="float" office:value="2328.25" calcext:value-type="float">
            <text:p>2328.25</text:p>
          </table:table-cell>
          <table:table-cell office:value-type="float" office:value="2329.57" calcext:value-type="float">
            <text:p>2329.57</text:p>
          </table:table-cell>
          <table:table-cell office:value-type="float" office:value="2330.82" calcext:value-type="float">
            <text:p>2330.82</text:p>
          </table:table-cell>
          <table:table-cell office:value-type="float" office:value="2337.53" calcext:value-type="float">
            <text:p>2337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0.205306" calcext:value-type="float">
            <text:p>0.205306</text:p>
          </table:table-cell>
          <table:table-cell office:value-type="float" office:value="2.55" calcext:value-type="float">
            <text:p>2.55</text:p>
          </table:table-cell>
          <table:table-cell office:value-type="float" office:value="2.8" calcext:value-type="float">
            <text:p>2.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87" calcext:value-type="float">
            <text:p>3.087</text:p>
          </table:table-cell>
          <table:table-cell office:value-type="float" office:value="3.56" calcext:value-type="float">
            <text:p>3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331" calcext:value-type="float">
            <text:p>8.34331</text:p>
          </table:table-cell>
          <table:table-cell office:value-type="float" office:value="0.308168" calcext:value-type="float">
            <text:p>0.308168</text:p>
          </table:table-cell>
          <table:table-cell office:value-type="float" office:value="7.58" calcext:value-type="float">
            <text:p>7.58</text:p>
          </table:table-cell>
          <table:table-cell office:value-type="float" office:value="8.12" calcext:value-type="float">
            <text:p>8.12</text:p>
          </table:table-cell>
          <table:table-cell office:value-type="float" office:value="8.296" calcext:value-type="float">
            <text:p>8.296</text:p>
          </table:table-cell>
          <table:table-cell office:value-type="float" office:value="8.502" calcext:value-type="float">
            <text:p>8.502</text:p>
          </table:table-cell>
          <table:table-cell office:value-type="float" office:value="9.09" calcext:value-type="float">
            <text:p>9.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55" calcext:value-type="float">
            <text:p>17.255</text:p>
          </table:table-cell>
          <table:table-cell office:value-type="float" office:value="0.501394" calcext:value-type="float">
            <text:p>0.501394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914" calcext:value-type="float">
            <text:p>16.914</text:p>
          </table:table-cell>
          <table:table-cell office:value-type="float" office:value="17.228" calcext:value-type="float">
            <text:p>17.228</text:p>
          </table:table-cell>
          <table:table-cell office:value-type="float" office:value="17.529" calcext:value-type="float">
            <text:p>17.529</text:p>
          </table:table-cell>
          <table:table-cell office:value-type="float" office:value="19.021" calcext:value-type="float">
            <text:p>19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797" calcext:value-type="float">
            <text:p>27.4797</text:p>
          </table:table-cell>
          <table:table-cell office:value-type="float" office:value="0.521193" calcext:value-type="float">
            <text:p>0.521193</text:p>
          </table:table-cell>
          <table:table-cell office:value-type="float" office:value="26.246" calcext:value-type="float">
            <text:p>26.246</text:p>
          </table:table-cell>
          <table:table-cell office:value-type="float" office:value="27.077" calcext:value-type="float">
            <text:p>27.077</text:p>
          </table:table-cell>
          <table:table-cell office:value-type="float" office:value="27.5" calcext:value-type="float">
            <text:p>27.5</text:p>
          </table:table-cell>
          <table:table-cell office:value-type="float" office:value="27.745" calcext:value-type="float">
            <text:p>27.745</text:p>
          </table:table-cell>
          <table:table-cell office:value-type="float" office:value="29.326" calcext:value-type="float">
            <text:p>29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8652" calcext:value-type="float">
            <text:p>39.8652</text:p>
          </table:table-cell>
          <table:table-cell office:value-type="float" office:value="0.635475" calcext:value-type="float">
            <text:p>0.635475</text:p>
          </table:table-cell>
          <table:table-cell office:value-type="float" office:value="38.383" calcext:value-type="float">
            <text:p>38.383</text:p>
          </table:table-cell>
          <table:table-cell office:value-type="float" office:value="39.431" calcext:value-type="float">
            <text:p>39.431</text:p>
          </table:table-cell>
          <table:table-cell office:value-type="float" office:value="39.885" calcext:value-type="float">
            <text:p>39.885</text:p>
          </table:table-cell>
          <table:table-cell office:value-type="float" office:value="40.332" calcext:value-type="float">
            <text:p>40.332</text:p>
          </table:table-cell>
          <table:table-cell office:value-type="float" office:value="41.36" calcext:value-type="float">
            <text:p>41.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0988" calcext:value-type="float">
            <text:p>63.0988</text:p>
          </table:table-cell>
          <table:table-cell office:value-type="float" office:value="0.77045" calcext:value-type="float">
            <text:p>0.77045</text:p>
          </table:table-cell>
          <table:table-cell office:value-type="float" office:value="61.498" calcext:value-type="float">
            <text:p>61.498</text:p>
          </table:table-cell>
          <table:table-cell office:value-type="float" office:value="62.555" calcext:value-type="float">
            <text:p>62.555</text:p>
          </table:table-cell>
          <table:table-cell office:value-type="float" office:value="63.074" calcext:value-type="float">
            <text:p>63.074</text:p>
          </table:table-cell>
          <table:table-cell office:value-type="float" office:value="63.531" calcext:value-type="float">
            <text:p>63.531</text:p>
          </table:table-cell>
          <table:table-cell office:value-type="float" office:value="65.418" calcext:value-type="float">
            <text:p>65.4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5459" calcext:value-type="float">
            <text:p>99.5459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96.767" calcext:value-type="float">
            <text:p>96.767</text:p>
          </table:table-cell>
          <table:table-cell office:value-type="float" office:value="98.793" calcext:value-type="float">
            <text:p>98.793</text:p>
          </table:table-cell>
          <table:table-cell office:value-type="float" office:value="99.434" calcext:value-type="float">
            <text:p>99.434</text:p>
          </table:table-cell>
          <table:table-cell office:value-type="float" office:value="100.183" calcext:value-type="float">
            <text:p>100.183</text:p>
          </table:table-cell>
          <table:table-cell office:value-type="float" office:value="102.837" calcext:value-type="float">
            <text:p>102.8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442" calcext:value-type="float">
            <text:p>161.442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160.439" calcext:value-type="float">
            <text:p>160.439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162.296" calcext:value-type="float">
            <text:p>162.296</text:p>
          </table:table-cell>
          <table:table-cell office:value-type="float" office:value="163.969" calcext:value-type="float">
            <text:p>163.9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.632" calcext:value-type="float">
            <text:p>268.632</text:p>
          </table:table-cell>
          <table:table-cell office:value-type="float" office:value="2.47213" calcext:value-type="float">
            <text:p>2.47213</text:p>
          </table:table-cell>
          <table:table-cell office:value-type="float" office:value="264.853" calcext:value-type="float">
            <text:p>264.853</text:p>
          </table:table-cell>
          <table:table-cell office:value-type="float" office:value="267.534" calcext:value-type="float">
            <text:p>267.534</text:p>
          </table:table-cell>
          <table:table-cell office:value-type="float" office:value="268.398" calcext:value-type="float">
            <text:p>268.398</text:p>
          </table:table-cell>
          <table:table-cell office:value-type="float" office:value="269.42" calcext:value-type="float">
            <text:p>269.42</text:p>
          </table:table-cell>
          <table:table-cell office:value-type="float" office:value="288.57" calcext:value-type="float">
            <text:p>288.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1.494" calcext:value-type="float">
            <text:p>541.494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530.291" calcext:value-type="float">
            <text:p>530.291</text:p>
          </table:table-cell>
          <table:table-cell office:value-type="float" office:value="536.831" calcext:value-type="float">
            <text:p>536.831</text:p>
          </table:table-cell>
          <table:table-cell office:value-type="float" office:value="539.451" calcext:value-type="float">
            <text:p>539.451</text:p>
          </table:table-cell>
          <table:table-cell office:value-type="float" office:value="541.427" calcext:value-type="float">
            <text:p>541.427</text:p>
          </table:table-cell>
          <table:table-cell office:value-type="float" office:value="615.661" calcext:value-type="float">
            <text:p>615.6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73.0482" calcext:value-type="float">
            <text:p>73.0482</text:p>
          </table:table-cell>
          <table:table-cell office:value-type="float" office:value="1258.3" calcext:value-type="float">
            <text:p>1258.3</text:p>
          </table:table-cell>
          <table:table-cell office:value-type="float" office:value="1420.47" calcext:value-type="float">
            <text:p>1420.47</text:p>
          </table:table-cell>
          <table:table-cell office:value-type="float" office:value="1439.47" calcext:value-type="float">
            <text:p>1439.47</text:p>
          </table:table-cell>
          <table:table-cell office:value-type="float" office:value="1449.6" calcext:value-type="float">
            <text:p>1449.6</text:p>
          </table:table-cell>
          <table:table-cell office:value-type="float" office:value="1465.2" calcext:value-type="float">
            <text:p>1465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19.82" calcext:value-type="float">
            <text:p>3719.82</text:p>
          </table:table-cell>
          <table:table-cell office:value-type="float" office:value="116.197" calcext:value-type="float">
            <text:p>116.197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3666.69" calcext:value-type="float">
            <text:p>3666.69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3802.89" calcext:value-type="float">
            <text:p>3802.89</text:p>
          </table:table-cell>
          <table:table-cell office:value-type="float" office:value="3888.28" calcext:value-type="float">
            <text:p>3888.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92.7" calcext:value-type="float">
            <text:p>10192.7</text:p>
          </table:table-cell>
          <table:table-cell office:value-type="float" office:value="265.172" calcext:value-type="float">
            <text:p>265.172</text:p>
          </table:table-cell>
          <table:table-cell office:value-type="float" office:value="9219.55" calcext:value-type="float">
            <text:p>9219.55</text:p>
          </table:table-cell>
          <table:table-cell office:value-type="float" office:value="10105.6" calcext:value-type="float">
            <text:p>10105.6</text:p>
          </table:table-cell>
          <table:table-cell office:value-type="float" office:value="10244.4" calcext:value-type="float">
            <text:p>10244.4</text:p>
          </table:table-cell>
          <table:table-cell office:value-type="float" office:value="10338.2" calcext:value-type="float">
            <text:p>10338.2</text:p>
          </table:table-cell>
          <table:table-cell office:value-type="float" office:value="10614.3" calcext:value-type="float">
            <text:p>10614.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40.2" calcext:value-type="float">
            <text:p>29340.2</text:p>
          </table:table-cell>
          <table:table-cell office:value-type="float" office:value="573.276" calcext:value-type="float">
            <text:p>573.276</text:p>
          </table:table-cell>
          <table:table-cell office:value-type="float" office:value="26766.1" calcext:value-type="float">
            <text:p>26766.1</text:p>
          </table:table-cell>
          <table:table-cell office:value-type="float" office:value="28974.2" calcext:value-type="float">
            <text:p>28974.2</text:p>
          </table:table-cell>
          <table:table-cell office:value-type="float" office:value="29430.8" calcext:value-type="float">
            <text:p>29430.8</text:p>
          </table:table-cell>
          <table:table-cell office:value-type="float" office:value="29792.5" calcext:value-type="float">
            <text:p>29792.5</text:p>
          </table:table-cell>
          <table:table-cell office:value-type="float" office:value="30348.6" calcext:value-type="float">
            <text:p>30348.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425.2" calcext:value-type="float">
            <text:p>83425.2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77008.8" calcext:value-type="float">
            <text:p>77008.8</text:p>
          </table:table-cell>
          <table:table-cell office:value-type="float" office:value="82840.3" calcext:value-type="float">
            <text:p>82840.3</text:p>
          </table:table-cell>
          <table:table-cell office:value-type="float" office:value="83692.7" calcext:value-type="float">
            <text:p>83692.7</text:p>
          </table:table-cell>
          <table:table-cell office:value-type="float" office:value="84453.9" calcext:value-type="float">
            <text:p>84453.9</text:p>
          </table:table-cell>
          <table:table-cell office:value-type="float" office:value="86982.5" calcext:value-type="float">
            <text:p>86982.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089" calcext:value-type="float">
            <text:p>246089</text:p>
          </table:table-cell>
          <table:table-cell office:value-type="float" office:value="6487.55" calcext:value-type="float">
            <text:p>6487.55</text:p>
          </table:table-cell>
          <table:table-cell office:value-type="float" office:value="228635" calcext:value-type="float">
            <text:p>228635</text:p>
          </table:table-cell>
          <table:table-cell office:value-type="float" office:value="242196" calcext:value-type="float">
            <text:p>242196</text:p>
          </table:table-cell>
          <table:table-cell office:value-type="float" office:value="246756" calcext:value-type="float">
            <text:p>246756</text:p>
          </table:table-cell>
          <table:table-cell office:value-type="float" office:value="250726" calcext:value-type="float">
            <text:p>250726</text:p>
          </table:table-cell>
          <table:table-cell office:value-type="float" office:value="265591" calcext:value-type="float">
            <text:p>265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2623" calcext:value-type="float">
            <text:p>6.92623</text:p>
          </table:table-cell>
          <table:table-cell office:value-type="float" office:value="0.137021" calcext:value-type="float">
            <text:p>0.137021</text:p>
          </table:table-cell>
          <table:table-cell office:value-type="float" office:value="6.611" calcext:value-type="float">
            <text:p>6.611</text:p>
          </table:table-cell>
          <table:table-cell office:value-type="float" office:value="6.827" calcext:value-type="float">
            <text:p>6.827</text:p>
          </table:table-cell>
          <table:table-cell office:value-type="float" office:value="6.94" calcext:value-type="float">
            <text:p>6.94</text:p>
          </table:table-cell>
          <table:table-cell office:value-type="float" office:value="7.009" calcext:value-type="float">
            <text:p>7.009</text:p>
          </table:table-cell>
          <table:table-cell office:value-type="float" office:value="7.342" calcext:value-type="float">
            <text:p>7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0.159924" calcext:value-type="float">
            <text:p>0.159924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0.709" calcext:value-type="float">
            <text:p>10.709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167" calcext:value-type="float">
            <text:p>11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0.241134" calcext:value-type="float">
            <text:p>0.24113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871" calcext:value-type="float">
            <text:p>14.871</text:p>
          </table:table-cell>
          <table:table-cell office:value-type="float" office:value="15.21" calcext:value-type="float">
            <text:p>15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0.271844" calcext:value-type="float">
            <text:p>0.271844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42" calcext:value-type="float">
            <text:p>20.842</text:p>
          </table:table-cell>
          <table:table-cell office:value-type="float" office:value="21.404" calcext:value-type="float">
            <text:p>21.4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18" calcext:value-type="float">
            <text:p>27.2818</text:p>
          </table:table-cell>
          <table:table-cell office:value-type="float" office:value="0.512009" calcext:value-type="float">
            <text:p>0.512009</text:p>
          </table:table-cell>
          <table:table-cell office:value-type="float" office:value="25.989" calcext:value-type="float">
            <text:p>25.989</text:p>
          </table:table-cell>
          <table:table-cell office:value-type="float" office:value="26.934" calcext:value-type="float">
            <text:p>26.934</text:p>
          </table:table-cell>
          <table:table-cell office:value-type="float" office:value="27.343" calcext:value-type="float">
            <text:p>27.343</text:p>
          </table:table-cell>
          <table:table-cell office:value-type="float" office:value="27.627" calcext:value-type="float">
            <text:p>27.627</text:p>
          </table:table-cell>
          <table:table-cell office:value-type="float" office:value="28.339" calcext:value-type="float">
            <text:p>28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2174" calcext:value-type="float">
            <text:p>38.2174</text:p>
          </table:table-cell>
          <table:table-cell office:value-type="float" office:value="0.718536" calcext:value-type="float">
            <text:p>0.718536</text:p>
          </table:table-cell>
          <table:table-cell office:value-type="float" office:value="36.657" calcext:value-type="float">
            <text:p>36.657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117" calcext:value-type="float">
            <text:p>38.117</text:p>
          </table:table-cell>
          <table:table-cell office:value-type="float" office:value="38.629" calcext:value-type="float">
            <text:p>38.629</text:p>
          </table:table-cell>
          <table:table-cell office:value-type="float" office:value="39.978" calcext:value-type="float">
            <text:p>39.9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703" calcext:value-type="float">
            <text:p>53.703</text:p>
          </table:table-cell>
          <table:table-cell office:value-type="float" office:value="53.959" calcext:value-type="float">
            <text:p>53.959</text:p>
          </table:table-cell>
          <table:table-cell office:value-type="float" office:value="54.341" calcext:value-type="float">
            <text:p>54.341</text:p>
          </table:table-cell>
          <table:table-cell office:value-type="float" office:value="54.955" calcext:value-type="float">
            <text:p>54.9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13" calcext:value-type="float">
            <text:p>80.5713</text:p>
          </table:table-cell>
          <table:table-cell office:value-type="float" office:value="0.810395" calcext:value-type="float">
            <text:p>0.810395</text:p>
          </table:table-cell>
          <table:table-cell office:value-type="float" office:value="78.753" calcext:value-type="float">
            <text:p>78.753</text:p>
          </table:table-cell>
          <table:table-cell office:value-type="float" office:value="79.72" calcext:value-type="float">
            <text:p>79.72</text:p>
          </table:table-cell>
          <table:table-cell office:value-type="float" office:value="80.73" calcext:value-type="float">
            <text:p>80.73</text:p>
          </table:table-cell>
          <table:table-cell office:value-type="float" office:value="81.112" calcext:value-type="float">
            <text:p>81.112</text:p>
          </table:table-cell>
          <table:table-cell office:value-type="float" office:value="82.114" calcext:value-type="float">
            <text:p>82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.36608" calcext:value-type="float">
            <text:p>1.36608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0.299" calcext:value-type="float">
            <text:p>110.299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14.286" calcext:value-type="float">
            <text:p>114.2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62.909" calcext:value-type="float">
            <text:p>162.909</text:p>
          </table:table-cell>
          <table:table-cell office:value-type="float" office:value="164.619" calcext:value-type="float">
            <text:p>164.6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.954" calcext:value-type="float">
            <text:p>233.954</text:p>
          </table:table-cell>
          <table:table-cell office:value-type="float" office:value="2.00101" calcext:value-type="float">
            <text:p>2.00101</text:p>
          </table:table-cell>
          <table:table-cell office:value-type="float" office:value="230.763" calcext:value-type="float">
            <text:p>230.763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233.643" calcext:value-type="float">
            <text:p>233.643</text:p>
          </table:table-cell>
          <table:table-cell office:value-type="float" office:value="234.295" calcext:value-type="float">
            <text:p>234.295</text:p>
          </table:table-cell>
          <table:table-cell office:value-type="float" office:value="239.804" calcext:value-type="float">
            <text:p>239.8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.111" calcext:value-type="float">
            <text:p>334.111</text:p>
          </table:table-cell>
          <table:table-cell office:value-type="float" office:value="4.22526" calcext:value-type="float">
            <text:p>4.22526</text:p>
          </table:table-cell>
          <table:table-cell office:value-type="float" office:value="324.722" calcext:value-type="float">
            <text:p>324.722</text:p>
          </table:table-cell>
          <table:table-cell office:value-type="float" office:value="331.18" calcext:value-type="float">
            <text:p>331.18</text:p>
          </table:table-cell>
          <table:table-cell office:value-type="float" office:value="333.103" calcext:value-type="float">
            <text:p>333.103</text:p>
          </table:table-cell>
          <table:table-cell office:value-type="float" office:value="337.821" calcext:value-type="float">
            <text:p>337.821</text:p>
          </table:table-cell>
          <table:table-cell office:value-type="float" office:value="343.931" calcext:value-type="float">
            <text:p>343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.253" calcext:value-type="float">
            <text:p>492.253</text:p>
          </table:table-cell>
          <table:table-cell office:value-type="float" office:value="6.44594" calcext:value-type="float">
            <text:p>6.44594</text:p>
          </table:table-cell>
          <table:table-cell office:value-type="float" office:value="474.409" calcext:value-type="float">
            <text:p>474.409</text:p>
          </table:table-cell>
          <table:table-cell office:value-type="float" office:value="487.567" calcext:value-type="float">
            <text:p>487.567</text:p>
          </table:table-cell>
          <table:table-cell office:value-type="float" office:value="491.448" calcext:value-type="float">
            <text:p>491.448</text:p>
          </table:table-cell>
          <table:table-cell office:value-type="float" office:value="496.621" calcext:value-type="float">
            <text:p>496.621</text:p>
          </table:table-cell>
          <table:table-cell office:value-type="float" office:value="508.392" calcext:value-type="float">
            <text:p>508.3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.379" calcext:value-type="float">
            <text:p>819.379</text:p>
          </table:table-cell>
          <table:table-cell office:value-type="float" office:value="7.48103" calcext:value-type="float">
            <text:p>7.48103</text:p>
          </table:table-cell>
          <table:table-cell office:value-type="float" office:value="803.519" calcext:value-type="float">
            <text:p>803.519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819.792" calcext:value-type="float">
            <text:p>819.792</text:p>
          </table:table-cell>
          <table:table-cell office:value-type="float" office:value="823.477" calcext:value-type="float">
            <text:p>823.477</text:p>
          </table:table-cell>
          <table:table-cell office:value-type="float" office:value="838.136" calcext:value-type="float">
            <text:p>838.1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.49" calcext:value-type="float">
            <text:p>1294.49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297.1" calcext:value-type="float">
            <text:p>1297.1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23.24" calcext:value-type="float">
            <text:p>1323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2.61" calcext:value-type="float">
            <text:p>2502.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2466.38" calcext:value-type="float">
            <text:p>2466.38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2502.7" calcext:value-type="float">
            <text:p>2502.7</text:p>
          </table:table-cell>
          <table:table-cell office:value-type="float" office:value="2522.37" calcext:value-type="float">
            <text:p>2522.37</text:p>
          </table:table-cell>
          <table:table-cell office:value-type="float" office:value="2537.94" calcext:value-type="float">
            <text:p>2537.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612" calcext:value-type="float">
            <text:p>2.02612</text:p>
          </table:table-cell>
          <table:table-cell office:value-type="float" office:value="1.86794" calcext:value-type="float">
            <text:p>1.86794</text:p>
          </table:table-cell>
          <table:table-cell office:value-type="float" office:value="1.13" calcext:value-type="float">
            <text:p>1.13</text:p>
          </table:table-cell>
          <table:table-cell office:value-type="float" office:value="1.218" calcext:value-type="float">
            <text:p>1.218</text:p>
          </table:table-cell>
          <table:table-cell office:value-type="float" office:value="1.327" calcext:value-type="float">
            <text:p>1.327</text:p>
          </table:table-cell>
          <table:table-cell office:value-type="float" office:value="1.629" calcext:value-type="float">
            <text:p>1.629</text:p>
          </table:table-cell>
          <table:table-cell office:value-type="float" office:value="12.305" calcext:value-type="float">
            <text:p>12.3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76" calcext:value-type="float">
            <text:p>3.2976</text:p>
          </table:table-cell>
          <table:table-cell office:value-type="float" office:value="0.178129" calcext:value-type="float">
            <text:p>0.178129</text:p>
          </table:table-cell>
          <table:table-cell office:value-type="float" office:value="3.016" calcext:value-type="float">
            <text:p>3.016</text:p>
          </table:table-cell>
          <table:table-cell office:value-type="float" office:value="3.109" calcext:value-type="float">
            <text:p>3.109</text:p>
          </table:table-cell>
          <table:table-cell office:value-type="float" office:value="3.299" calcext:value-type="float">
            <text:p>3.299</text:p>
          </table:table-cell>
          <table:table-cell office:value-type="float" office:value="3.397" calcext:value-type="float">
            <text:p>3.397</text:p>
          </table:table-cell>
          <table:table-cell office:value-type="float" office:value="3.677" calcext:value-type="float">
            <text:p>3.6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1401" calcext:value-type="float">
            <text:p>6.21401</text:p>
          </table:table-cell>
          <table:table-cell office:value-type="float" office:value="0.203008" calcext:value-type="float">
            <text:p>0.203008</text:p>
          </table:table-cell>
          <table:table-cell office:value-type="float" office:value="5.874" calcext:value-type="float">
            <text:p>5.874</text:p>
          </table:table-cell>
          <table:table-cell office:value-type="float" office:value="6.019" calcext:value-type="float">
            <text:p>6.019</text:p>
          </table:table-cell>
          <table:table-cell office:value-type="float" office:value="6.207" calcext:value-type="float">
            <text:p>6.207</text:p>
          </table:table-cell>
          <table:table-cell office:value-type="float" office:value="6.363" calcext:value-type="float">
            <text:p>6.363</text:p>
          </table:table-cell>
          <table:table-cell office:value-type="float" office:value="6.815" calcext:value-type="float">
            <text:p>6.8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741" calcext:value-type="float">
            <text:p>10.1741</text:p>
          </table:table-cell>
          <table:table-cell office:value-type="float" office:value="0.258488" calcext:value-type="float">
            <text:p>0.258488</text:p>
          </table:table-cell>
          <table:table-cell office:value-type="float" office:value="9.744" calcext:value-type="float">
            <text:p>9.744</text:p>
          </table:table-cell>
          <table:table-cell office:value-type="float" office:value="9.944" calcext:value-type="float">
            <text:p>9.944</text:p>
          </table:table-cell>
          <table:table-cell office:value-type="float" office:value="10.146" calcext:value-type="float">
            <text:p>10.146</text:p>
          </table:table-cell>
          <table:table-cell office:value-type="float" office:value="10.316" calcext:value-type="float">
            <text:p>10.316</text:p>
          </table:table-cell>
          <table:table-cell office:value-type="float" office:value="10.935" calcext:value-type="float">
            <text:p>10.9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2677" calcext:value-type="float">
            <text:p>14.2677</text:p>
          </table:table-cell>
          <table:table-cell office:value-type="float" office:value="0.270267" calcext:value-type="float">
            <text:p>0.270267</text:p>
          </table:table-cell>
          <table:table-cell office:value-type="float" office:value="13.807" calcext:value-type="float">
            <text:p>13.807</text:p>
          </table:table-cell>
          <table:table-cell office:value-type="float" office:value="14.081" calcext:value-type="float">
            <text:p>14.081</text:p>
          </table:table-cell>
          <table:table-cell office:value-type="float" office:value="14.22" calcext:value-type="float">
            <text:p>14.22</text:p>
          </table:table-cell>
          <table:table-cell office:value-type="float" office:value="14.422" calcext:value-type="float">
            <text:p>14.422</text:p>
          </table:table-cell>
          <table:table-cell office:value-type="float" office:value="15.075" calcext:value-type="float">
            <text:p>15.07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9902" calcext:value-type="float">
            <text:p>19.9902</text:p>
          </table:table-cell>
          <table:table-cell office:value-type="float" office:value="0.658247" calcext:value-type="float">
            <text:p>0.658247</text:p>
          </table:table-cell>
          <table:table-cell office:value-type="float" office:value="19.187" calcext:value-type="float">
            <text:p>19.187</text:p>
          </table:table-cell>
          <table:table-cell office:value-type="float" office:value="19.666" calcext:value-type="float">
            <text:p>19.666</text:p>
          </table:table-cell>
          <table:table-cell office:value-type="float" office:value="19.88" calcext:value-type="float">
            <text:p>19.88</text:p>
          </table:table-cell>
          <table:table-cell office:value-type="float" office:value="20.171" calcext:value-type="float">
            <text:p>20.171</text:p>
          </table:table-cell>
          <table:table-cell office:value-type="float" office:value="25.525" calcext:value-type="float">
            <text:p>25.5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6202" calcext:value-type="float">
            <text:p>28.6202</text:p>
          </table:table-cell>
          <table:table-cell office:value-type="float" office:value="0.432824" calcext:value-type="float">
            <text:p>0.432824</text:p>
          </table:table-cell>
          <table:table-cell office:value-type="float" office:value="27.626" calcext:value-type="float">
            <text:p>27.626</text:p>
          </table:table-cell>
          <table:table-cell office:value-type="float" office:value="28.306" calcext:value-type="float">
            <text:p>28.306</text:p>
          </table:table-cell>
          <table:table-cell office:value-type="float" office:value="28.573" calcext:value-type="float">
            <text:p>28.573</text:p>
          </table:table-cell>
          <table:table-cell office:value-type="float" office:value="28.911" calcext:value-type="float">
            <text:p>28.911</text:p>
          </table:table-cell>
          <table:table-cell office:value-type="float" office:value="30.068" calcext:value-type="float">
            <text:p>30.0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4078" calcext:value-type="float">
            <text:p>42.4078</text:p>
          </table:table-cell>
          <table:table-cell office:value-type="float" office:value="0.489709" calcext:value-type="float">
            <text:p>0.489709</text:p>
          </table:table-cell>
          <table:table-cell office:value-type="float" office:value="41.387" calcext:value-type="float">
            <text:p>41.387</text:p>
          </table:table-cell>
          <table:table-cell office:value-type="float" office:value="42.068" calcext:value-type="float">
            <text:p>42.068</text:p>
          </table:table-cell>
          <table:table-cell office:value-type="float" office:value="42.394" calcext:value-type="float">
            <text:p>42.394</text:p>
          </table:table-cell>
          <table:table-cell office:value-type="float" office:value="42.776" calcext:value-type="float">
            <text:p>42.776</text:p>
          </table:table-cell>
          <table:table-cell office:value-type="float" office:value="43.805" calcext:value-type="float">
            <text:p>43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1919" calcext:value-type="float">
            <text:p>65.1919</text:p>
          </table:table-cell>
          <table:table-cell office:value-type="float" office:value="0.682716" calcext:value-type="float">
            <text:p>0.682716</text:p>
          </table:table-cell>
          <table:table-cell office:value-type="float" office:value="63.742" calcext:value-type="float">
            <text:p>63.742</text:p>
          </table:table-cell>
          <table:table-cell office:value-type="float" office:value="64.759" calcext:value-type="float">
            <text:p>64.759</text:p>
          </table:table-cell>
          <table:table-cell office:value-type="float" office:value="65.086" calcext:value-type="float">
            <text:p>65.086</text:p>
          </table:table-cell>
          <table:table-cell office:value-type="float" office:value="65.438" calcext:value-type="float">
            <text:p>65.438</text:p>
          </table:table-cell>
          <table:table-cell office:value-type="float" office:value="67.593" calcext:value-type="float">
            <text:p>67.59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.534" calcext:value-type="float">
            <text:p>107.534</text:p>
          </table:table-cell>
          <table:table-cell office:value-type="float" office:value="1.404" calcext:value-type="float">
            <text:p>1.404</text:p>
          </table:table-cell>
          <table:table-cell office:value-type="float" office:value="105.453" calcext:value-type="float">
            <text:p>105.453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107.322" calcext:value-type="float">
            <text:p>107.322</text:p>
          </table:table-cell>
          <table:table-cell office:value-type="float" office:value="108.127" calcext:value-type="float">
            <text:p>108.127</text:p>
          </table:table-cell>
          <table:table-cell office:value-type="float" office:value="118.904" calcext:value-type="float">
            <text:p>118.9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661" calcext:value-type="float">
            <text:p>185.661</text:p>
          </table:table-cell>
          <table:table-cell office:value-type="float" office:value="1.648" calcext:value-type="float">
            <text:p>1.648</text:p>
          </table:table-cell>
          <table:table-cell office:value-type="float" office:value="183.321" calcext:value-type="float">
            <text:p>183.321</text:p>
          </table:table-cell>
          <table:table-cell office:value-type="float" office:value="184.433" calcext:value-type="float">
            <text:p>184.433</text:p>
          </table:table-cell>
          <table:table-cell office:value-type="float" office:value="185.444" calcext:value-type="float">
            <text:p>185.444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94.853" calcext:value-type="float">
            <text:p>194.8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9.354" calcext:value-type="float">
            <text:p>339.354</text:p>
          </table:table-cell>
          <table:table-cell office:value-type="float" office:value="1.57185" calcext:value-type="float">
            <text:p>1.57185</text:p>
          </table:table-cell>
          <table:table-cell office:value-type="float" office:value="335.451" calcext:value-type="float">
            <text:p>335.451</text:p>
          </table:table-cell>
          <table:table-cell office:value-type="float" office:value="338.397" calcext:value-type="float">
            <text:p>338.397</text:p>
          </table:table-cell>
          <table:table-cell office:value-type="float" office:value="339.374" calcext:value-type="float">
            <text:p>339.374</text:p>
          </table:table-cell>
          <table:table-cell office:value-type="float" office:value="340.356" calcext:value-type="float">
            <text:p>340.356</text:p>
          </table:table-cell>
          <table:table-cell office:value-type="float" office:value="342.984" calcext:value-type="float">
            <text:p>342.9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.573" calcext:value-type="float">
            <text:p>663.573</text:p>
          </table:table-cell>
          <table:table-cell office:value-type="float" office:value="2.77788" calcext:value-type="float">
            <text:p>2.77788</text:p>
          </table:table-cell>
          <table:table-cell office:value-type="float" office:value="655.874" calcext:value-type="float">
            <text:p>655.874</text:p>
          </table:table-cell>
          <table:table-cell office:value-type="float" office:value="661.719" calcext:value-type="float">
            <text:p>661.719</text:p>
          </table:table-cell>
          <table:table-cell office:value-type="float" office:value="663.747" calcext:value-type="float">
            <text:p>663.747</text:p>
          </table:table-cell>
          <table:table-cell office:value-type="float" office:value="665.697" calcext:value-type="float">
            <text:p>665.697</text:p>
          </table:table-cell>
          <table:table-cell office:value-type="float" office:value="669.136" calcext:value-type="float">
            <text:p>669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0.22" calcext:value-type="float">
            <text:p>1300.22</text:p>
          </table:table-cell>
          <table:table-cell office:value-type="float" office:value="10.2246" calcext:value-type="float">
            <text:p>10.2246</text:p>
          </table:table-cell>
          <table:table-cell office:value-type="float" office:value="1286.42" calcext:value-type="float">
            <text:p>1286.42</text:p>
          </table:table-cell>
          <table:table-cell office:value-type="float" office:value="1295.21" calcext:value-type="float">
            <text:p>1295.21</text:p>
          </table:table-cell>
          <table:table-cell office:value-type="float" office:value="1299.04" calcext:value-type="float">
            <text:p>1299.04</text:p>
          </table:table-cell>
          <table:table-cell office:value-type="float" office:value="1302.96" calcext:value-type="float">
            <text:p>1302.96</text:p>
          </table:table-cell>
          <table:table-cell office:value-type="float" office:value="1376.63" calcext:value-type="float">
            <text:p>1376.6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87.87" calcext:value-type="float">
            <text:p>2587.87</text:p>
          </table:table-cell>
          <table:table-cell office:value-type="float" office:value="16.7395" calcext:value-type="float">
            <text:p>16.7395</text:p>
          </table:table-cell>
          <table:table-cell office:value-type="float" office:value="2561.86" calcext:value-type="float">
            <text:p>2561.86</text:p>
          </table:table-cell>
          <table:table-cell office:value-type="float" office:value="2578.62" calcext:value-type="float">
            <text:p>2578.62</text:p>
          </table:table-cell>
          <table:table-cell office:value-type="float" office:value="2585.43" calcext:value-type="float">
            <text:p>2585.43</text:p>
          </table:table-cell>
          <table:table-cell office:value-type="float" office:value="2594.16" calcext:value-type="float">
            <text:p>2594.16</text:p>
          </table:table-cell>
          <table:table-cell office:value-type="float" office:value="2712.78" calcext:value-type="float">
            <text:p>2712.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13.77" calcext:value-type="float">
            <text:p>5213.77</text:p>
          </table:table-cell>
          <table:table-cell office:value-type="float" office:value="19.4501" calcext:value-type="float">
            <text:p>19.4501</text:p>
          </table:table-cell>
          <table:table-cell office:value-type="float" office:value="5176.57" calcext:value-type="float">
            <text:p>5176.57</text:p>
          </table:table-cell>
          <table:table-cell office:value-type="float" office:value="5200.18" calcext:value-type="float">
            <text:p>5200.18</text:p>
          </table:table-cell>
          <table:table-cell office:value-type="float" office:value="5212.34" calcext:value-type="float">
            <text:p>5212.34</text:p>
          </table:table-cell>
          <table:table-cell office:value-type="float" office:value="5224.92" calcext:value-type="float">
            <text:p>5224.92</text:p>
          </table:table-cell>
          <table:table-cell office:value-type="float" office:value="5277.25" calcext:value-type="float">
            <text:p>5277.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10570.6" calcext:value-type="float">
            <text:p>10570.6</text:p>
          </table:table-cell>
          <table:table-cell office:value-type="float" office:value="10622.1" calcext:value-type="float">
            <text:p>10622.1</text:p>
          </table:table-cell>
          <table:table-cell office:value-type="float" office:value="10640.1" calcext:value-type="float">
            <text:p>10640.1</text:p>
          </table:table-cell>
          <table:table-cell office:value-type="float" office:value="10668" calcext:value-type="float">
            <text:p>10668</text:p>
          </table:table-cell>
          <table:table-cell office:value-type="float" office:value="10881.3" calcext:value-type="float">
            <text:p>10881.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43.3" calcext:value-type="float">
            <text:p>21843.3</text:p>
          </table:table-cell>
          <table:table-cell office:value-type="float" office:value="70.621" calcext:value-type="float">
            <text:p>70.621</text:p>
          </table:table-cell>
          <table:table-cell office:value-type="float" office:value="21689.7" calcext:value-type="float">
            <text:p>21689.7</text:p>
          </table:table-cell>
          <table:table-cell office:value-type="float" office:value="21795.8" calcext:value-type="float">
            <text:p>21795.8</text:p>
          </table:table-cell>
          <table:table-cell office:value-type="float" office:value="21837.7" calcext:value-type="float">
            <text:p>21837.7</text:p>
          </table:table-cell>
          <table:table-cell office:value-type="float" office:value="21885.4" calcext:value-type="float">
            <text:p>21885.4</text:p>
          </table:table-cell>
          <table:table-cell office:value-type="float" office:value="22127.4" calcext:value-type="float">
            <text:p>22127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260" calcext:value-type="float">
            <text:p>45260</text:p>
          </table:table-cell>
          <table:table-cell office:value-type="float" office:value="138.544" calcext:value-type="float">
            <text:p>138.544</text:p>
          </table:table-cell>
          <table:table-cell office:value-type="float" office:value="44966.2" calcext:value-type="float">
            <text:p>44966.2</text:p>
          </table:table-cell>
          <table:table-cell office:value-type="float" office:value="45156.1" calcext:value-type="float">
            <text:p>45156.1</text:p>
          </table:table-cell>
          <table:table-cell office:value-type="float" office:value="45268.3" calcext:value-type="float">
            <text:p>45268.3</text:p>
          </table:table-cell>
          <table:table-cell office:value-type="float" office:value="45344.4" calcext:value-type="float">
            <text:p>45344.4</text:p>
          </table:table-cell>
          <table:table-cell office:value-type="float" office:value="45651.6" calcext:value-type="float">
            <text:p>45651.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646.5" calcext:value-type="float">
            <text:p>93646.5</text:p>
          </table:table-cell>
          <table:table-cell office:value-type="float" office:value="195.763" calcext:value-type="float">
            <text:p>195.763</text:p>
          </table:table-cell>
          <table:table-cell office:value-type="float" office:value="93190.6" calcext:value-type="float">
            <text:p>93190.6</text:p>
          </table:table-cell>
          <table:table-cell office:value-type="float" office:value="93504.9" calcext:value-type="float">
            <text:p>93504.9</text:p>
          </table:table-cell>
          <table:table-cell office:value-type="float" office:value="93651.6" calcext:value-type="float">
            <text:p>93651.6</text:p>
          </table:table-cell>
          <table:table-cell office:value-type="float" office:value="93749.4" calcext:value-type="float">
            <text:p>93749.4</text:p>
          </table:table-cell>
          <table:table-cell office:value-type="float" office:value="94171.2" calcext:value-type="float">
            <text:p>94171.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3891" calcext:value-type="float">
            <text:p>193891</text:p>
          </table:table-cell>
          <table:table-cell office:value-type="float" office:value="459.428" calcext:value-type="float">
            <text:p>459.428</text:p>
          </table:table-cell>
          <table:table-cell office:value-type="float" office:value="192921" calcext:value-type="float">
            <text:p>192921</text:p>
          </table:table-cell>
          <table:table-cell office:value-type="float" office:value="193550" calcext:value-type="float">
            <text:p>193550</text:p>
          </table:table-cell>
          <table:table-cell office:value-type="float" office:value="193886" calcext:value-type="float">
            <text:p>193886</text:p>
          </table:table-cell>
          <table:table-cell office:value-type="float" office:value="194234" calcext:value-type="float">
            <text:p>194234</text:p>
          </table:table-cell>
          <table:table-cell office:value-type="float" office:value="195037" calcext:value-type="float">
            <text:p>1950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226" calcext:value-type="float">
            <text:p>0.83226</text:p>
          </table:table-cell>
          <table:table-cell office:value-type="float" office:value="0.0391381" calcext:value-type="float">
            <text:p>0.0391381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7" calcext:value-type="float">
            <text:p>0.847</text:p>
          </table:table-cell>
          <table:table-cell office:value-type="float" office:value="1.149" calcext:value-type="float">
            <text:p>1.1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3988" calcext:value-type="float">
            <text:p>1.43988</text:p>
          </table:table-cell>
          <table:table-cell office:value-type="float" office:value="0.0328333" calcext:value-type="float">
            <text:p>0.0328333</text:p>
          </table:table-cell>
          <table:table-cell office:value-type="float" office:value="1.396" calcext:value-type="float">
            <text:p>1.396</text:p>
          </table:table-cell>
          <table:table-cell office:value-type="float" office:value="1.417" calcext:value-type="float">
            <text:p>1.417</text:p>
          </table:table-cell>
          <table:table-cell office:value-type="float" office:value="1.438" calcext:value-type="float">
            <text:p>1.438</text:p>
          </table:table-cell>
          <table:table-cell office:value-type="float" office:value="1.458" calcext:value-type="float">
            <text:p>1.458</text:p>
          </table:table-cell>
          <table:table-cell office:value-type="float" office:value="1.658" calcext:value-type="float">
            <text:p>1.6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1143" calcext:value-type="float">
            <text:p>1.31143</text:p>
          </table:table-cell>
          <table:table-cell office:value-type="float" office:value="0.0337572" calcext:value-type="float">
            <text:p>0.0337572</text:p>
          </table:table-cell>
          <table:table-cell office:value-type="float" office:value="1.275" calcext:value-type="float">
            <text:p>1.275</text:p>
          </table:table-cell>
          <table:table-cell office:value-type="float" office:value="1.288" calcext:value-type="float">
            <text:p>1.288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6" calcext:value-type="float">
            <text:p>1.326</text:p>
          </table:table-cell>
          <table:table-cell office:value-type="float" office:value="1.567" calcext:value-type="float">
            <text:p>1.5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5635" calcext:value-type="float">
            <text:p>1.75635</text:p>
          </table:table-cell>
          <table:table-cell office:value-type="float" office:value="0.0354929" calcext:value-type="float">
            <text:p>0.0354929</text:p>
          </table:table-cell>
          <table:table-cell office:value-type="float" office:value="1.715" calcext:value-type="float">
            <text:p>1.715</text:p>
          </table:table-cell>
          <table:table-cell office:value-type="float" office:value="1.736" calcext:value-type="float">
            <text:p>1.736</text:p>
          </table:table-cell>
          <table:table-cell office:value-type="float" office:value="1.753" calcext:value-type="float">
            <text:p>1.753</text:p>
          </table:table-cell>
          <table:table-cell office:value-type="float" office:value="1.765" calcext:value-type="float">
            <text:p>1.765</text:p>
          </table:table-cell>
          <table:table-cell office:value-type="float" office:value="2.001" calcext:value-type="float">
            <text:p>2.0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0.0373311" calcext:value-type="float">
            <text:p>0.0373311</text:p>
          </table:table-cell>
          <table:table-cell office:value-type="float" office:value="2.27" calcext:value-type="float">
            <text:p>2.27</text:p>
          </table:table-cell>
          <table:table-cell office:value-type="float" office:value="2.299" calcext:value-type="float">
            <text:p>2.29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19" calcext:value-type="float">
            <text:p>2.319</text:p>
          </table:table-cell>
          <table:table-cell office:value-type="float" office:value="2.596" calcext:value-type="float">
            <text:p>2.5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1167" calcext:value-type="float">
            <text:p>3.01167</text:p>
          </table:table-cell>
          <table:table-cell office:value-type="float" office:value="0.0356587" calcext:value-type="float">
            <text:p>0.0356587</text:p>
          </table:table-cell>
          <table:table-cell office:value-type="float" office:value="2.956" calcext:value-type="float">
            <text:p>2.956</text:p>
          </table:table-cell>
          <table:table-cell office:value-type="float" office:value="2.996" calcext:value-type="float">
            <text:p>2.996</text:p>
          </table:table-cell>
          <table:table-cell office:value-type="float" office:value="3.008" calcext:value-type="float">
            <text:p>3.008</text:p>
          </table:table-cell>
          <table:table-cell office:value-type="float" office:value="3.019" calcext:value-type="float">
            <text:p>3.019</text:p>
          </table:table-cell>
          <table:table-cell office:value-type="float" office:value="3.298" calcext:value-type="float">
            <text:p>3.2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5863" calcext:value-type="float">
            <text:p>3.75863</text:p>
          </table:table-cell>
          <table:table-cell office:value-type="float" office:value="0.0321511" calcext:value-type="float">
            <text:p>0.0321511</text:p>
          </table:table-cell>
          <table:table-cell office:value-type="float" office:value="3.71" calcext:value-type="float">
            <text:p>3.71</text:p>
          </table:table-cell>
          <table:table-cell office:value-type="float" office:value="3.744" calcext:value-type="float">
            <text:p>3.744</text:p>
          </table:table-cell>
          <table:table-cell office:value-type="float" office:value="3.753" calcext:value-type="float">
            <text:p>3.753</text:p>
          </table:table-cell>
          <table:table-cell office:value-type="float" office:value="3.766" calcext:value-type="float">
            <text:p>3.766</text:p>
          </table:table-cell>
          <table:table-cell office:value-type="float" office:value="4.03" calcext:value-type="float">
            <text:p>4.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067" calcext:value-type="float">
            <text:p>4.6067</text:p>
          </table:table-cell>
          <table:table-cell office:value-type="float" office:value="0.0552521" calcext:value-type="float">
            <text:p>0.0552521</text:p>
          </table:table-cell>
          <table:table-cell office:value-type="float" office:value="4.556" calcext:value-type="float">
            <text:p>4.556</text:p>
          </table:table-cell>
          <table:table-cell office:value-type="float" office:value="4.585" calcext:value-type="float">
            <text:p>4.585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2" calcext:value-type="float">
            <text:p>4.612</text:p>
          </table:table-cell>
          <table:table-cell office:value-type="float" office:value="5.082" calcext:value-type="float">
            <text:p>5.0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1884" calcext:value-type="float">
            <text:p>5.51884</text:p>
          </table:table-cell>
          <table:table-cell office:value-type="float" office:value="0.0518671" calcext:value-type="float">
            <text:p>0.0518671</text:p>
          </table:table-cell>
          <table:table-cell office:value-type="float" office:value="5.471" calcext:value-type="float">
            <text:p>5.471</text:p>
          </table:table-cell>
          <table:table-cell office:value-type="float" office:value="5.499" calcext:value-type="float">
            <text:p>5.499</text:p>
          </table:table-cell>
          <table:table-cell office:value-type="float" office:value="5.511" calcext:value-type="float">
            <text:p>5.511</text:p>
          </table:table-cell>
          <table:table-cell office:value-type="float" office:value="5.527" calcext:value-type="float">
            <text:p>5.527</text:p>
          </table:table-cell>
          <table:table-cell office:value-type="float" office:value="5.986" calcext:value-type="float">
            <text:p>5.9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5054" calcext:value-type="float">
            <text:p>6.85054</text:p>
          </table:table-cell>
          <table:table-cell office:value-type="float" office:value="0.0750532" calcext:value-type="float">
            <text:p>0.0750532</text:p>
          </table:table-cell>
          <table:table-cell office:value-type="float" office:value="6.774" calcext:value-type="float">
            <text:p>6.774</text:p>
          </table:table-cell>
          <table:table-cell office:value-type="float" office:value="6.82" calcext:value-type="float">
            <text:p>6.82</text:p>
          </table:table-cell>
          <table:table-cell office:value-type="float" office:value="6.835" calcext:value-type="float">
            <text:p>6.835</text:p>
          </table:table-cell>
          <table:table-cell office:value-type="float" office:value="6.85" calcext:value-type="float">
            <text:p>6.85</text:p>
          </table:table-cell>
          <table:table-cell office:value-type="float" office:value="7.281" calcext:value-type="float">
            <text:p>7.2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2925" calcext:value-type="float">
            <text:p>7.72925</text:p>
          </table:table-cell>
          <table:table-cell office:value-type="float" office:value="0.0518028" calcext:value-type="float">
            <text:p>0.0518028</text:p>
          </table:table-cell>
          <table:table-cell office:value-type="float" office:value="7.664" calcext:value-type="float">
            <text:p>7.664</text:p>
          </table:table-cell>
          <table:table-cell office:value-type="float" office:value="7.709" calcext:value-type="float">
            <text:p>7.709</text:p>
          </table:table-cell>
          <table:table-cell office:value-type="float" office:value="7.722" calcext:value-type="float">
            <text:p>7.722</text:p>
          </table:table-cell>
          <table:table-cell office:value-type="float" office:value="7.734" calcext:value-type="float">
            <text:p>7.734</text:p>
          </table:table-cell>
          <table:table-cell office:value-type="float" office:value="8.147" calcext:value-type="float">
            <text:p>8.1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809" calcext:value-type="float">
            <text:p>9.2809</text:p>
          </table:table-cell>
          <table:table-cell office:value-type="float" office:value="0.0512263" calcext:value-type="float">
            <text:p>0.0512263</text:p>
          </table:table-cell>
          <table:table-cell office:value-type="float" office:value="9.208" calcext:value-type="float">
            <text:p>9.208</text:p>
          </table:table-cell>
          <table:table-cell office:value-type="float" office:value="9.255" calcext:value-type="float">
            <text:p>9.255</text:p>
          </table:table-cell>
          <table:table-cell office:value-type="float" office:value="9.275" calcext:value-type="float">
            <text:p>9.275</text:p>
          </table:table-cell>
          <table:table-cell office:value-type="float" office:value="9.296" calcext:value-type="float">
            <text:p>9.296</text:p>
          </table:table-cell>
          <table:table-cell office:value-type="float" office:value="9.681" calcext:value-type="float">
            <text:p>9.6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7093" calcext:value-type="float">
            <text:p>10.7093</text:p>
          </table:table-cell>
          <table:table-cell office:value-type="float" office:value="0.084082" calcext:value-type="float">
            <text:p>0.084082</text:p>
          </table:table-cell>
          <table:table-cell office:value-type="float" office:value="10.637" calcext:value-type="float">
            <text:p>10.637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694" calcext:value-type="float">
            <text:p>10.694</text:p>
          </table:table-cell>
          <table:table-cell office:value-type="float" office:value="10.718" calcext:value-type="float">
            <text:p>10.718</text:p>
          </table:table-cell>
          <table:table-cell office:value-type="float" office:value="11.182" calcext:value-type="float">
            <text:p>11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023" calcext:value-type="float">
            <text:p>14.5023</text:p>
          </table:table-cell>
          <table:table-cell office:value-type="float" office:value="0.0847804" calcext:value-type="float">
            <text:p>0.0847804</text:p>
          </table:table-cell>
          <table:table-cell office:value-type="float" office:value="14.402" calcext:value-type="float">
            <text:p>14.402</text:p>
          </table:table-cell>
          <table:table-cell office:value-type="float" office:value="14.459" calcext:value-type="float">
            <text:p>14.459</text:p>
          </table:table-cell>
          <table:table-cell office:value-type="float" office:value="14.489" calcext:value-type="float">
            <text:p>14.489</text:p>
          </table:table-cell>
          <table:table-cell office:value-type="float" office:value="14.531" calcext:value-type="float">
            <text:p>14.531</text:p>
          </table:table-cell>
          <table:table-cell office:value-type="float" office:value="15.056" calcext:value-type="float">
            <text:p>15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1847" calcext:value-type="float">
            <text:p>17.1847</text:p>
          </table:table-cell>
          <table:table-cell office:value-type="float" office:value="0.550985" calcext:value-type="float">
            <text:p>0.550985</text:p>
          </table:table-cell>
          <table:table-cell office:value-type="float" office:value="16.829" calcext:value-type="float">
            <text:p>16.829</text:p>
          </table:table-cell>
          <table:table-cell office:value-type="float" office:value="16.924" calcext:value-type="float">
            <text:p>16.924</text:p>
          </table:table-cell>
          <table:table-cell office:value-type="float" office:value="16.991" calcext:value-type="float">
            <text:p>16.991</text:p>
          </table:table-cell>
          <table:table-cell office:value-type="float" office:value="17.088" calcext:value-type="float">
            <text:p>17.088</text:p>
          </table:table-cell>
          <table:table-cell office:value-type="float" office:value="19.949" calcext:value-type="float">
            <text:p>19.9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8938" calcext:value-type="float">
            <text:p>24.8938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24.582" calcext:value-type="float">
            <text:p>24.582</text:p>
          </table:table-cell>
          <table:table-cell office:value-type="float" office:value="24.762" calcext:value-type="float">
            <text:p>24.762</text:p>
          </table:table-cell>
          <table:table-cell office:value-type="float" office:value="24.887" calcext:value-type="float">
            <text:p>24.887</text:p>
          </table:table-cell>
          <table:table-cell office:value-type="float" office:value="24.961" calcext:value-type="float">
            <text:p>24.961</text:p>
          </table:table-cell>
          <table:table-cell office:value-type="float" office:value="25.886" calcext:value-type="float">
            <text:p>25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.8756" calcext:value-type="float">
            <text:p>40.8756</text:p>
          </table:table-cell>
          <table:table-cell office:value-type="float" office:value="0.261523" calcext:value-type="float">
            <text:p>0.261523</text:p>
          </table:table-cell>
          <table:table-cell office:value-type="float" office:value="40.319" calcext:value-type="float">
            <text:p>40.319</text:p>
          </table:table-cell>
          <table:table-cell office:value-type="float" office:value="40.715" calcext:value-type="float">
            <text:p>40.715</text:p>
          </table:table-cell>
          <table:table-cell office:value-type="float" office:value="40.849" calcext:value-type="float">
            <text:p>40.849</text:p>
          </table:table-cell>
          <table:table-cell office:value-type="float" office:value="41.058" calcext:value-type="float">
            <text:p>41.058</text:p>
          </table:table-cell>
          <table:table-cell office:value-type="float" office:value="42.06" calcext:value-type="float">
            <text:p>42.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0.527181" calcext:value-type="float">
            <text:p>0.527181</text:p>
          </table:table-cell>
          <table:table-cell office:value-type="float" office:value="102.061" calcext:value-type="float">
            <text:p>102.061</text:p>
          </table:table-cell>
          <table:table-cell office:value-type="float" office:value="102.653" calcext:value-type="float">
            <text:p>102.653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103.485" calcext:value-type="float">
            <text:p>103.485</text:p>
          </table:table-cell>
          <table:table-cell office:value-type="float" office:value="105.631" calcext:value-type="float">
            <text:p>105.6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.39" calcext:value-type="float">
            <text:p>227.39</text:p>
          </table:table-cell>
          <table:table-cell office:value-type="float" office:value="1.15976" calcext:value-type="float">
            <text:p>1.15976</text:p>
          </table:table-cell>
          <table:table-cell office:value-type="float" office:value="225.387" calcext:value-type="float">
            <text:p>225.387</text:p>
          </table:table-cell>
          <table:table-cell office:value-type="float" office:value="226.425" calcext:value-type="float">
            <text:p>226.425</text:p>
          </table:table-cell>
          <table:table-cell office:value-type="float" office:value="227.314" calcext:value-type="float">
            <text:p>227.314</text:p>
          </table:table-cell>
          <table:table-cell office:value-type="float" office:value="228.235" calcext:value-type="float">
            <text:p>228.235</text:p>
          </table:table-cell>
          <table:table-cell office:value-type="float" office:value="233.666" calcext:value-type="float">
            <text:p>233.6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5.728" calcext:value-type="float">
            <text:p>475.728</text:p>
          </table:table-cell>
          <table:table-cell office:value-type="float" office:value="1.86447" calcext:value-type="float">
            <text:p>1.86447</text:p>
          </table:table-cell>
          <table:table-cell office:value-type="float" office:value="471.641" calcext:value-type="float">
            <text:p>471.641</text:p>
          </table:table-cell>
          <table:table-cell office:value-type="float" office:value="474.299" calcext:value-type="float">
            <text:p>474.299</text:p>
          </table:table-cell>
          <table:table-cell office:value-type="float" office:value="475.747" calcext:value-type="float">
            <text:p>475.747</text:p>
          </table:table-cell>
          <table:table-cell office:value-type="float" office:value="477.131" calcext:value-type="float">
            <text:p>477.131</text:p>
          </table:table-cell>
          <table:table-cell office:value-type="float" office:value="480.5" calcext:value-type="float">
            <text:p>480.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7.38" calcext:value-type="float">
            <text:p>1027.38</text:p>
          </table:table-cell>
          <table:table-cell office:value-type="float" office:value="4.05795" calcext:value-type="float">
            <text:p>4.05795</text:p>
          </table:table-cell>
          <table:table-cell office:value-type="float" office:value="1021.21" calcext:value-type="float">
            <text:p>1021.21</text:p>
          </table:table-cell>
          <table:table-cell office:value-type="float" office:value="1023.33" calcext:value-type="float">
            <text:p>1023.33</text:p>
          </table:table-cell>
          <table:table-cell office:value-type="float" office:value="1027.21" calcext:value-type="float">
            <text:p>1027.21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40.93" calcext:value-type="float">
            <text:p>1040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04.49" calcext:value-type="float">
            <text:p>2204.49</text:p>
          </table:table-cell>
          <table:table-cell office:value-type="float" office:value="7.02299" calcext:value-type="float">
            <text:p>7.02299</text:p>
          </table:table-cell>
          <table:table-cell office:value-type="float" office:value="2189.9" calcext:value-type="float">
            <text:p>2189.9</text:p>
          </table:table-cell>
          <table:table-cell office:value-type="float" office:value="2199.44" calcext:value-type="float">
            <text:p>2199.44</text:p>
          </table:table-cell>
          <table:table-cell office:value-type="float" office:value="2204.86" calcext:value-type="float">
            <text:p>2204.86</text:p>
          </table:table-cell>
          <table:table-cell office:value-type="float" office:value="2210.18" calcext:value-type="float">
            <text:p>2210.18</text:p>
          </table:table-cell>
          <table:table-cell office:value-type="float" office:value="2217.93" calcext:value-type="float">
            <text:p>2217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43.76" calcext:value-type="float">
            <text:p>4743.76</text:p>
          </table:table-cell>
          <table:table-cell office:value-type="float" office:value="19.6835" calcext:value-type="float">
            <text:p>19.6835</text:p>
          </table:table-cell>
          <table:table-cell office:value-type="float" office:value="4714.87" calcext:value-type="float">
            <text:p>4714.87</text:p>
          </table:table-cell>
          <table:table-cell office:value-type="float" office:value="4725.74" calcext:value-type="float">
            <text:p>4725.74</text:p>
          </table:table-cell>
          <table:table-cell office:value-type="float" office:value="4736.02" calcext:value-type="float">
            <text:p>4736.02</text:p>
          </table:table-cell>
          <table:table-cell office:value-type="float" office:value="4766.64" calcext:value-type="float">
            <text:p>4766.64</text:p>
          </table:table-cell>
          <table:table-cell office:value-type="float" office:value="4772.55" calcext:value-type="float">
            <text:p>4772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36.5" calcext:value-type="float">
            <text:p>10236.5</text:p>
          </table:table-cell>
          <table:table-cell office:value-type="float" office:value="40.1023" calcext:value-type="float">
            <text:p>40.1023</text:p>
          </table:table-cell>
          <table:table-cell office:value-type="float" office:value="10157.6" calcext:value-type="float">
            <text:p>10157.6</text:p>
          </table:table-cell>
          <table:table-cell office:value-type="float" office:value="10183.7" calcext:value-type="float">
            <text:p>10183.7</text:p>
          </table:table-cell>
          <table:table-cell office:value-type="float" office:value="10260.1" calcext:value-type="float">
            <text:p>10260.1</text:p>
          </table:table-cell>
          <table:table-cell office:value-type="float" office:value="10261.5" calcext:value-type="float">
            <text:p>10261.5</text:p>
          </table:table-cell>
          <table:table-cell office:value-type="float" office:value="10310.1" calcext:value-type="float">
            <text:p>10310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499" calcext:value-type="float">
            <text:p>2.10499</text:p>
          </table:table-cell>
          <table:table-cell office:value-type="float" office:value="2.30061" calcext:value-type="float">
            <text:p>2.30061</text:p>
          </table:table-cell>
          <table:table-cell office:value-type="float" office:value="0.424" calcext:value-type="float">
            <text:p>0.424</text:p>
          </table:table-cell>
          <table:table-cell office:value-type="float" office:value="0.662" calcext:value-type="float">
            <text:p>0.662</text:p>
          </table:table-cell>
          <table:table-cell office:value-type="float" office:value="1.144" calcext:value-type="float">
            <text:p>1.144</text:p>
          </table:table-cell>
          <table:table-cell office:value-type="float" office:value="2.739" calcext:value-type="float">
            <text:p>2.739</text:p>
          </table:table-cell>
          <table:table-cell office:value-type="float" office:value="14.746" calcext:value-type="float">
            <text:p>14.7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8425" calcext:value-type="float">
            <text:p>2.08425</text:p>
          </table:table-cell>
          <table:table-cell office:value-type="float" office:value="1.73956" calcext:value-type="float">
            <text:p>1.73956</text:p>
          </table:table-cell>
          <table:table-cell office:value-type="float" office:value="0.66" calcext:value-type="float">
            <text:p>0.66</text:p>
          </table:table-cell>
          <table:table-cell office:value-type="float" office:value="0.967" calcext:value-type="float">
            <text:p>0.967</text:p>
          </table:table-cell>
          <table:table-cell office:value-type="float" office:value="1.112" calcext:value-type="float">
            <text:p>1.112</text:p>
          </table:table-cell>
          <table:table-cell office:value-type="float" office:value="2.514" calcext:value-type="float">
            <text:p>2.514</text:p>
          </table:table-cell>
          <table:table-cell office:value-type="float" office:value="7.315" calcext:value-type="float">
            <text:p>7.31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1157" calcext:value-type="float">
            <text:p>4.41157</text:p>
          </table:table-cell>
          <table:table-cell office:value-type="float" office:value="3.32553" calcext:value-type="float">
            <text:p>3.32553</text:p>
          </table:table-cell>
          <table:table-cell office:value-type="float" office:value="0.936" calcext:value-type="float">
            <text:p>0.936</text:p>
          </table:table-cell>
          <table:table-cell office:value-type="float" office:value="1.56" calcext:value-type="float">
            <text:p>1.56</text:p>
          </table:table-cell>
          <table:table-cell office:value-type="float" office:value="3.025" calcext:value-type="float">
            <text:p>3.025</text:p>
          </table:table-cell>
          <table:table-cell office:value-type="float" office:value="7.406" calcext:value-type="float">
            <text:p>7.406</text:p>
          </table:table-cell>
          <table:table-cell office:value-type="float" office:value="12.086" calcext:value-type="float">
            <text:p>12.0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9347" calcext:value-type="float">
            <text:p>6.79347</text:p>
          </table:table-cell>
          <table:table-cell office:value-type="float" office:value="4.43539" calcext:value-type="float">
            <text:p>4.43539</text:p>
          </table:table-cell>
          <table:table-cell office:value-type="float" office:value="1.479" calcext:value-type="float">
            <text:p>1.479</text:p>
          </table:table-cell>
          <table:table-cell office:value-type="float" office:value="2.077" calcext:value-type="float">
            <text:p>2.077</text:p>
          </table:table-cell>
          <table:table-cell office:value-type="float" office:value="6.48" calcext:value-type="float">
            <text:p>6.48</text:p>
          </table:table-cell>
          <table:table-cell office:value-type="float" office:value="10.771" calcext:value-type="float">
            <text:p>10.771</text:p>
          </table:table-cell>
          <table:table-cell office:value-type="float" office:value="18.374" calcext:value-type="float">
            <text:p>18.37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3616" calcext:value-type="float">
            <text:p>10.3616</text:p>
          </table:table-cell>
          <table:table-cell office:value-type="float" office:value="6.75912" calcext:value-type="float">
            <text:p>6.75912</text:p>
          </table:table-cell>
          <table:table-cell office:value-type="float" office:value="1.646" calcext:value-type="float">
            <text:p>1.646</text:p>
          </table:table-cell>
          <table:table-cell office:value-type="float" office:value="2.772" calcext:value-type="float">
            <text:p>2.772</text:p>
          </table:table-cell>
          <table:table-cell office:value-type="float" office:value="11.686" calcext:value-type="float">
            <text:p>11.686</text:p>
          </table:table-cell>
          <table:table-cell office:value-type="float" office:value="15.56" calcext:value-type="float">
            <text:p>15.56</text:p>
          </table:table-cell>
          <table:table-cell office:value-type="float" office:value="31.828" calcext:value-type="float">
            <text:p>31.8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6413" calcext:value-type="float">
            <text:p>13.6413</text:p>
          </table:table-cell>
          <table:table-cell office:value-type="float" office:value="9.1565" calcext:value-type="float">
            <text:p>9.1565</text:p>
          </table:table-cell>
          <table:table-cell office:value-type="float" office:value="1.992" calcext:value-type="float">
            <text:p>1.992</text:p>
          </table:table-cell>
          <table:table-cell office:value-type="float" office:value="3.629" calcext:value-type="float">
            <text:p>3.629</text:p>
          </table:table-cell>
          <table:table-cell office:value-type="float" office:value="12.5" calcext:value-type="float">
            <text:p>12.5</text:p>
          </table:table-cell>
          <table:table-cell office:value-type="float" office:value="20.256" calcext:value-type="float">
            <text:p>20.256</text:p>
          </table:table-cell>
          <table:table-cell office:value-type="float" office:value="34.788" calcext:value-type="float">
            <text:p>34.7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597" calcext:value-type="float">
            <text:p>18.8597</text:p>
          </table:table-cell>
          <table:table-cell office:value-type="float" office:value="10.9504" calcext:value-type="float">
            <text:p>10.9504</text:p>
          </table:table-cell>
          <table:table-cell office:value-type="float" office:value="3.15" calcext:value-type="float">
            <text:p>3.15</text:p>
          </table:table-cell>
          <table:table-cell office:value-type="float" office:value="6.587" calcext:value-type="float">
            <text:p>6.587</text:p>
          </table:table-cell>
          <table:table-cell office:value-type="float" office:value="20.052" calcext:value-type="float">
            <text:p>20.052</text:p>
          </table:table-cell>
          <table:table-cell office:value-type="float" office:value="25.859" calcext:value-type="float">
            <text:p>25.859</text:p>
          </table:table-cell>
          <table:table-cell office:value-type="float" office:value="44.239" calcext:value-type="float">
            <text:p>44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0105" calcext:value-type="float">
            <text:p>21.0105</text:p>
          </table:table-cell>
          <table:table-cell office:value-type="float" office:value="13.3647" calcext:value-type="float">
            <text:p>13.3647</text:p>
          </table:table-cell>
          <table:table-cell office:value-type="float" office:value="4.325" calcext:value-type="float">
            <text:p>4.325</text:p>
          </table:table-cell>
          <table:table-cell office:value-type="float" office:value="6.649" calcext:value-type="float">
            <text:p>6.649</text:p>
          </table:table-cell>
          <table:table-cell office:value-type="float" office:value="22.63" calcext:value-type="float">
            <text:p>22.63</text:p>
          </table:table-cell>
          <table:table-cell office:value-type="float" office:value="30.412" calcext:value-type="float">
            <text:p>30.412</text:p>
          </table:table-cell>
          <table:table-cell office:value-type="float" office:value="59.843" calcext:value-type="float">
            <text:p>59.8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715" calcext:value-type="float">
            <text:p>27.715</text:p>
          </table:table-cell>
          <table:table-cell office:value-type="float" office:value="15.8734" calcext:value-type="float">
            <text:p>15.8734</text:p>
          </table:table-cell>
          <table:table-cell office:value-type="float" office:value="5.289" calcext:value-type="float">
            <text:p>5.289</text:p>
          </table:table-cell>
          <table:table-cell office:value-type="float" office:value="14.145" calcext:value-type="float">
            <text:p>14.145</text:p>
          </table:table-cell>
          <table:table-cell office:value-type="float" office:value="27.934" calcext:value-type="float">
            <text:p>27.934</text:p>
          </table:table-cell>
          <table:table-cell office:value-type="float" office:value="38.008" calcext:value-type="float">
            <text:p>38.008</text:p>
          </table:table-cell>
          <table:table-cell office:value-type="float" office:value="76.525" calcext:value-type="float">
            <text:p>76.5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9908" calcext:value-type="float">
            <text:p>30.9908</text:p>
          </table:table-cell>
          <table:table-cell office:value-type="float" office:value="17.4805" calcext:value-type="float">
            <text:p>17.4805</text:p>
          </table:table-cell>
          <table:table-cell office:value-type="float" office:value="5.723" calcext:value-type="float">
            <text:p>5.723</text:p>
          </table:table-cell>
          <table:table-cell office:value-type="float" office:value="15.606" calcext:value-type="float">
            <text:p>15.606</text:p>
          </table:table-cell>
          <table:table-cell office:value-type="float" office:value="32.849" calcext:value-type="float">
            <text:p>32.849</text:p>
          </table:table-cell>
          <table:table-cell office:value-type="float" office:value="42.795" calcext:value-type="float">
            <text:p>42.795</text:p>
          </table:table-cell>
          <table:table-cell office:value-type="float" office:value="78.162" calcext:value-type="float">
            <text:p>78.1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.5129" calcext:value-type="float">
            <text:p>39.5129</text:p>
          </table:table-cell>
          <table:table-cell office:value-type="float" office:value="19.165" calcext:value-type="float">
            <text:p>19.165</text:p>
          </table:table-cell>
          <table:table-cell office:value-type="float" office:value="5.942" calcext:value-type="float">
            <text:p>5.942</text:p>
          </table:table-cell>
          <table:table-cell office:value-type="float" office:value="23.98" calcext:value-type="float">
            <text:p>23.98</text:p>
          </table:table-cell>
          <table:table-cell office:value-type="float" office:value="39.744" calcext:value-type="float">
            <text:p>39.744</text:p>
          </table:table-cell>
          <table:table-cell office:value-type="float" office:value="51.191" calcext:value-type="float">
            <text:p>51.191</text:p>
          </table:table-cell>
          <table:table-cell office:value-type="float" office:value="99.591" calcext:value-type="float">
            <text:p>99.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001" calcext:value-type="float">
            <text:p>52.001</text:p>
          </table:table-cell>
          <table:table-cell office:value-type="float" office:value="27.552" calcext:value-type="float">
            <text:p>27.552</text:p>
          </table:table-cell>
          <table:table-cell office:value-type="float" office:value="9.429" calcext:value-type="float">
            <text:p>9.429</text:p>
          </table:table-cell>
          <table:table-cell office:value-type="float" office:value="28.904" calcext:value-type="float">
            <text:p>28.904</text:p>
          </table:table-cell>
          <table:table-cell office:value-type="float" office:value="46.626" calcext:value-type="float">
            <text:p>46.626</text:p>
          </table:table-cell>
          <table:table-cell office:value-type="float" office:value="71.141" calcext:value-type="float">
            <text:p>71.141</text:p>
          </table:table-cell>
          <table:table-cell office:value-type="float" office:value="136.92" calcext:value-type="float">
            <text:p>136.9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.7972" calcext:value-type="float">
            <text:p>66.7972</text:p>
          </table:table-cell>
          <table:table-cell office:value-type="float" office:value="41.9087" calcext:value-type="float">
            <text:p>41.9087</text:p>
          </table:table-cell>
          <table:table-cell office:value-type="float" office:value="9.617" calcext:value-type="float">
            <text:p>9.617</text:p>
          </table:table-cell>
          <table:table-cell office:value-type="float" office:value="34.625" calcext:value-type="float">
            <text:p>34.625</text:p>
          </table:table-cell>
          <table:table-cell office:value-type="float" office:value="63.098" calcext:value-type="float">
            <text:p>63.098</text:p>
          </table:table-cell>
          <table:table-cell office:value-type="float" office:value="87.547" calcext:value-type="float">
            <text:p>87.547</text:p>
          </table:table-cell>
          <table:table-cell office:value-type="float" office:value="269.429" calcext:value-type="float">
            <text:p>269.4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7298" calcext:value-type="float">
            <text:p>94.7298</text:p>
          </table:table-cell>
          <table:table-cell office:value-type="float" office:value="62.1791" calcext:value-type="float">
            <text:p>62.1791</text:p>
          </table:table-cell>
          <table:table-cell office:value-type="float" office:value="11.586" calcext:value-type="float">
            <text:p>11.586</text:p>
          </table:table-cell>
          <table:table-cell office:value-type="float" office:value="44.245" calcext:value-type="float">
            <text:p>44.245</text:p>
          </table:table-cell>
          <table:table-cell office:value-type="float" office:value="80.409" calcext:value-type="float">
            <text:p>80.409</text:p>
          </table:table-cell>
          <table:table-cell office:value-type="float" office:value="134.623" calcext:value-type="float">
            <text:p>134.623</text:p>
          </table:table-cell>
          <table:table-cell office:value-type="float" office:value="409.703" calcext:value-type="float">
            <text:p>409.7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.602" calcext:value-type="float">
            <text:p>163.602</text:p>
          </table:table-cell>
          <table:table-cell office:value-type="float" office:value="140.323" calcext:value-type="float">
            <text:p>140.323</text:p>
          </table:table-cell>
          <table:table-cell office:value-type="float" office:value="11.666" calcext:value-type="float">
            <text:p>11.666</text:p>
          </table:table-cell>
          <table:table-cell office:value-type="float" office:value="62.102" calcext:value-type="float">
            <text:p>62.102</text:p>
          </table:table-cell>
          <table:table-cell office:value-type="float" office:value="130.056" calcext:value-type="float">
            <text:p>130.056</text:p>
          </table:table-cell>
          <table:table-cell office:value-type="float" office:value="225.219" calcext:value-type="float">
            <text:p>225.219</text:p>
          </table:table-cell>
          <table:table-cell office:value-type="float" office:value="652.951" calcext:value-type="float">
            <text:p>652.95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6.377" calcext:value-type="float">
            <text:p>266.377</text:p>
          </table:table-cell>
          <table:table-cell office:value-type="float" office:value="239.929" calcext:value-type="float">
            <text:p>239.929</text:p>
          </table:table-cell>
          <table:table-cell office:value-type="float" office:value="15.788" calcext:value-type="float">
            <text:p>15.788</text:p>
          </table:table-cell>
          <table:table-cell office:value-type="float" office:value="71.754" calcext:value-type="float">
            <text:p>71.754</text:p>
          </table:table-cell>
          <table:table-cell office:value-type="float" office:value="171.766" calcext:value-type="float">
            <text:p>171.766</text:p>
          </table:table-cell>
          <table:table-cell office:value-type="float" office:value="382.812" calcext:value-type="float">
            <text:p>382.812</text:p>
          </table:table-cell>
          <table:table-cell office:value-type="float" office:value="1144.74" calcext:value-type="float">
            <text:p>1144.7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2.183" calcext:value-type="float">
            <text:p>442.183</text:p>
          </table:table-cell>
          <table:table-cell office:value-type="float" office:value="411.876" calcext:value-type="float">
            <text:p>411.876</text:p>
          </table:table-cell>
          <table:table-cell office:value-type="float" office:value="16.85" calcext:value-type="float">
            <text:p>16.85</text:p>
          </table:table-cell>
          <table:table-cell office:value-type="float" office:value="76.84" calcext:value-type="float">
            <text:p>76.84</text:p>
          </table:table-cell>
          <table:table-cell office:value-type="float" office:value="329.792" calcext:value-type="float">
            <text:p>329.792</text:p>
          </table:table-cell>
          <table:table-cell office:value-type="float" office:value="714.042" calcext:value-type="float">
            <text:p>714.042</text:p>
          </table:table-cell>
          <table:table-cell office:value-type="float" office:value="1743.18" calcext:value-type="float">
            <text:p>1743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8.663" calcext:value-type="float">
            <text:p>978.663</text:p>
          </table:table-cell>
          <table:table-cell office:value-type="float" office:value="1247.98" calcext:value-type="float">
            <text:p>1247.98</text:p>
          </table:table-cell>
          <table:table-cell office:value-type="float" office:value="18.909" calcext:value-type="float">
            <text:p>18.909</text:p>
          </table:table-cell>
          <table:table-cell office:value-type="float" office:value="129.476" calcext:value-type="float">
            <text:p>129.476</text:p>
          </table:table-cell>
          <table:table-cell office:value-type="float" office:value="453.961" calcext:value-type="float">
            <text:p>453.961</text:p>
          </table:table-cell>
          <table:table-cell office:value-type="float" office:value="1369.62" calcext:value-type="float">
            <text:p>1369.62</text:p>
          </table:table-cell>
          <table:table-cell office:value-type="float" office:value="6066.56" calcext:value-type="float">
            <text:p>6066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2.61" calcext:value-type="float">
            <text:p>1332.61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21.139" calcext:value-type="float">
            <text:p>21.139</text:p>
          </table:table-cell>
          <table:table-cell office:value-type="float" office:value="129.349" calcext:value-type="float">
            <text:p>129.349</text:p>
          </table:table-cell>
          <table:table-cell office:value-type="float" office:value="370.416" calcext:value-type="float">
            <text:p>370.416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7829.2" calcext:value-type="float">
            <text:p>7829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5.24" calcext:value-type="float">
            <text:p>3005.24</text:p>
          </table:table-cell>
          <table:table-cell office:value-type="float" office:value="3988.74" calcext:value-type="float">
            <text:p>3988.74</text:p>
          </table:table-cell>
          <table:table-cell office:value-type="float" office:value="23.196" calcext:value-type="float">
            <text:p>23.196</text:p>
          </table:table-cell>
          <table:table-cell office:value-type="float" office:value="198.441" calcext:value-type="float">
            <text:p>198.441</text:p>
          </table:table-cell>
          <table:table-cell office:value-type="float" office:value="1163.61" calcext:value-type="float">
            <text:p>1163.61</text:p>
          </table:table-cell>
          <table:table-cell office:value-type="float" office:value="4869.56" calcext:value-type="float">
            <text:p>4869.56</text:p>
          </table:table-cell>
          <table:table-cell office:value-type="float" office:value="17649.7" calcext:value-type="float">
            <text:p>17649.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3.18" calcext:value-type="float">
            <text:p>5123.18</text:p>
          </table:table-cell>
          <table:table-cell office:value-type="float" office:value="7391.91" calcext:value-type="float">
            <text:p>7391.91</text:p>
          </table:table-cell>
          <table:table-cell office:value-type="float" office:value="24.619" calcext:value-type="float">
            <text:p>24.619</text:p>
          </table:table-cell>
          <table:table-cell office:value-type="float" office:value="323.124" calcext:value-type="float">
            <text:p>323.124</text:p>
          </table:table-cell>
          <table:table-cell office:value-type="float" office:value="1785.43" calcext:value-type="float">
            <text:p>1785.43</text:p>
          </table:table-cell>
          <table:table-cell office:value-type="float" office:value="7530.29" calcext:value-type="float">
            <text:p>7530.29</text:p>
          </table:table-cell>
          <table:table-cell office:value-type="float" office:value="50655.4" calcext:value-type="float">
            <text:p>50655.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96.75" calcext:value-type="float">
            <text:p>9496.75</text:p>
          </table:table-cell>
          <table:table-cell office:value-type="float" office:value="13942.6" calcext:value-type="float">
            <text:p>13942.6</text:p>
          </table:table-cell>
          <table:table-cell office:value-type="float" office:value="27.222" calcext:value-type="float">
            <text:p>27.222</text:p>
          </table:table-cell>
          <table:table-cell office:value-type="float" office:value="263.603" calcext:value-type="float">
            <text:p>263.603</text:p>
          </table:table-cell>
          <table:table-cell office:value-type="float" office:value="2159.19" calcext:value-type="float">
            <text:p>2159.19</text:p>
          </table:table-cell>
          <table:table-cell office:value-type="float" office:value="15980.4" calcext:value-type="float">
            <text:p>15980.4</text:p>
          </table:table-cell>
          <table:table-cell office:value-type="float" office:value="70102" calcext:value-type="float">
            <text:p>701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138.9" calcext:value-type="float">
            <text:p>18138.9</text:p>
          </table:table-cell>
          <table:table-cell office:value-type="float" office:value="27935.6" calcext:value-type="float">
            <text:p>27935.6</text:p>
          </table:table-cell>
          <table:table-cell office:value-type="float" office:value="30.136" calcext:value-type="float">
            <text:p>30.136</text:p>
          </table:table-cell>
          <table:table-cell office:value-type="float" office:value="208.927" calcext:value-type="float">
            <text:p>208.927</text:p>
          </table:table-cell>
          <table:table-cell office:value-type="float" office:value="2861.28" calcext:value-type="float">
            <text:p>2861.28</text:p>
          </table:table-cell>
          <table:table-cell office:value-type="float" office:value="30578" calcext:value-type="float">
            <text:p>30578</text:p>
          </table:table-cell>
          <table:table-cell office:value-type="float" office:value="153301" calcext:value-type="float">
            <text:p>15330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362.7" calcext:value-type="float">
            <text:p>26362.7</text:p>
          </table:table-cell>
          <table:table-cell office:value-type="float" office:value="53932.4" calcext:value-type="float">
            <text:p>53932.4</text:p>
          </table:table-cell>
          <table:table-cell office:value-type="float" office:value="30.982" calcext:value-type="float">
            <text:p>30.982</text:p>
          </table:table-cell>
          <table:table-cell office:value-type="float" office:value="283.016" calcext:value-type="float">
            <text:p>283.016</text:p>
          </table:table-cell>
          <table:table-cell office:value-type="float" office:value="2248.76" calcext:value-type="float">
            <text:p>2248.76</text:p>
          </table:table-cell>
          <table:table-cell office:value-type="float" office:value="31405" calcext:value-type="float">
            <text:p>31405</text:p>
          </table:table-cell>
          <table:table-cell office:value-type="float" office:value="330702" calcext:value-type="float">
            <text:p>3307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3779" calcext:value-type="float">
            <text:p>1.83779</text:p>
          </table:table-cell>
          <table:table-cell office:value-type="float" office:value="0.330815" calcext:value-type="float">
            <text:p>0.330815</text:p>
          </table:table-cell>
          <table:table-cell office:value-type="float" office:value="1.028" calcext:value-type="float">
            <text:p>1.028</text:p>
          </table:table-cell>
          <table:table-cell office:value-type="float" office:value="1.684" calcext:value-type="float">
            <text:p>1.684</text:p>
          </table:table-cell>
          <table:table-cell office:value-type="float" office:value="1.804" calcext:value-type="float">
            <text:p>1.804</text:p>
          </table:table-cell>
          <table:table-cell office:value-type="float" office:value="1.917" calcext:value-type="float">
            <text:p>1.917</text:p>
          </table:table-cell>
          <table:table-cell office:value-type="float" office:value="3.466" calcext:value-type="float">
            <text:p>3.4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9789" calcext:value-type="float">
            <text:p>2.89789</text:p>
          </table:table-cell>
          <table:table-cell office:value-type="float" office:value="0.796369" calcext:value-type="float">
            <text:p>0.796369</text:p>
          </table:table-cell>
          <table:table-cell office:value-type="float" office:value="1.579" calcext:value-type="float">
            <text:p>1.579</text:p>
          </table:table-cell>
          <table:table-cell office:value-type="float" office:value="2.636" calcext:value-type="float">
            <text:p>2.636</text:p>
          </table:table-cell>
          <table:table-cell office:value-type="float" office:value="2.779" calcext:value-type="float">
            <text:p>2.779</text:p>
          </table:table-cell>
          <table:table-cell office:value-type="float" office:value="2.963" calcext:value-type="float">
            <text:p>2.963</text:p>
          </table:table-cell>
          <table:table-cell office:value-type="float" office:value="7.873" calcext:value-type="float">
            <text:p>7.8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244" calcext:value-type="float">
            <text:p>4.14244</text:p>
          </table:table-cell>
          <table:table-cell office:value-type="float" office:value="0.979192" calcext:value-type="float">
            <text:p>0.979192</text:p>
          </table:table-cell>
          <table:table-cell office:value-type="float" office:value="2.036" calcext:value-type="float">
            <text:p>2.036</text:p>
          </table:table-cell>
          <table:table-cell office:value-type="float" office:value="3.639" calcext:value-type="float">
            <text:p>3.639</text:p>
          </table:table-cell>
          <table:table-cell office:value-type="float" office:value="4.021" calcext:value-type="float">
            <text:p>4.021</text:p>
          </table:table-cell>
          <table:table-cell office:value-type="float" office:value="4.24" calcext:value-type="float">
            <text:p>4.24</text:p>
          </table:table-cell>
          <table:table-cell office:value-type="float" office:value="8.322" calcext:value-type="float">
            <text:p>8.3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992" calcext:value-type="float">
            <text:p>5.61992</text:p>
          </table:table-cell>
          <table:table-cell office:value-type="float" office:value="1.74376" calcext:value-type="float">
            <text:p>1.74376</text:p>
          </table:table-cell>
          <table:table-cell office:value-type="float" office:value="2.814" calcext:value-type="float">
            <text:p>2.814</text:p>
          </table:table-cell>
          <table:table-cell office:value-type="float" office:value="4.796" calcext:value-type="float">
            <text:p>4.796</text:p>
          </table:table-cell>
          <table:table-cell office:value-type="float" office:value="5.108" calcext:value-type="float">
            <text:p>5.108</text:p>
          </table:table-cell>
          <table:table-cell office:value-type="float" office:value="5.641" calcext:value-type="float">
            <text:p>5.641</text:p>
          </table:table-cell>
          <table:table-cell office:value-type="float" office:value="12.653" calcext:value-type="float">
            <text:p>12.6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868" calcext:value-type="float">
            <text:p>7.5868</text:p>
          </table:table-cell>
          <table:table-cell office:value-type="float" office:value="2.68032" calcext:value-type="float">
            <text:p>2.68032</text:p>
          </table:table-cell>
          <table:table-cell office:value-type="float" office:value="3.777" calcext:value-type="float">
            <text:p>3.777</text:p>
          </table:table-cell>
          <table:table-cell office:value-type="float" office:value="6.032" calcext:value-type="float">
            <text:p>6.032</text:p>
          </table:table-cell>
          <table:table-cell office:value-type="float" office:value="6.692" calcext:value-type="float">
            <text:p>6.692</text:p>
          </table:table-cell>
          <table:table-cell office:value-type="float" office:value="7.561" calcext:value-type="float">
            <text:p>7.561</text:p>
          </table:table-cell>
          <table:table-cell office:value-type="float" office:value="16.548" calcext:value-type="float">
            <text:p>16.54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797" calcext:value-type="float">
            <text:p>9.39797</text:p>
          </table:table-cell>
          <table:table-cell office:value-type="float" office:value="3.75601" calcext:value-type="float">
            <text:p>3.75601</text:p>
          </table:table-cell>
          <table:table-cell office:value-type="float" office:value="4.669" calcext:value-type="float">
            <text:p>4.669</text:p>
          </table:table-cell>
          <table:table-cell office:value-type="float" office:value="7.193" calcext:value-type="float">
            <text:p>7.193</text:p>
          </table:table-cell>
          <table:table-cell office:value-type="float" office:value="8.19" calcext:value-type="float">
            <text:p>8.19</text:p>
          </table:table-cell>
          <table:table-cell office:value-type="float" office:value="9.186" calcext:value-type="float">
            <text:p>9.186</text:p>
          </table:table-cell>
          <table:table-cell office:value-type="float" office:value="21.574" calcext:value-type="float">
            <text:p>21.57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458" calcext:value-type="float">
            <text:p>11.3458</text:p>
          </table:table-cell>
          <table:table-cell office:value-type="float" office:value="3.92654" calcext:value-type="float">
            <text:p>3.92654</text:p>
          </table:table-cell>
          <table:table-cell office:value-type="float" office:value="5.716" calcext:value-type="float">
            <text:p>5.716</text:p>
          </table:table-cell>
          <table:table-cell office:value-type="float" office:value="8.869" calcext:value-type="float">
            <text:p>8.869</text:p>
          </table:table-cell>
          <table:table-cell office:value-type="float" office:value="9.966" calcext:value-type="float">
            <text:p>9.966</text:p>
          </table:table-cell>
          <table:table-cell office:value-type="float" office:value="12.162" calcext:value-type="float">
            <text:p>12.162</text:p>
          </table:table-cell>
          <table:table-cell office:value-type="float" office:value="25.23" calcext:value-type="float">
            <text:p>25.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307" calcext:value-type="float">
            <text:p>14.0307</text:p>
          </table:table-cell>
          <table:table-cell office:value-type="float" office:value="5.30421" calcext:value-type="float">
            <text:p>5.30421</text:p>
          </table:table-cell>
          <table:table-cell office:value-type="float" office:value="6.987" calcext:value-type="float">
            <text:p>6.987</text:p>
          </table:table-cell>
          <table:table-cell office:value-type="float" office:value="10.233" calcext:value-type="float">
            <text:p>10.233</text:p>
          </table:table-cell>
          <table:table-cell office:value-type="float" office:value="11.775" calcext:value-type="float">
            <text:p>11.775</text:p>
          </table:table-cell>
          <table:table-cell office:value-type="float" office:value="17.233" calcext:value-type="float">
            <text:p>17.233</text:p>
          </table:table-cell>
          <table:table-cell office:value-type="float" office:value="27.77" calcext:value-type="float">
            <text:p>27.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513" calcext:value-type="float">
            <text:p>17.2513</text:p>
          </table:table-cell>
          <table:table-cell office:value-type="float" office:value="7.00675" calcext:value-type="float">
            <text:p>7.00675</text:p>
          </table:table-cell>
          <table:table-cell office:value-type="float" office:value="8.096" calcext:value-type="float">
            <text:p>8.096</text:p>
          </table:table-cell>
          <table:table-cell office:value-type="float" office:value="12.571" calcext:value-type="float">
            <text:p>12.571</text:p>
          </table:table-cell>
          <table:table-cell office:value-type="float" office:value="13.861" calcext:value-type="float">
            <text:p>13.861</text:p>
          </table:table-cell>
          <table:table-cell office:value-type="float" office:value="20.377" calcext:value-type="float">
            <text:p>20.377</text:p>
          </table:table-cell>
          <table:table-cell office:value-type="float" office:value="37.57" calcext:value-type="float">
            <text:p>37.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7757" calcext:value-type="float">
            <text:p>19.7757</text:p>
          </table:table-cell>
          <table:table-cell office:value-type="float" office:value="7.46487" calcext:value-type="float">
            <text:p>7.46487</text:p>
          </table:table-cell>
          <table:table-cell office:value-type="float" office:value="9.774" calcext:value-type="float">
            <text:p>9.774</text:p>
          </table:table-cell>
          <table:table-cell office:value-type="float" office:value="13.705" calcext:value-type="float">
            <text:p>13.705</text:p>
          </table:table-cell>
          <table:table-cell office:value-type="float" office:value="16.517" calcext:value-type="float">
            <text:p>16.517</text:p>
          </table:table-cell>
          <table:table-cell office:value-type="float" office:value="24.797" calcext:value-type="float">
            <text:p>24.797</text:p>
          </table:table-cell>
          <table:table-cell office:value-type="float" office:value="40.565" calcext:value-type="float">
            <text:p>40.5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4408" calcext:value-type="float">
            <text:p>23.4408</text:p>
          </table:table-cell>
          <table:table-cell office:value-type="float" office:value="9.64836" calcext:value-type="float">
            <text:p>9.64836</text:p>
          </table:table-cell>
          <table:table-cell office:value-type="float" office:value="11.2" calcext:value-type="float">
            <text:p>11.2</text:p>
          </table:table-cell>
          <table:table-cell office:value-type="float" office:value="15.943" calcext:value-type="float">
            <text:p>15.943</text:p>
          </table:table-cell>
          <table:table-cell office:value-type="float" office:value="19.149" calcext:value-type="float">
            <text:p>19.149</text:p>
          </table:table-cell>
          <table:table-cell office:value-type="float" office:value="29.366" calcext:value-type="float">
            <text:p>29.366</text:p>
          </table:table-cell>
          <table:table-cell office:value-type="float" office:value="51.301" calcext:value-type="float">
            <text:p>51.3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9234" calcext:value-type="float">
            <text:p>28.9234</text:p>
          </table:table-cell>
          <table:table-cell office:value-type="float" office:value="10.9982" calcext:value-type="float">
            <text:p>10.9982</text:p>
          </table:table-cell>
          <table:table-cell office:value-type="float" office:value="12.865" calcext:value-type="float">
            <text:p>12.865</text:p>
          </table:table-cell>
          <table:table-cell office:value-type="float" office:value="19.276" calcext:value-type="float">
            <text:p>19.276</text:p>
          </table:table-cell>
          <table:table-cell office:value-type="float" office:value="27.423" calcext:value-type="float">
            <text:p>27.423</text:p>
          </table:table-cell>
          <table:table-cell office:value-type="float" office:value="37.004" calcext:value-type="float">
            <text:p>37.004</text:p>
          </table:table-cell>
          <table:table-cell office:value-type="float" office:value="57.401" calcext:value-type="float">
            <text:p>57.4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531" calcext:value-type="float">
            <text:p>33.531</text:p>
          </table:table-cell>
          <table:table-cell office:value-type="float" office:value="12.4894" calcext:value-type="float">
            <text:p>12.4894</text:p>
          </table:table-cell>
          <table:table-cell office:value-type="float" office:value="14.866" calcext:value-type="float">
            <text:p>14.866</text:p>
          </table:table-cell>
          <table:table-cell office:value-type="float" office:value="21.281" calcext:value-type="float">
            <text:p>21.281</text:p>
          </table:table-cell>
          <table:table-cell office:value-type="float" office:value="32.963" calcext:value-type="float">
            <text:p>32.963</text:p>
          </table:table-cell>
          <table:table-cell office:value-type="float" office:value="42.379" calcext:value-type="float">
            <text:p>42.379</text:p>
          </table:table-cell>
          <table:table-cell office:value-type="float" office:value="67.522" calcext:value-type="float">
            <text:p>67.5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86" calcext:value-type="float">
            <text:p>37.7786</text:p>
          </table:table-cell>
          <table:table-cell office:value-type="float" office:value="13.845" calcext:value-type="float">
            <text:p>13.845</text:p>
          </table:table-cell>
          <table:table-cell office:value-type="float" office:value="14.389" calcext:value-type="float">
            <text:p>14.389</text:p>
          </table:table-cell>
          <table:table-cell office:value-type="float" office:value="25.085" calcext:value-type="float">
            <text:p>25.085</text:p>
          </table:table-cell>
          <table:table-cell office:value-type="float" office:value="36.408" calcext:value-type="float">
            <text:p>36.408</text:p>
          </table:table-cell>
          <table:table-cell office:value-type="float" office:value="48.418" calcext:value-type="float">
            <text:p>48.418</text:p>
          </table:table-cell>
          <table:table-cell office:value-type="float" office:value="70.104" calcext:value-type="float">
            <text:p>70.1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0969" calcext:value-type="float">
            <text:p>46.0969</text:p>
          </table:table-cell>
          <table:table-cell office:value-type="float" office:value="14.999" calcext:value-type="float">
            <text:p>14.999</text:p>
          </table:table-cell>
          <table:table-cell office:value-type="float" office:value="17.818" calcext:value-type="float">
            <text:p>17.818</text:p>
          </table:table-cell>
          <table:table-cell office:value-type="float" office:value="31.195" calcext:value-type="float">
            <text:p>31.195</text:p>
          </table:table-cell>
          <table:table-cell office:value-type="float" office:value="46.821" calcext:value-type="float">
            <text:p>46.821</text:p>
          </table:table-cell>
          <table:table-cell office:value-type="float" office:value="57.527" calcext:value-type="float">
            <text:p>57.527</text:p>
          </table:table-cell>
          <table:table-cell office:value-type="float" office:value="81.626" calcext:value-type="float">
            <text:p>81.6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8906" calcext:value-type="float">
            <text:p>48.8906</text:p>
          </table:table-cell>
          <table:table-cell office:value-type="float" office:value="16.6071" calcext:value-type="float">
            <text:p>16.6071</text:p>
          </table:table-cell>
          <table:table-cell office:value-type="float" office:value="20.605" calcext:value-type="float">
            <text:p>20.605</text:p>
          </table:table-cell>
          <table:table-cell office:value-type="float" office:value="32.965" calcext:value-type="float">
            <text:p>32.965</text:p>
          </table:table-cell>
          <table:table-cell office:value-type="float" office:value="50.119" calcext:value-type="float">
            <text:p>50.119</text:p>
          </table:table-cell>
          <table:table-cell office:value-type="float" office:value="60.216" calcext:value-type="float">
            <text:p>60.216</text:p>
          </table:table-cell>
          <table:table-cell office:value-type="float" office:value="90.829" calcext:value-type="float">
            <text:p>90.8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2808" calcext:value-type="float">
            <text:p>56.2808</text:p>
          </table:table-cell>
          <table:table-cell office:value-type="float" office:value="17.9284" calcext:value-type="float">
            <text:p>17.9284</text:p>
          </table:table-cell>
          <table:table-cell office:value-type="float" office:value="21.958" calcext:value-type="float">
            <text:p>21.958</text:p>
          </table:table-cell>
          <table:table-cell office:value-type="float" office:value="41.744" calcext:value-type="float">
            <text:p>41.744</text:p>
          </table:table-cell>
          <table:table-cell office:value-type="float" office:value="56.144" calcext:value-type="float">
            <text:p>56.144</text:p>
          </table:table-cell>
          <table:table-cell office:value-type="float" office:value="70.845" calcext:value-type="float">
            <text:p>70.845</text:p>
          </table:table-cell>
          <table:table-cell office:value-type="float" office:value="94.979" calcext:value-type="float">
            <text:p>94.9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4421" calcext:value-type="float">
            <text:p>62.4421</text:p>
          </table:table-cell>
          <table:table-cell office:value-type="float" office:value="20.2142" calcext:value-type="float">
            <text:p>20.2142</text:p>
          </table:table-cell>
          <table:table-cell office:value-type="float" office:value="25.171" calcext:value-type="float">
            <text:p>25.171</text:p>
          </table:table-cell>
          <table:table-cell office:value-type="float" office:value="48.258" calcext:value-type="float">
            <text:p>48.258</text:p>
          </table:table-cell>
          <table:table-cell office:value-type="float" office:value="63.042" calcext:value-type="float">
            <text:p>63.042</text:p>
          </table:table-cell>
          <table:table-cell office:value-type="float" office:value="75.811" calcext:value-type="float">
            <text:p>75.811</text:p>
          </table:table-cell>
          <table:table-cell office:value-type="float" office:value="109.043" calcext:value-type="float">
            <text:p>109.0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0583" calcext:value-type="float">
            <text:p>67.0583</text:p>
          </table:table-cell>
          <table:table-cell office:value-type="float" office:value="22.9523" calcext:value-type="float">
            <text:p>22.9523</text:p>
          </table:table-cell>
          <table:table-cell office:value-type="float" office:value="26.655" calcext:value-type="float">
            <text:p>26.655</text:p>
          </table:table-cell>
          <table:table-cell office:value-type="float" office:value="49.184" calcext:value-type="float">
            <text:p>49.184</text:p>
          </table:table-cell>
          <table:table-cell office:value-type="float" office:value="62.093" calcext:value-type="float">
            <text:p>62.093</text:p>
          </table:table-cell>
          <table:table-cell office:value-type="float" office:value="83.764" calcext:value-type="float">
            <text:p>83.764</text:p>
          </table:table-cell>
          <table:table-cell office:value-type="float" office:value="140.773" calcext:value-type="float">
            <text:p>140.7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.095" calcext:value-type="float">
            <text:p>80.095</text:p>
          </table:table-cell>
          <table:table-cell office:value-type="float" office:value="29.5523" calcext:value-type="float">
            <text:p>29.5523</text:p>
          </table:table-cell>
          <table:table-cell office:value-type="float" office:value="29.455" calcext:value-type="float">
            <text:p>29.455</text:p>
          </table:table-cell>
          <table:table-cell office:value-type="float" office:value="62.917" calcext:value-type="float">
            <text:p>62.917</text:p>
          </table:table-cell>
          <table:table-cell office:value-type="float" office:value="76.77" calcext:value-type="float">
            <text:p>76.77</text:p>
          </table:table-cell>
          <table:table-cell office:value-type="float" office:value="95.288" calcext:value-type="float">
            <text:p>95.288</text:p>
          </table:table-cell>
          <table:table-cell office:value-type="float" office:value="193.288" calcext:value-type="float">
            <text:p>193.2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.2415" calcext:value-type="float">
            <text:p>88.2415</text:p>
          </table:table-cell>
          <table:table-cell office:value-type="float" office:value="39.9296" calcext:value-type="float">
            <text:p>39.9296</text:p>
          </table:table-cell>
          <table:table-cell office:value-type="float" office:value="32.018" calcext:value-type="float">
            <text:p>32.018</text:p>
          </table:table-cell>
          <table:table-cell office:value-type="float" office:value="65.66" calcext:value-type="float">
            <text:p>65.66</text:p>
          </table:table-cell>
          <table:table-cell office:value-type="float" office:value="80.744" calcext:value-type="float">
            <text:p>80.744</text:p>
          </table:table-cell>
          <table:table-cell office:value-type="float" office:value="97.868" calcext:value-type="float">
            <text:p>97.868</text:p>
          </table:table-cell>
          <table:table-cell office:value-type="float" office:value="292.815" calcext:value-type="float">
            <text:p>292.8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627" calcext:value-type="float">
            <text:p>106.627</text:p>
          </table:table-cell>
          <table:table-cell office:value-type="float" office:value="75.591" calcext:value-type="float">
            <text:p>75.591</text:p>
          </table:table-cell>
          <table:table-cell office:value-type="float" office:value="33.629" calcext:value-type="float">
            <text:p>33.629</text:p>
          </table:table-cell>
          <table:table-cell office:value-type="float" office:value="68.164" calcext:value-type="float">
            <text:p>68.164</text:p>
          </table:table-cell>
          <table:table-cell office:value-type="float" office:value="90.617" calcext:value-type="float">
            <text:p>90.617</text:p>
          </table:table-cell>
          <table:table-cell office:value-type="float" office:value="110.073" calcext:value-type="float">
            <text:p>110.073</text:p>
          </table:table-cell>
          <table:table-cell office:value-type="float" office:value="496.728" calcext:value-type="float">
            <text:p>496.7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2.702" calcext:value-type="float">
            <text:p>132.702</text:p>
          </table:table-cell>
          <table:table-cell office:value-type="float" office:value="110.493" calcext:value-type="float">
            <text:p>110.493</text:p>
          </table:table-cell>
          <table:table-cell office:value-type="float" office:value="37.542" calcext:value-type="float">
            <text:p>37.542</text:p>
          </table:table-cell>
          <table:table-cell office:value-type="float" office:value="86.815" calcext:value-type="float">
            <text:p>86.815</text:p>
          </table:table-cell>
          <table:table-cell office:value-type="float" office:value="104.311" calcext:value-type="float">
            <text:p>104.311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907.791" calcext:value-type="float">
            <text:p>907.7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.975" calcext:value-type="float">
            <text:p>210.975</text:p>
          </table:table-cell>
          <table:table-cell office:value-type="float" office:value="269.301" calcext:value-type="float">
            <text:p>269.301</text:p>
          </table:table-cell>
          <table:table-cell office:value-type="float" office:value="39.918" calcext:value-type="float">
            <text:p>39.918</text:p>
          </table:table-cell>
          <table:table-cell office:value-type="float" office:value="85.187" calcext:value-type="float">
            <text:p>85.187</text:p>
          </table:table-cell>
          <table:table-cell office:value-type="float" office:value="113.022" calcext:value-type="float">
            <text:p>113.022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1756.26" calcext:value-type="float">
            <text:p>1756.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.666" calcext:value-type="float">
            <text:p>324.666</text:p>
          </table:table-cell>
          <table:table-cell office:value-type="float" office:value="579.03" calcext:value-type="float">
            <text:p>579.03</text:p>
          </table:table-cell>
          <table:table-cell office:value-type="float" office:value="43.172" calcext:value-type="float">
            <text:p>43.172</text:p>
          </table:table-cell>
          <table:table-cell office:value-type="float" office:value="105.168" calcext:value-type="float">
            <text:p>105.168</text:p>
          </table:table-cell>
          <table:table-cell office:value-type="float" office:value="127.199" calcext:value-type="float">
            <text:p>127.199</text:p>
          </table:table-cell>
          <table:table-cell office:value-type="float" office:value="190.023" calcext:value-type="float">
            <text:p>190.023</text:p>
          </table:table-cell>
          <table:table-cell office:value-type="float" office:value="3644.88" calcext:value-type="float">
            <text:p>3644.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8.541" calcext:value-type="float">
            <text:p>318.541</text:p>
          </table:table-cell>
          <table:table-cell office:value-type="float" office:value="479.699" calcext:value-type="float">
            <text:p>479.699</text:p>
          </table:table-cell>
          <table:table-cell office:value-type="float" office:value="46.529" calcext:value-type="float">
            <text:p>46.529</text:p>
          </table:table-cell>
          <table:table-cell office:value-type="float" office:value="109.705" calcext:value-type="float">
            <text:p>109.705</text:p>
          </table:table-cell>
          <table:table-cell office:value-type="float" office:value="140.582" calcext:value-type="float">
            <text:p>140.582</text:p>
          </table:table-cell>
          <table:table-cell office:value-type="float" office:value="279.023" calcext:value-type="float">
            <text:p>279.023</text:p>
          </table:table-cell>
          <table:table-cell office:value-type="float" office:value="3045.84" calcext:value-type="float">
            <text:p>3045.8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08:22:12.854853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10:20.421350163</meta:creation-date>
    <dc:date>2018-11-28T08:23:36.387364754</dc:date>
    <meta:editing-duration>PT55M33S</meta:editing-duration>
    <meta:editing-cycles>8</meta:editing-cycles>
    <meta:generator>LibreOffice/6.0.6.2$Linux_X86_64 LibreOffice_project/00m0$Build-2</meta:generator>
    <meta:document-statistic meta:table-count="6" meta:cell-count="5229" meta:object-count="0"/>
  </office:meta>
</office:document-meta>
</file>